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Times New Roman" svg:font-family="&quot;Times New Roman&quot;"/>
  </office:font-face-decls>
  <office:automatic-styles>
    <style:style style:name="ce1" style:family="table-cell" style:parent-style-name="Normal_32_2_32_3"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 style:family="table-cell" style:parent-style-name="Normal_32_2_32_3"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3" style:family="table-cell" style:parent-style-name="Normal_32_2_32_3" style:data-style-name="N0">
      <style:table-cell-properties style:vertical-align="automatic" fo:background-color="#FFFFFF"/>
      <style:text-properties fo:font-size="12pt" style:font-size-asian="12pt" style:font-size-complex="12pt"/>
    </style:style>
    <style:style style:name="ce4" style:family="table-cell" style:parent-style-name="Normal_32_2_32_3" style:data-style-name="N0">
      <style:table-cell-properties style:vertical-align="automatic" fo:background-color="#FFFFFF" style:repeat-content="false"/>
      <style:paragraph-properties fo:text-align="end" fo:margin-right="0cm"/>
      <style:text-properties fo:font-size="12pt" style:font-size-asian="12pt" style:font-size-complex="12pt"/>
    </style:style>
    <style:style style:name="ce5" style:family="table-cell" style:parent-style-name="Hyperlink_32_3"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6" style:family="table-cell" style:parent-style-name="Normal_32_2_32_3" style:data-style-name="N0">
      <style:table-cell-properties style:vertical-align="automatic" fo:background-color="#FFFFFF"/>
      <style:text-properties fo:font-size="10pt" style:font-size-asian="10pt" style:font-size-complex="10pt"/>
    </style:style>
    <style:style style:name="ce7" style:family="table-cell" style:parent-style-name="Normal_32_2_32_3"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8" style:family="table-cell" style:parent-style-name="Normal_32_2_32_3" style:data-style-name="N0">
      <style:table-cell-properties style:vertical-align="automatic" fo:background-color="#FFFFFF" style:repeat-content="false"/>
      <style:paragraph-properties fo:text-align="end" fo:margin-right="0cm"/>
      <style:text-properties fo:font-size="10pt" style:font-size-asian="10pt" style:font-size-complex="10pt"/>
    </style:style>
    <style:style style:name="ce9" style:family="table-cell" style:parent-style-name="Default" style:data-style-name="N0">
      <style:table-cell-properties fo:background-color="#FFFFFF"/>
    </style:style>
    <style:style style:name="ce10" style:family="table-cell" style:parent-style-name="Normal_32_2_32_3"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11" style:family="table-cell" style:parent-style-name="Heading_6._32_New_32_topics" style:data-style-name="N36">
      <style:table-cell-properties style:vertical-align="automatic" fo:background-color="#FFFFFF" style:repeat-content="false"/>
      <style:paragraph-properties fo:text-align="start" fo:margin-left="0cm"/>
      <style:text-properties fo:font-size="12pt" style:font-size-asian="12pt" style:font-size-complex="12pt"/>
    </style:style>
    <style:style style:name="ce12" style:family="table-cell" style:parent-style-name="Heading_6._32_New_32_topics" style:data-style-name="N36">
      <style:table-cell-properties style:vertical-align="automatic" fo:background-color="#FFFFFF" style:repeat-content="false"/>
      <style:paragraph-properties fo:text-align="start" fo:margin-left="0cm"/>
      <style:text-properties fo:font-size="8pt" style:font-size-asian="8pt" style:font-size-complex="8pt"/>
    </style:style>
    <style:style style:name="ce13" style:family="table-cell" style:parent-style-name="Heading_6._32_New_32_topics" style:data-style-name="N36">
      <style:table-cell-properties style:vertical-align="automatic" fo:background-color="#FFFFFF" style:repeat-content="false"/>
      <style:paragraph-properties fo:text-align="end" fo:margin-right="0cm"/>
      <style:text-properties fo:font-size="12pt" style:font-size-asian="12pt" style:font-size-complex="12pt"/>
    </style:style>
    <style:style style:name="ce14" style:family="table-cell" style:parent-style-name="Heading_6._32_New_32_topics" style:data-style-name="N36">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Normal_32_2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fo:font-size="10pt" style:font-size-asian="10pt" style:font-size-complex="10pt"/>
    </style:style>
    <style:style style:name="ce16" style:family="table-cell" style:parent-style-name="Normal_32_2_32_3" style:data-style-name="N0">
      <style:table-cell-properties fo:border-top="none" fo:border-bottom="2pt solid #000000" fo:border-left="none" fo:border-right="none" style:vertical-align="automatic" fo:background-color="#FFFFFF"/>
      <style:text-properties fo:font-size="10pt" style:font-size-asian="10pt" style:font-size-complex="10pt"/>
    </style:style>
    <style:style style:name="ce17" style:family="table-cell" style:parent-style-name="Normal_32_2_32_3" style:data-style-name="N0">
      <style:table-cell-properties fo:border-top="none" fo:border-bottom="2pt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8" style:family="table-cell" style:parent-style-name="Normal_32_2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19" style:family="table-cell" style:parent-style-name="Normal_32_2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0" style:family="table-cell" style:parent-style-name="Normal_32_2_32_3" style:data-style-name="N0">
      <style:table-cell-properties fo:border-top="2pt solid #000000" fo:border-bottom="none" fo:border-left="none" fo:border-right="none" style:vertical-align="to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1" style:family="table-cell" style:parent-style-name="Normal_32_2_32_3" style:data-style-name="N0">
      <style:table-cell-properties fo:border-top="2pt solid #000000" fo:border-bottom="none" fo:border-left="none" fo:border-right="none" style:vertical-align="automatic" fo:background-color="#FFFFFF"/>
      <style:text-properties fo:font-size="10pt" style:font-size-asian="10pt" style:font-size-complex="10pt" fo:font-weight="bold" style:font-weight-asian="bold" style:font-weight-complex="bold"/>
    </style:style>
    <style:style style:name="ce22" style:family="table-cell" style:parent-style-name="Normal_32_2_32_3" style:data-style-name="N0">
      <style:table-cell-properties fo:border-top="2pt solid #000000" fo:border-bottom="none" fo:border-left="none" fo:border-right="none" style:vertical-align="automatic" fo:background-color="#FFFFFF" style:repeat-content="false"/>
      <style:paragraph-properties fo:text-align="center"/>
      <style:text-properties fo:font-size="10pt" style:font-size-asian="10pt" style:font-size-complex="10pt" fo:font-weight="bold" style:font-weight-asian="bold" style:font-weight-complex="bold"/>
    </style:style>
    <style:style style:name="ce23" style:family="table-cell" style:parent-style-name="Normal_32_2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4" style:family="table-cell" style:parent-style-name="Normal_32_2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5" style:family="table-cell" style:parent-style-name="Normal_32_2_32_3" style:data-style-name="N0">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Normal_70608_32_updated"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7" style:family="table-cell" style:parent-style-name="Comma_32_2_32_2"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28" style:family="table-cell" style:parent-style-name="Comma_32_2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9" style:family="table-cell" style:parent-style-name="Comma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30" style:family="table-cell" style:parent-style-name="Normal_70608_32_updated"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1" style:family="table-cell" style:parent-style-name="Comma_32_2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32" style:family="table-cell" style:parent-style-name="Normal_70608_32_updated"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3" style:family="table-cell" style:parent-style-name="Comma_32_2_32_2"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34" style:family="table-cell" style:parent-style-name="Comma_32_2_32_2"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35" style:family="table-cell" style:parent-style-name="Normal_70608_32_updated"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6" style:family="table-cell" style:parent-style-name="Normal_70608_32_updated"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text-position="33%" style:font-family-generic="swiss"/>
    </style:style>
    <style:style style:name="ce37" style:family="table-cell" style:parent-style-name="Normal_32_2_32_3" style:data-style-name="N3">
      <style:table-cell-properties style:vertical-align="automatic" fo:background-color="#FFFFFF"/>
      <style:text-properties fo:font-size="10pt" style:font-size-asian="10pt" style:font-size-complex="10pt"/>
    </style:style>
    <style:style style:name="ce38" style:family="table-cell" style:parent-style-name="Normal_70608_32_updated_32_2" style:data-style-name="N1">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9" style:family="table-cell" style:parent-style-name="Normal_70608_32_updated" style:data-style-name="N1">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0" style:family="table-cell" style:parent-style-name="Comma_32_2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41" style:family="table-cell" style:parent-style-name="Comma_32_2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2" style:family="table-cell" style:parent-style-name="Normal_32_2_32_2" style:data-style-name="N3">
      <style:table-cell-properties fo:border="thin solid #FFFFFF" style:vertical-align="automatic" fo:background-color="#FFFFFF"/>
      <style:text-properties fo:font-size="10pt" style:font-size-asian="10pt" style:font-size-complex="10pt"/>
    </style:style>
    <style:style style:name="ce43" style:family="table-cell" style:parent-style-name="Comma_32_2" style:data-style-name="N3">
      <style:table-cell-properties style:vertical-align="automatic" fo:background-color="#FFFFFF" style:repeat-content="false"/>
      <style:paragraph-properties fo:text-align="end" fo:margin-right="0cm"/>
    </style:style>
    <style:style style:name="ce44" style:family="table-cell" style:parent-style-name="Normal_70608_32_updated_32_2"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5" style:family="table-cell" style:parent-style-name="Normal_70608_32_updated_32_2" style:data-style-name="N2">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46" style:family="table-cell" style:parent-style-name="Comma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7" style:family="table-cell" style:parent-style-name="Comma_32_2" style:data-style-name="N37">
      <style:table-cell-properties style:vertical-align="automatic" fo:background-color="#FFFFFF" style:repeat-content="false"/>
      <style:paragraph-properties fo:text-align="end" fo:margin-right="0cm"/>
    </style:style>
    <style:style style:name="ce48" style:family="table-cell" style:parent-style-name="Normal_70608_32_updated_32_2" style:data-style-name="N2">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49" style:family="table-cell" style:parent-style-name="Normal_32_2_32_2" style:data-style-name="N2">
      <style:table-cell-properties style:vertical-align="automatic" fo:background-color="#FFFFFF"/>
    </style:style>
    <style:style style:name="ce50" style:family="table-cell" style:parent-style-name="Normal_32_2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51" style:family="table-cell" style:parent-style-name="Normal_70608_32_updated_32_2" style:data-style-name="N1">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2" style:family="table-cell" style:parent-style-name="Normal_32_2_32_3" style:data-style-name="N0">
      <style:table-cell-properties style:vertical-align="automatic" fo:background-color="#FFFFFF"/>
      <style:text-properties fo:font-size="10pt" style:font-size-asian="10pt" style:font-size-complex="10pt" fo:font-style="italic" style:font-style-asian="italic" style:font-style-complex="italic"/>
    </style:style>
    <style:style style:name="ce53" style:family="table-cell" style:parent-style-name="Normal_32_2_32_2" style:data-style-name="N0">
      <style:table-cell-properties style:vertical-align="automatic" fo:background-color="#FFFFFF"/>
      <style:text-properties fo:font-size="10pt" style:font-size-asian="10pt" style:font-size-complex="10pt"/>
    </style:style>
    <style:style style:name="ce54" style:family="table-cell" style:parent-style-name="Normal_Main" style:data-style-name="N37">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55" style:family="table-cell" style:parent-style-name="Normal_32_2_32_2" style:data-style-name="N0">
      <style:table-cell-properties style:vertical-align="automatic" fo:background-color="#FFFFFF"/>
    </style:style>
    <style:style style:name="ce56" style:family="table-cell" style:parent-style-name="Normal_32_2_32_2" style:data-style-name="N0">
      <style:table-cell-properties style:vertical-align="automatic" fo:background-color="#FFFFFF" style:repeat-content="false"/>
      <style:paragraph-properties fo:text-align="end" fo:margin-right="0cm"/>
    </style:style>
    <style:style style:name="ce57" style:family="table-cell" style:parent-style-name="Normal_32_2_32_2" style:data-style-name="N0">
      <style:table-cell-properties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58" style:family="table-cell" style:parent-style-name="Normal_32_2_32_2" style:data-style-name="N0">
      <style:table-cell-properties style:vertical-align="top"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59" style:family="table-cell" style:parent-style-name="Normal_32_2" style:data-style-name="N0">
      <style:table-cell-properties style:vertical-align="top"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60" style:family="table-cell" style:parent-style-name="Hyperlink_32_2" style:data-style-name="N0">
      <style:table-cell-properties style:vertical-align="automatic" fo:background-color="#FFFFFF" style:repeat-content="false"/>
      <style:paragraph-properties fo:text-align="start" fo:margin-left="0cm"/>
      <style:text-properties fo:color="#000000" fo:font-size="10pt" style:font-size-asian="10pt" style:font-size-complex="10pt" fo:font-style="italic" style:font-style-asian="italic" style:font-style-complex="italic" style:text-underline-style="none" style:text-underline-type="none"/>
    </style:style>
    <style:style style:name="ce61" style:family="table-cell" style:parent-style-name="Hyperlink_32_2"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62" style:family="table-cell" style:parent-style-name="Normal_32_2" style:data-style-name="N0">
      <style:table-cell-properties style:vertical-align="automatic" fo:background-color="#FFFFFF"/>
      <style:text-properties fo:font-size="10pt" style:font-size-asian="10pt" style:font-size-complex="10pt" fo:font-style="italic" style:font-style-asian="italic" style:font-style-complex="italic"/>
    </style:style>
    <style:style style:name="ce63" style:family="table-cell" style:parent-style-name="Hyperlink_32_2" style:data-style-name="N0">
      <style:table-cell-properties style:vertical-align="automatic" fo:background-color="#FFFFFF" style:repeat-content="false"/>
      <style:paragraph-properties fo:text-align="start" fo:margin-left="0cm"/>
      <style:text-properties fo:color="#0000FF" fo:font-size="10pt" style:font-size-asian="10pt" style:font-size-complex="10pt" style:text-underline-style="solid" style:text-underline-type="single"/>
    </style:style>
    <style:style style:name="ce64" style:family="table-cell" style:parent-style-name="Normal_32_2_32_2" style:data-style-name="N0">
      <style:table-cell-properties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65" style:family="table-cell" style:parent-style-name="Normal_32_2_32_2"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66" style:family="table-cell" style:parent-style-name="Normal_32_2"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67" style:family="table-cell" style:parent-style-name="Normal_Main_32_2" style:data-style-name="N37">
      <style:table-cell-properties style:vertical-align="automatic" fo:background-color="#FFFFFF"/>
      <style:text-properties style:font-name="Arial" style:font-name-asian="Arial" style:font-name-complex="Arial" fo:font-size="12pt" style:font-size-asian="12pt" style:font-size-complex="12pt" style:font-family-generic="swiss"/>
    </style:style>
    <style:style style:name="ce68" style:family="table-cell" style:parent-style-name="Normal_Main_32_2" style:data-style-name="N37">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9" style:family="table-cell" style:parent-style-name="Normal_32_2_32_3"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weight="bold" style:font-weight-asian="bold" style:font-weight-complex="bold"/>
    </style:style>
    <style:style style:name="ce70" style:family="table-cell" style:parent-style-name="Normal_32_2_32_3"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FF" style:text-line-through-style="none" style:font-name="Arial" style:font-name-asian="Arial" style:font-name-complex="Arial" fo:font-size="10pt" style:font-size-asian="10pt" style:font-size-complex="10pt" fo:font-style="italic" style:font-style-asian="italic" style:font-style-complex="italic"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64583333333333cm"/>
    </style:style>
    <style:style style:name="co2" style:family="table-column">
      <style:table-column-properties fo:break-before="auto" style:column-width="0.687916666666667cm"/>
    </style:style>
    <style:style style:name="co3" style:family="table-column">
      <style:table-column-properties fo:break-before="auto" style:column-width="2.24895833333333cm"/>
    </style:style>
    <style:style style:name="co4" style:family="table-column">
      <style:table-column-properties fo:break-before="auto" style:column-width="0.370416666666667cm"/>
    </style:style>
    <style:style style:name="co5" style:family="table-column">
      <style:table-column-properties fo:break-before="auto" style:column-width="1.95791666666667cm"/>
    </style:style>
    <style:style style:name="co6"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8.75pt" style:use-optimal-row-height="false" fo:break-before="auto"/>
    </style:style>
    <style:style style:name="ro10" style:family="table-row">
      <style:table-row-properties style:row-height="12.75pt" style:use-optimal-row-height="false" fo:break-before="auto"/>
    </style:style>
    <style:style style:name="ro11"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DL0203" table:style-name="ta1">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7"/>
        <table:table-column table:style-name="co4" table:default-cell-style-name="ce7"/>
        <table:table-column table:style-name="co3" table:default-cell-style-name="ce6"/>
        <table:table-column table:style-name="co5" table:default-cell-style-name="ce8"/>
        <table:table-column table:style-name="co1" table:default-cell-style-name="ce6"/>
        <table:table-column table:style-name="co3" table:default-cell-style-name="ce6"/>
        <table:table-column table:style-name="co3" table:default-cell-style-name="ce7"/>
        <table:table-column table:style-name="co4" table:default-cell-style-name="ce7"/>
        <table:table-column table:style-name="co3" table:default-cell-style-name="ce7"/>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default-cell-style-name="ce6"/>
        <table:table-column table:style-name="co4" table:default-cell-style-name="ce6"/>
        <table:table-column table:style-name="co3" table:default-cell-style-name="ce6"/>
        <table:table-column table:style-name="co5" table:default-cell-style-name="ce6"/>
        <table:table-column table:style-name="co1" table:default-cell-style-name="ce6"/>
        <table:table-column table:style-name="co3" table:number-columns-repeated="2" table:default-cell-style-name="ce6"/>
        <table:table-column table:style-name="co4" table:default-cell-style-name="ce6"/>
        <table:table-column table:style-name="co3" table:default-cell-style-name="ce6"/>
        <table:table-column table:style-name="co6" table:number-columns-repeated="237" table:default-cell-style-name="ce6"/>
        <table:table-row table:style-name="ro1">
          <table:table-cell office:value-type="string" table:style-name="ce1">
            <text:p>Department for Transport statistics</text:p>
          </table:table-cell>
          <table:table-cell table:style-name="ce1"/>
          <table:table-cell table:style-name="ce2"/>
          <table:table-cell table:number-columns-repeated="7" table:style-name="ce3"/>
          <table:table-cell table:number-columns-repeated="2" table:style-name="ce2"/>
          <table:table-cell table:style-name="ce3"/>
          <table:table-cell table:style-name="ce4"/>
          <table:table-cell table:number-columns-repeated="2" table:style-name="ce3"/>
          <table:table-cell table:number-columns-repeated="3" table:style-name="ce2"/>
          <table:table-cell table:number-columns-repeated="16365" table:style-name="ce3"/>
        </table:table-row>
        <table:table-row table:style-name="ro2">
          <table:table-cell office:value-type="string" table:style-name="ce5">
            <text:p><text:a xlink:href="https://www.gov.uk/government/collections/road-network-size-and-condition">Road lengths statistics</text:a></text:p>
          </table:table-cell>
          <table:table-cell table:number-columns-repeated="2" table:style-name="ce5"/>
          <table:table-cell table:number-columns-repeated="7" table:style-name="ce6"/>
          <table:table-cell table:number-columns-repeated="2" table:style-name="ce7"/>
          <table:table-cell table:style-name="ce6"/>
          <table:table-cell table:style-name="ce8"/>
          <table:table-cell table:number-columns-repeated="2" table:style-name="ce6"/>
          <table:table-cell table:number-columns-repeated="3" table:style-name="ce7"/>
          <table:table-cell table:number-columns-repeated="16365" table:style-name="ce9"/>
        </table:table-row>
        <table:table-row table:style-name="ro3">
          <table:table-cell office:value-type="string" table:style-name="ce10">
            <text:p>Table RDL0203</text:p>
          </table:table-cell>
          <table:table-cell table:style-name="ce10"/>
          <table:table-cell table:number-columns-repeated="8" table:style-name="ce3"/>
          <table:table-cell table:number-columns-repeated="2" table:style-name="ce2"/>
          <table:table-cell table:style-name="ce3"/>
          <table:table-cell table:style-name="ce4"/>
          <table:table-cell table:number-columns-repeated="2" table:style-name="ce3"/>
          <table:table-cell table:number-columns-repeated="3" table:style-name="ce2"/>
          <table:table-cell table:number-columns-repeated="16365" table:style-name="ce3"/>
        </table:table-row>
        <table:table-row table:style-name="ro1">
          <table:table-cell office:value-type="string" table:style-name="ce10">
            <text:p>Road lengths (kilometres) by road type in Great Britain, 1914 - 2017</text:p>
          </table:table-cell>
          <table:table-cell table:style-name="ce10"/>
          <table:table-cell table:style-name="ce11"/>
          <table:table-cell table:style-name="ce12"/>
          <table:table-cell table:style-name="ce11"/>
          <table:table-cell table:number-columns-repeated="5" table:style-name="ce3"/>
          <table:table-cell table:number-columns-repeated="2" table:style-name="ce2"/>
          <table:table-cell table:style-name="ce11"/>
          <table:table-cell table:style-name="ce13"/>
          <table:table-cell table:number-columns-repeated="2" table:style-name="ce11"/>
          <table:table-cell table:style-name="ce14"/>
          <table:table-cell table:style-name="ce2"/>
          <table:table-cell table:style-name="ce14"/>
          <table:table-cell table:number-columns-repeated="16365" table:style-name="ce3"/>
        </table:table-row>
        <table:table-row table:style-name="ro4">
          <table:table-cell table:number-columns-repeated="2" table:style-name="ce15"/>
          <table:table-cell table:number-columns-repeated="3" table:style-name="ce16"/>
          <table:table-cell table:style-name="ce6"/>
          <table:table-cell table:number-columns-repeated="4" table:style-name="ce16"/>
          <table:table-cell table:number-columns-repeated="2" table:style-name="ce17"/>
          <table:table-cell table:style-name="ce16"/>
          <table:table-cell table:style-name="ce18"/>
          <table:table-cell table:number-columns-repeated="2" table:style-name="ce16"/>
          <table:table-cell table:number-columns-repeated="2" table:style-name="ce17"/>
          <table:table-cell office:value-type="string" table:style-name="ce19">
            <text:p>Kilometres</text:p>
          </table:table-cell>
          <table:table-cell table:number-columns-repeated="16365" table:style-name="ce9"/>
        </table:table-row>
        <table:table-row table:style-name="ro5">
          <table:table-cell table:number-columns-repeated="2" table:style-name="ce20"/>
          <table:table-cell office:value-type="string" table:number-columns-spanned="3" table:number-rows-spanned="1" table:style-name="ce69">
            <text:p>Motorways</text:p>
          </table:table-cell>
          <table:covered-table-cell table:number-columns-repeated="2"/>
          <table:table-cell table:style-name="ce21"/>
          <table:table-cell office:value-type="string" table:number-columns-spanned="3" table:number-rows-spanned="1" table:style-name="ce69">
            <text:p>'A' roads</text:p>
          </table:table-cell>
          <table:covered-table-cell table:number-columns-repeated="2"/>
          <table:table-cell table:style-name="ce22"/>
          <table:table-cell table:number-columns-repeated="2" table:style-name="ce21"/>
          <table:table-cell office:value-type="string" table:number-columns-spanned="5" table:number-rows-spanned="1" table:style-name="ce70">
            <text:p>Minor roads</text:p>
          </table:table-cell>
          <table:covered-table-cell table:number-columns-repeated="4"/>
          <table:table-cell table:number-columns-repeated="2" table:style-name="ce21"/>
          <table:table-cell table:number-columns-repeated="16365" table:style-name="ce9"/>
        </table:table-row>
        <table:table-row table:style-name="ro6">
          <table:table-cell office:value-type="string" table:style-name="ce23">
            <text:p>Year</text:p>
          </table:table-cell>
          <table:table-cell table:style-name="ce23"/>
          <table:table-cell office:value-type="string" table:style-name="ce24">
            <text:p>Trunk</text:p>
          </table:table-cell>
          <table:table-cell office:value-type="string" table:style-name="ce24">
            <text:p>Principal</text:p>
          </table:table-cell>
          <table:table-cell office:value-type="string" table:style-name="ce24">
            <text:p>Total</text:p>
          </table:table-cell>
          <table:table-cell table:style-name="ce24"/>
          <table:table-cell office:value-type="string" table:style-name="ce19">
            <text:p>Trunk</text:p>
          </table:table-cell>
          <table:table-cell office:value-type="string" table:style-name="ce19">
            <text:p>Principal</text:p>
          </table:table-cell>
          <table:table-cell office:value-type="string" table:style-name="ce19">
            <text:p>Total</text:p>
          </table:table-cell>
          <table:table-cell table:style-name="ce19"/>
          <table:table-cell office:value-type="string" table:style-name="ce24">
            <text:p>All major roads</text:p>
          </table:table-cell>
          <table:table-cell table:style-name="ce24"/>
          <table:table-cell office:value-type="string" table:style-name="ce25">
            <text:p>'B' road</text:p>
          </table:table-cell>
          <table:table-cell office:value-type="string" table:style-name="ce25">
            <text:p>C' road</text:p>
          </table:table-cell>
          <table:table-cell office:value-type="string" table:style-name="ce25">
            <text:p>U' road</text:p>
          </table:table-cell>
          <table:table-cell office:value-type="string" table:style-name="ce25">
            <text:p>'C' and 'U' roads</text:p>
          </table:table-cell>
          <table:table-cell office:value-type="string" table:style-name="ce25">
            <text:p>All minor roads</text:p>
          </table:table-cell>
          <table:table-cell table:style-name="ce24"/>
          <table:table-cell office:value-type="string" table:style-name="ce24">
            <text:p>All roads</text:p>
          </table:table-cell>
          <table:table-cell table:number-columns-repeated="16365" table:style-name="ce9"/>
        </table:table-row>
        <table:table-row table:style-name="ro7">
          <table:table-cell office:value-type="float" office:value="1914" table:style-name="ce26">
            <text:p>1914</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office:value-type="string" table:style-name="ce27">
            <text:p>:</text:p>
          </table:table-cell>
          <table:table-cell office:value-type="string" table:style-name="ce27">
            <text:p>:</text:p>
          </table:table-cell>
          <table:table-cell table:style-name="ce27"/>
          <table:table-cell office:value-type="string" table:style-name="ce28">
            <text:p>:</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p>
          </table:table-cell>
          <table:table-cell office:value-type="string" table:style-name="ce28">
            <text:p>:</text:p>
          </table:table-cell>
          <table:table-cell table:style-name="ce27"/>
          <table:table-cell office:value-type="float" office:value="284843" table:style-name="ce28">
            <text:p>284,843</text:p>
          </table:table-cell>
          <table:table-cell table:number-columns-repeated="16365" table:style-name="ce9"/>
        </table:table-row>
        <table:table-row table:style-name="ro8">
          <table:table-cell office:value-type="float" office:value="1923" table:style-name="ce26">
            <text:p>1923</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office:value-type="float" office:value="37383" table:style-name="ce27">
            <text:p>37,383</text:p>
          </table:table-cell>
          <table:table-cell office:value-type="float" office:value="37383" table:style-name="ce27">
            <text:p>37,383</text:p>
          </table:table-cell>
          <table:table-cell table:style-name="ce27"/>
          <table:table-cell office:value-type="float" office:value="37383" table:style-name="ce28">
            <text:p>37,383</text:p>
          </table:table-cell>
          <table:table-cell table:style-name="ce27"/>
          <table:table-cell office:value-type="float" office:value="23720" table:style-name="ce27">
            <text:p>23,720</text:p>
          </table:table-cell>
          <table:table-cell office:value-type="string" table:style-name="ce27">
            <text:p>.<text:s/></text:p>
          </table:table-cell>
          <table:table-cell office:value-type="float" office:value="224265" table:style-name="ce27">
            <text:p>224,265</text:p>
          </table:table-cell>
          <table:table-cell office:value-type="string" table:style-name="ce27">
            <text:p>:</text:p>
          </table:table-cell>
          <table:table-cell office:value-type="float" office:value="247985" table:style-name="ce28">
            <text:p>247,985</text:p>
          </table:table-cell>
          <table:table-cell table:style-name="ce27"/>
          <table:table-cell office:value-type="float" office:value="285369" table:style-name="ce28">
            <text:p>285,369</text:p>
          </table:table-cell>
          <table:table-cell table:number-columns-repeated="16365" table:style-name="ce9"/>
        </table:table-row>
        <table:table-row table:style-name="ro8">
          <table:table-cell office:value-type="float" office:value="1928" table:style-name="ce26">
            <text:p>1928</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office:value-type="float" office:value="40457" table:style-name="ce27">
            <text:p>40,457</text:p>
          </table:table-cell>
          <table:table-cell office:value-type="float" office:value="40457" table:style-name="ce27">
            <text:p>40,457</text:p>
          </table:table-cell>
          <table:table-cell table:style-name="ce27"/>
          <table:table-cell office:value-type="float" office:value="40457" table:style-name="ce28">
            <text:p>40,457</text:p>
          </table:table-cell>
          <table:table-cell table:style-name="ce27"/>
          <table:table-cell office:value-type="float" office:value="25244" table:style-name="ce27">
            <text:p>25,244</text:p>
          </table:table-cell>
          <table:table-cell office:value-type="string" table:style-name="ce27">
            <text:p>.<text:s/></text:p>
          </table:table-cell>
          <table:table-cell office:value-type="float" office:value="221996" table:style-name="ce27">
            <text:p>221,996</text:p>
          </table:table-cell>
          <table:table-cell office:value-type="string" table:style-name="ce27">
            <text:p>:</text:p>
          </table:table-cell>
          <table:table-cell office:value-type="float" office:value="247240" table:style-name="ce28">
            <text:p>247,240</text:p>
          </table:table-cell>
          <table:table-cell table:style-name="ce27"/>
          <table:table-cell office:value-type="float" office:value="287697" table:style-name="ce28">
            <text:p>287,697</text:p>
          </table:table-cell>
          <table:table-cell table:number-columns-repeated="16365" table:style-name="ce9"/>
        </table:table-row>
        <table:table-row table:style-name="ro8">
          <table:table-cell office:value-type="float" office:value="1933" table:style-name="ce26">
            <text:p>1933</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9">
            <text:p>.<text:s/></text:p>
          </table:table-cell>
          <table:table-cell office:value-type="float" office:value="42784" table:style-name="ce29">
            <text:p>42,784</text:p>
          </table:table-cell>
          <table:table-cell office:value-type="float" office:value="42784" table:style-name="ce29">
            <text:p>42,784</text:p>
          </table:table-cell>
          <table:table-cell table:style-name="ce27"/>
          <table:table-cell office:value-type="float" office:value="42784" table:style-name="ce28">
            <text:p>42,784</text:p>
          </table:table-cell>
          <table:table-cell table:style-name="ce27"/>
          <table:table-cell office:value-type="float" office:value="26786" table:style-name="ce27">
            <text:p>26,786</text:p>
          </table:table-cell>
          <table:table-cell office:value-type="string" table:style-name="ce27">
            <text:p>.<text:s/></text:p>
          </table:table-cell>
          <table:table-cell office:value-type="float" office:value="215842" table:style-name="ce27">
            <text:p>215,842</text:p>
          </table:table-cell>
          <table:table-cell office:value-type="string" table:style-name="ce27">
            <text:p>:</text:p>
          </table:table-cell>
          <table:table-cell office:value-type="float" office:value="242628" table:style-name="ce28">
            <text:p>242,628</text:p>
          </table:table-cell>
          <table:table-cell table:style-name="ce27"/>
          <table:table-cell office:value-type="float" office:value="285412" table:style-name="ce28">
            <text:p>285,412</text:p>
          </table:table-cell>
          <table:table-cell table:number-columns-repeated="16365" table:style-name="ce9"/>
        </table:table-row>
        <table:table-row table:style-name="ro9">
          <table:table-cell office:value-type="float" office:value="1938" table:style-name="ce26">
            <text:p>1938</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4953" table:style-name="ce27">
            <text:p>4,953</text:p>
          </table:table-cell>
          <table:table-cell office:value-type="float" office:value="39276" table:style-name="ce27">
            <text:p>39,276</text:p>
          </table:table-cell>
          <table:table-cell office:value-type="float" office:value="44229" table:style-name="ce27">
            <text:p>44,229</text:p>
          </table:table-cell>
          <table:table-cell table:style-name="ce27"/>
          <table:table-cell office:value-type="float" office:value="44229" table:style-name="ce28">
            <text:p>44,229</text:p>
          </table:table-cell>
          <table:table-cell table:style-name="ce27"/>
          <table:table-cell office:value-type="float" office:value="27418" table:style-name="ce27">
            <text:p>27,418</text:p>
          </table:table-cell>
          <table:table-cell office:value-type="string" table:style-name="ce27">
            <text:p>.<text:s/></text:p>
          </table:table-cell>
          <table:table-cell office:value-type="float" office:value="217799" table:style-name="ce27">
            <text:p>217,799</text:p>
          </table:table-cell>
          <table:table-cell office:value-type="string" table:style-name="ce27">
            <text:p>:</text:p>
          </table:table-cell>
          <table:table-cell office:value-type="float" office:value="245217" table:style-name="ce28">
            <text:p>245,217</text:p>
          </table:table-cell>
          <table:table-cell table:style-name="ce27"/>
          <table:table-cell office:value-type="float" office:value="289446" table:style-name="ce28">
            <text:p>289,446</text:p>
          </table:table-cell>
          <table:table-cell table:number-columns-repeated="16365" table:style-name="ce9"/>
        </table:table-row>
        <table:table-row table:style-name="ro8">
          <table:table-cell office:value-type="float" office:value="1943" table:style-name="ce26">
            <text:p>1943</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7176" table:style-name="ce27">
            <text:p>7,176</text:p>
          </table:table-cell>
          <table:table-cell office:value-type="float" office:value="37305" table:style-name="ce27">
            <text:p>37,305</text:p>
          </table:table-cell>
          <table:table-cell office:value-type="float" office:value="44481" table:style-name="ce27">
            <text:p>44,481</text:p>
          </table:table-cell>
          <table:table-cell table:style-name="ce27"/>
          <table:table-cell office:value-type="float" office:value="44481" table:style-name="ce28">
            <text:p>44,481</text:p>
          </table:table-cell>
          <table:table-cell table:style-name="ce27"/>
          <table:table-cell office:value-type="float" office:value="28532" table:style-name="ce27">
            <text:p>28,532</text:p>
          </table:table-cell>
          <table:table-cell office:value-type="string" table:style-name="ce29">
            <text:p>.<text:s/></text:p>
          </table:table-cell>
          <table:table-cell office:value-type="string" table:style-name="ce29">
            <text:p>:<text:s/></text:p>
          </table:table-cell>
          <table:table-cell office:value-type="string" table:style-name="ce27">
            <text:p>:</text:p>
          </table:table-cell>
          <table:table-cell office:value-type="string" table:style-name="ce28">
            <text:p>:</text:p>
          </table:table-cell>
          <table:table-cell table:style-name="ce27"/>
          <table:table-cell office:value-type="string" table:style-name="ce28">
            <text:p>:<text:s/></text:p>
          </table:table-cell>
          <table:table-cell table:number-columns-repeated="16365" table:style-name="ce9"/>
        </table:table-row>
        <table:table-row table:style-name="ro9">
          <table:table-cell office:value-type="float" office:value="1947" table:style-name="ce26">
            <text:p>1947</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181" table:style-name="ce27">
            <text:p>13,181</text:p>
          </table:table-cell>
          <table:table-cell office:value-type="float" office:value="31410" table:style-name="ce27">
            <text:p>31,410</text:p>
          </table:table-cell>
          <table:table-cell office:value-type="float" office:value="44591" table:style-name="ce27">
            <text:p>44,591</text:p>
          </table:table-cell>
          <table:table-cell table:style-name="ce27"/>
          <table:table-cell office:value-type="float" office:value="44591" table:style-name="ce28">
            <text:p>44,591</text:p>
          </table:table-cell>
          <table:table-cell table:style-name="ce27"/>
          <table:table-cell office:value-type="float" office:value="28498" table:style-name="ce27">
            <text:p>28,498</text:p>
          </table:table-cell>
          <table:table-cell office:value-type="float" office:value="77768" table:style-name="ce27">
            <text:p>77,768</text:p>
          </table:table-cell>
          <table:table-cell office:value-type="float" office:value="143735" table:style-name="ce27">
            <text:p>143,735</text:p>
          </table:table-cell>
          <table:table-cell office:value-type="float" office:value="221503" table:style-name="ce27">
            <text:p>221,503</text:p>
          </table:table-cell>
          <table:table-cell office:value-type="float" office:value="250001" table:style-name="ce28">
            <text:p>250,001</text:p>
          </table:table-cell>
          <table:table-cell table:style-name="ce27"/>
          <table:table-cell office:value-type="float" office:value="294592" table:style-name="ce28">
            <text:p>294,592</text:p>
          </table:table-cell>
          <table:table-cell table:number-columns-repeated="16365" table:style-name="ce9"/>
        </table:table-row>
        <table:table-row table:style-name="ro9">
          <table:table-cell office:value-type="float" office:value="1951" table:style-name="ce26">
            <text:p>1951</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275" table:style-name="ce27">
            <text:p>13,275</text:p>
          </table:table-cell>
          <table:table-cell office:value-type="float" office:value="31435" table:style-name="ce27">
            <text:p>31,435</text:p>
          </table:table-cell>
          <table:table-cell office:value-type="float" office:value="44710" table:style-name="ce27">
            <text:p>44,710</text:p>
          </table:table-cell>
          <table:table-cell table:style-name="ce27"/>
          <table:table-cell office:value-type="float" office:value="44710" table:style-name="ce28">
            <text:p>44,710</text:p>
          </table:table-cell>
          <table:table-cell table:style-name="ce27"/>
          <table:table-cell office:value-type="float" office:value="28481" table:style-name="ce27">
            <text:p>28,481</text:p>
          </table:table-cell>
          <table:table-cell office:value-type="float" office:value="78346" table:style-name="ce27">
            <text:p>78,346</text:p>
          </table:table-cell>
          <table:table-cell office:value-type="float" office:value="145929" table:style-name="ce27">
            <text:p>145,929</text:p>
          </table:table-cell>
          <table:table-cell office:value-type="float" office:value="224275" table:style-name="ce27">
            <text:p>224,275</text:p>
          </table:table-cell>
          <table:table-cell office:value-type="float" office:value="252756" table:style-name="ce28">
            <text:p>252,756</text:p>
          </table:table-cell>
          <table:table-cell table:style-name="ce27"/>
          <table:table-cell office:value-type="float" office:value="297466" table:style-name="ce28">
            <text:p>297,466</text:p>
          </table:table-cell>
          <table:table-cell table:number-columns-repeated="16365" table:style-name="ce9"/>
        </table:table-row>
        <table:table-row table:style-name="ro8">
          <table:table-cell office:value-type="float" office:value="1952" table:style-name="ce26">
            <text:p>1952</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274" table:style-name="ce27">
            <text:p>13,274</text:p>
          </table:table-cell>
          <table:table-cell office:value-type="float" office:value="31484" table:style-name="ce27">
            <text:p>31,484</text:p>
          </table:table-cell>
          <table:table-cell office:value-type="float" office:value="44758" table:style-name="ce27">
            <text:p>44,758</text:p>
          </table:table-cell>
          <table:table-cell table:style-name="ce27"/>
          <table:table-cell office:value-type="float" office:value="44758" table:style-name="ce28">
            <text:p>44,758</text:p>
          </table:table-cell>
          <table:table-cell table:style-name="ce27"/>
          <table:table-cell office:value-type="float" office:value="28471" table:style-name="ce27">
            <text:p>28,471</text:p>
          </table:table-cell>
          <table:table-cell office:value-type="float" office:value="78340" table:style-name="ce27">
            <text:p>78,340</text:p>
          </table:table-cell>
          <table:table-cell office:value-type="float" office:value="147002" table:style-name="ce27">
            <text:p>147,002</text:p>
          </table:table-cell>
          <table:table-cell office:value-type="float" office:value="225342" table:style-name="ce27">
            <text:p>225,342</text:p>
          </table:table-cell>
          <table:table-cell office:value-type="float" office:value="253813" table:style-name="ce28">
            <text:p>253,813</text:p>
          </table:table-cell>
          <table:table-cell table:style-name="ce27"/>
          <table:table-cell office:value-type="float" office:value="298570" table:style-name="ce28">
            <text:p>298,570</text:p>
          </table:table-cell>
          <table:table-cell table:number-columns-repeated="16365" table:style-name="ce9"/>
        </table:table-row>
        <table:table-row table:style-name="ro8">
          <table:table-cell office:value-type="float" office:value="1953" table:style-name="ce26">
            <text:p>1953</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284" table:style-name="ce27">
            <text:p>13,284</text:p>
          </table:table-cell>
          <table:table-cell office:value-type="float" office:value="31464" table:style-name="ce27">
            <text:p>31,464</text:p>
          </table:table-cell>
          <table:table-cell office:value-type="float" office:value="44748" table:style-name="ce27">
            <text:p>44,748</text:p>
          </table:table-cell>
          <table:table-cell table:style-name="ce27"/>
          <table:table-cell office:value-type="float" office:value="44748" table:style-name="ce28">
            <text:p>44,748</text:p>
          </table:table-cell>
          <table:table-cell table:style-name="ce27"/>
          <table:table-cell office:value-type="float" office:value="28485" table:style-name="ce27">
            <text:p>28,485</text:p>
          </table:table-cell>
          <table:table-cell office:value-type="float" office:value="78364" table:style-name="ce27">
            <text:p>78,364</text:p>
          </table:table-cell>
          <table:table-cell office:value-type="float" office:value="148161" table:style-name="ce27">
            <text:p>148,161</text:p>
          </table:table-cell>
          <table:table-cell office:value-type="float" office:value="226525" table:style-name="ce27">
            <text:p>226,525</text:p>
          </table:table-cell>
          <table:table-cell office:value-type="float" office:value="255010" table:style-name="ce28">
            <text:p>255,010</text:p>
          </table:table-cell>
          <table:table-cell table:style-name="ce27"/>
          <table:table-cell office:value-type="float" office:value="299758" table:style-name="ce28">
            <text:p>299,758</text:p>
          </table:table-cell>
          <table:table-cell table:number-columns-repeated="16365" table:style-name="ce9"/>
        </table:table-row>
        <table:table-row table:style-name="ro8">
          <table:table-cell office:value-type="float" office:value="1954" table:style-name="ce26">
            <text:p>1954</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309" table:style-name="ce27">
            <text:p>13,309</text:p>
          </table:table-cell>
          <table:table-cell office:value-type="float" office:value="31519" table:style-name="ce27">
            <text:p>31,519</text:p>
          </table:table-cell>
          <table:table-cell office:value-type="float" office:value="44828" table:style-name="ce27">
            <text:p>44,828</text:p>
          </table:table-cell>
          <table:table-cell table:style-name="ce27"/>
          <table:table-cell office:value-type="float" office:value="44828" table:style-name="ce28">
            <text:p>44,828</text:p>
          </table:table-cell>
          <table:table-cell table:style-name="ce27"/>
          <table:table-cell office:value-type="float" office:value="28469" table:style-name="ce27">
            <text:p>28,469</text:p>
          </table:table-cell>
          <table:table-cell office:value-type="float" office:value="78409" table:style-name="ce27">
            <text:p>78,409</text:p>
          </table:table-cell>
          <table:table-cell office:value-type="float" office:value="149305" table:style-name="ce27">
            <text:p>149,305</text:p>
          </table:table-cell>
          <table:table-cell office:value-type="float" office:value="227714" table:style-name="ce27">
            <text:p>227,714</text:p>
          </table:table-cell>
          <table:table-cell office:value-type="float" office:value="256183" table:style-name="ce28">
            <text:p>256,183</text:p>
          </table:table-cell>
          <table:table-cell table:style-name="ce27"/>
          <table:table-cell office:value-type="float" office:value="301012" table:style-name="ce28">
            <text:p>301,012</text:p>
          </table:table-cell>
          <table:table-cell table:number-columns-repeated="16365" table:style-name="ce9"/>
        </table:table-row>
        <table:table-row table:style-name="ro9">
          <table:table-cell office:value-type="float" office:value="1955" table:style-name="ce26">
            <text:p>1955</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309" table:style-name="ce27">
            <text:p>13,309</text:p>
          </table:table-cell>
          <table:table-cell office:value-type="float" office:value="31553" table:style-name="ce27">
            <text:p>31,553</text:p>
          </table:table-cell>
          <table:table-cell office:value-type="float" office:value="44862" table:style-name="ce27">
            <text:p>44,862</text:p>
          </table:table-cell>
          <table:table-cell table:style-name="ce27"/>
          <table:table-cell office:value-type="float" office:value="44862" table:style-name="ce28">
            <text:p>44,862</text:p>
          </table:table-cell>
          <table:table-cell table:style-name="ce27"/>
          <table:table-cell office:value-type="float" office:value="28479" table:style-name="ce27">
            <text:p>28,479</text:p>
          </table:table-cell>
          <table:table-cell office:value-type="float" office:value="78505" table:style-name="ce27">
            <text:p>78,505</text:p>
          </table:table-cell>
          <table:table-cell office:value-type="float" office:value="150863" table:style-name="ce27">
            <text:p>150,863</text:p>
          </table:table-cell>
          <table:table-cell office:value-type="float" office:value="229368" table:style-name="ce27">
            <text:p>229,368</text:p>
          </table:table-cell>
          <table:table-cell office:value-type="float" office:value="257847" table:style-name="ce28">
            <text:p>257,847</text:p>
          </table:table-cell>
          <table:table-cell table:style-name="ce27"/>
          <table:table-cell office:value-type="float" office:value="302710" table:style-name="ce28">
            <text:p>302,710</text:p>
          </table:table-cell>
          <table:table-cell table:number-columns-repeated="16365" table:style-name="ce9"/>
        </table:table-row>
        <table:table-row table:style-name="ro8">
          <table:table-cell office:value-type="float" office:value="1956" table:style-name="ce26">
            <text:p>1956</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309" table:style-name="ce27">
            <text:p>13,309</text:p>
          </table:table-cell>
          <table:table-cell office:value-type="float" office:value="31656" table:style-name="ce27">
            <text:p>31,656</text:p>
          </table:table-cell>
          <table:table-cell office:value-type="float" office:value="44965" table:style-name="ce27">
            <text:p>44,965</text:p>
          </table:table-cell>
          <table:table-cell table:style-name="ce27"/>
          <table:table-cell office:value-type="float" office:value="44965" table:style-name="ce28">
            <text:p>44,965</text:p>
          </table:table-cell>
          <table:table-cell table:style-name="ce27"/>
          <table:table-cell office:value-type="float" office:value="28398" table:style-name="ce27">
            <text:p>28,398</text:p>
          </table:table-cell>
          <table:table-cell office:value-type="float" office:value="78565" table:style-name="ce27">
            <text:p>78,565</text:p>
          </table:table-cell>
          <table:table-cell office:value-type="float" office:value="152297" table:style-name="ce27">
            <text:p>152,297</text:p>
          </table:table-cell>
          <table:table-cell office:value-type="float" office:value="230862" table:style-name="ce27">
            <text:p>230,862</text:p>
          </table:table-cell>
          <table:table-cell office:value-type="float" office:value="259260" table:style-name="ce28">
            <text:p>259,260</text:p>
          </table:table-cell>
          <table:table-cell table:style-name="ce27"/>
          <table:table-cell office:value-type="float" office:value="304226" table:style-name="ce28">
            <text:p>304,226</text:p>
          </table:table-cell>
          <table:table-cell table:number-columns-repeated="16365" table:style-name="ce9"/>
        </table:table-row>
        <table:table-row table:style-name="ro8">
          <table:table-cell office:value-type="float" office:value="1957" table:style-name="ce26">
            <text:p>1957</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311" table:style-name="ce27">
            <text:p>13,311</text:p>
          </table:table-cell>
          <table:table-cell office:value-type="float" office:value="31762" table:style-name="ce27">
            <text:p>31,762</text:p>
          </table:table-cell>
          <table:table-cell office:value-type="float" office:value="45073" table:style-name="ce27">
            <text:p>45,073</text:p>
          </table:table-cell>
          <table:table-cell table:style-name="ce27"/>
          <table:table-cell office:value-type="float" office:value="45073" table:style-name="ce28">
            <text:p>45,073</text:p>
          </table:table-cell>
          <table:table-cell table:style-name="ce27"/>
          <table:table-cell office:value-type="float" office:value="28333" table:style-name="ce27">
            <text:p>28,333</text:p>
          </table:table-cell>
          <table:table-cell office:value-type="float" office:value="78615" table:style-name="ce27">
            <text:p>78,615</text:p>
          </table:table-cell>
          <table:table-cell office:value-type="float" office:value="153998" table:style-name="ce27">
            <text:p>153,998</text:p>
          </table:table-cell>
          <table:table-cell office:value-type="float" office:value="232613" table:style-name="ce27">
            <text:p>232,613</text:p>
          </table:table-cell>
          <table:table-cell office:value-type="float" office:value="260946" table:style-name="ce28">
            <text:p>260,946</text:p>
          </table:table-cell>
          <table:table-cell table:style-name="ce27"/>
          <table:table-cell office:value-type="float" office:value="306018" table:style-name="ce28">
            <text:p>306,018</text:p>
          </table:table-cell>
          <table:table-cell table:number-columns-repeated="16365" table:style-name="ce9"/>
        </table:table-row>
        <table:table-row table:style-name="ro8">
          <table:table-cell office:value-type="float" office:value="1958" table:style-name="ce26">
            <text:p>1958</text:p>
          </table:table-cell>
          <table:table-cell table:style-name="ce26"/>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float" office:value="13372" table:style-name="ce27">
            <text:p>13,372</text:p>
          </table:table-cell>
          <table:table-cell office:value-type="float" office:value="31714" table:style-name="ce27">
            <text:p>31,714</text:p>
          </table:table-cell>
          <table:table-cell office:value-type="float" office:value="45086" table:style-name="ce27">
            <text:p>45,086</text:p>
          </table:table-cell>
          <table:table-cell table:style-name="ce27"/>
          <table:table-cell office:value-type="float" office:value="45086" table:style-name="ce28">
            <text:p>45,086</text:p>
          </table:table-cell>
          <table:table-cell table:style-name="ce27"/>
          <table:table-cell office:value-type="float" office:value="28329" table:style-name="ce27">
            <text:p>28,329</text:p>
          </table:table-cell>
          <table:table-cell office:value-type="float" office:value="78621" table:style-name="ce27">
            <text:p>78,621</text:p>
          </table:table-cell>
          <table:table-cell office:value-type="float" office:value="155583" table:style-name="ce27">
            <text:p>155,583</text:p>
          </table:table-cell>
          <table:table-cell office:value-type="float" office:value="234204" table:style-name="ce27">
            <text:p>234,204</text:p>
          </table:table-cell>
          <table:table-cell office:value-type="float" office:value="262533" table:style-name="ce28">
            <text:p>262,533</text:p>
          </table:table-cell>
          <table:table-cell table:style-name="ce27"/>
          <table:table-cell office:value-type="float" office:value="307620" table:style-name="ce28">
            <text:p>307,620</text:p>
          </table:table-cell>
          <table:table-cell table:number-columns-repeated="16365" table:style-name="ce9"/>
        </table:table-row>
        <table:table-row table:style-name="ro8">
          <table:table-cell office:value-type="float" office:value="1959" table:style-name="ce26">
            <text:p>1959</text:p>
          </table:table-cell>
          <table:table-cell table:style-name="ce26"/>
          <table:table-cell office:value-type="float" office:value="13" table:style-name="ce27">
            <text:p>13</text:p>
          </table:table-cell>
          <table:table-cell office:value-type="string" table:style-name="ce27">
            <text:p>.<text:s/></text:p>
          </table:table-cell>
          <table:table-cell office:value-type="float" office:value="13" table:style-name="ce27">
            <text:p>13</text:p>
          </table:table-cell>
          <table:table-cell table:style-name="ce27"/>
          <table:table-cell office:value-type="float" office:value="13388" table:style-name="ce27">
            <text:p>13,388</text:p>
          </table:table-cell>
          <table:table-cell office:value-type="float" office:value="31744" table:style-name="ce27">
            <text:p>31,744</text:p>
          </table:table-cell>
          <table:table-cell office:value-type="float" office:value="45132" table:style-name="ce27">
            <text:p>45,132</text:p>
          </table:table-cell>
          <table:table-cell table:style-name="ce27"/>
          <table:table-cell office:value-type="float" office:value="45145" table:style-name="ce28">
            <text:p>45,145</text:p>
          </table:table-cell>
          <table:table-cell table:style-name="ce27"/>
          <table:table-cell office:value-type="float" office:value="28329" table:style-name="ce27">
            <text:p>28,329</text:p>
          </table:table-cell>
          <table:table-cell office:value-type="float" office:value="78653" table:style-name="ce27">
            <text:p>78,653</text:p>
          </table:table-cell>
          <table:table-cell office:value-type="float" office:value="158573" table:style-name="ce27">
            <text:p>158,573</text:p>
          </table:table-cell>
          <table:table-cell office:value-type="float" office:value="237226" table:style-name="ce27">
            <text:p>237,226</text:p>
          </table:table-cell>
          <table:table-cell office:value-type="float" office:value="265555" table:style-name="ce28">
            <text:p>265,555</text:p>
          </table:table-cell>
          <table:table-cell table:style-name="ce27"/>
          <table:table-cell office:value-type="float" office:value="310700" table:style-name="ce28">
            <text:p>310,700</text:p>
          </table:table-cell>
          <table:table-cell table:number-columns-repeated="16365" table:style-name="ce9"/>
        </table:table-row>
        <table:table-row table:style-name="ro9">
          <table:table-cell office:value-type="float" office:value="1960" table:style-name="ce26">
            <text:p>1960</text:p>
          </table:table-cell>
          <table:table-cell table:style-name="ce26"/>
          <table:table-cell office:value-type="float" office:value="153" table:style-name="ce27">
            <text:p>153</text:p>
          </table:table-cell>
          <table:table-cell office:value-type="string" table:style-name="ce27">
            <text:p>.<text:s/></text:p>
          </table:table-cell>
          <table:table-cell office:value-type="float" office:value="153" table:style-name="ce27">
            <text:p>153</text:p>
          </table:table-cell>
          <table:table-cell table:style-name="ce27"/>
          <table:table-cell office:value-type="float" office:value="13427" table:style-name="ce27">
            <text:p>13,427</text:p>
          </table:table-cell>
          <table:table-cell office:value-type="float" office:value="31765" table:style-name="ce27">
            <text:p>31,765</text:p>
          </table:table-cell>
          <table:table-cell office:value-type="float" office:value="45192" table:style-name="ce27">
            <text:p>45,192</text:p>
          </table:table-cell>
          <table:table-cell table:style-name="ce27"/>
          <table:table-cell office:value-type="float" office:value="45345" table:style-name="ce28">
            <text:p>45,345</text:p>
          </table:table-cell>
          <table:table-cell table:style-name="ce27"/>
          <table:table-cell office:value-type="float" office:value="28334" table:style-name="ce27">
            <text:p>28,334</text:p>
          </table:table-cell>
          <table:table-cell office:value-type="float" office:value="78718" table:style-name="ce27">
            <text:p>78,718</text:p>
          </table:table-cell>
          <table:table-cell office:value-type="float" office:value="160106" table:style-name="ce27">
            <text:p>160,106</text:p>
          </table:table-cell>
          <table:table-cell office:value-type="float" office:value="238824" table:style-name="ce27">
            <text:p>238,824</text:p>
          </table:table-cell>
          <table:table-cell office:value-type="float" office:value="267158" table:style-name="ce28">
            <text:p>267,158</text:p>
          </table:table-cell>
          <table:table-cell table:style-name="ce27"/>
          <table:table-cell office:value-type="float" office:value="312502" table:style-name="ce28">
            <text:p>312,502</text:p>
          </table:table-cell>
          <table:table-cell table:number-columns-repeated="16365" table:style-name="ce9"/>
        </table:table-row>
        <table:table-row table:style-name="ro8">
          <table:table-cell office:value-type="float" office:value="1961" table:style-name="ce26">
            <text:p>1961</text:p>
          </table:table-cell>
          <table:table-cell table:style-name="ce26"/>
          <table:table-cell office:value-type="float" office:value="209" table:style-name="ce27">
            <text:p>209</text:p>
          </table:table-cell>
          <table:table-cell office:value-type="float" office:value="10" table:style-name="ce27">
            <text:p>10</text:p>
          </table:table-cell>
          <table:table-cell office:value-type="float" office:value="219" table:style-name="ce27">
            <text:p>219</text:p>
          </table:table-cell>
          <table:table-cell table:style-name="ce27"/>
          <table:table-cell office:value-type="float" office:value="13419" table:style-name="ce27">
            <text:p>13,419</text:p>
          </table:table-cell>
          <table:table-cell office:value-type="float" office:value="31770" table:style-name="ce27">
            <text:p>31,770</text:p>
          </table:table-cell>
          <table:table-cell office:value-type="float" office:value="45189" table:style-name="ce27">
            <text:p>45,189</text:p>
          </table:table-cell>
          <table:table-cell table:style-name="ce27"/>
          <table:table-cell office:value-type="float" office:value="45408" table:style-name="ce28">
            <text:p>45,408</text:p>
          </table:table-cell>
          <table:table-cell table:style-name="ce27"/>
          <table:table-cell office:value-type="float" office:value="28357" table:style-name="ce27">
            <text:p>28,357</text:p>
          </table:table-cell>
          <table:table-cell office:value-type="float" office:value="78740" table:style-name="ce27">
            <text:p>78,740</text:p>
          </table:table-cell>
          <table:table-cell office:value-type="float" office:value="161667" table:style-name="ce27">
            <text:p>161,667</text:p>
          </table:table-cell>
          <table:table-cell office:value-type="float" office:value="240407" table:style-name="ce27">
            <text:p>240,407</text:p>
          </table:table-cell>
          <table:table-cell office:value-type="float" office:value="268764" table:style-name="ce28">
            <text:p>268,764</text:p>
          </table:table-cell>
          <table:table-cell table:style-name="ce27"/>
          <table:table-cell office:value-type="float" office:value="314171" table:style-name="ce28">
            <text:p>314,171</text:p>
          </table:table-cell>
          <table:table-cell table:number-columns-repeated="16365" table:style-name="ce9"/>
        </table:table-row>
        <table:table-row table:style-name="ro8">
          <table:table-cell office:value-type="float" office:value="1962" table:style-name="ce26">
            <text:p>1962</text:p>
          </table:table-cell>
          <table:table-cell table:style-name="ce26"/>
          <table:table-cell office:value-type="float" office:value="233" table:style-name="ce27">
            <text:p>233</text:p>
          </table:table-cell>
          <table:table-cell office:value-type="float" office:value="10" table:style-name="ce27">
            <text:p>10</text:p>
          </table:table-cell>
          <table:table-cell office:value-type="float" office:value="243" table:style-name="ce27">
            <text:p>243</text:p>
          </table:table-cell>
          <table:table-cell table:style-name="ce27"/>
          <table:table-cell office:value-type="float" office:value="13421" table:style-name="ce27">
            <text:p>13,421</text:p>
          </table:table-cell>
          <table:table-cell office:value-type="float" office:value="31787" table:style-name="ce27">
            <text:p>31,787</text:p>
          </table:table-cell>
          <table:table-cell office:value-type="float" office:value="45208" table:style-name="ce27">
            <text:p>45,208</text:p>
          </table:table-cell>
          <table:table-cell table:style-name="ce27"/>
          <table:table-cell office:value-type="float" office:value="45451" table:style-name="ce28">
            <text:p>45,451</text:p>
          </table:table-cell>
          <table:table-cell table:style-name="ce27"/>
          <table:table-cell office:value-type="float" office:value="28349" table:style-name="ce27">
            <text:p>28,349</text:p>
          </table:table-cell>
          <table:table-cell office:value-type="float" office:value="78785" table:style-name="ce27">
            <text:p>78,785</text:p>
          </table:table-cell>
          <table:table-cell office:value-type="float" office:value="163064" table:style-name="ce27">
            <text:p>163,064</text:p>
          </table:table-cell>
          <table:table-cell office:value-type="float" office:value="241849" table:style-name="ce27">
            <text:p>241,849</text:p>
          </table:table-cell>
          <table:table-cell office:value-type="float" office:value="270198" table:style-name="ce28">
            <text:p>270,198</text:p>
          </table:table-cell>
          <table:table-cell table:style-name="ce27"/>
          <table:table-cell office:value-type="float" office:value="315649" table:style-name="ce28">
            <text:p>315,649</text:p>
          </table:table-cell>
          <table:table-cell table:number-columns-repeated="16365" table:style-name="ce9"/>
        </table:table-row>
        <table:table-row table:style-name="ro8">
          <table:table-cell office:value-type="float" office:value="1963" table:style-name="ce26">
            <text:p>1963</text:p>
          </table:table-cell>
          <table:table-cell table:style-name="ce26"/>
          <table:table-cell office:value-type="float" office:value="312" table:style-name="ce27">
            <text:p>312</text:p>
          </table:table-cell>
          <table:table-cell office:value-type="float" office:value="10" table:style-name="ce27">
            <text:p>10</text:p>
          </table:table-cell>
          <table:table-cell office:value-type="float" office:value="322" table:style-name="ce27">
            <text:p>322</text:p>
          </table:table-cell>
          <table:table-cell table:style-name="ce27"/>
          <table:table-cell office:value-type="float" office:value="13433" table:style-name="ce27">
            <text:p>13,433</text:p>
          </table:table-cell>
          <table:table-cell office:value-type="float" office:value="31850" table:style-name="ce27">
            <text:p>31,850</text:p>
          </table:table-cell>
          <table:table-cell office:value-type="float" office:value="45283" table:style-name="ce27">
            <text:p>45,283</text:p>
          </table:table-cell>
          <table:table-cell table:style-name="ce27"/>
          <table:table-cell office:value-type="float" office:value="45605" table:style-name="ce28">
            <text:p>45,605</text:p>
          </table:table-cell>
          <table:table-cell table:style-name="ce27"/>
          <table:table-cell office:value-type="float" office:value="28337" table:style-name="ce27">
            <text:p>28,337</text:p>
          </table:table-cell>
          <table:table-cell office:value-type="float" office:value="78829" table:style-name="ce27">
            <text:p>78,829</text:p>
          </table:table-cell>
          <table:table-cell office:value-type="float" office:value="166611" table:style-name="ce27">
            <text:p>166,611</text:p>
          </table:table-cell>
          <table:table-cell office:value-type="float" office:value="245440" table:style-name="ce27">
            <text:p>245,440</text:p>
          </table:table-cell>
          <table:table-cell office:value-type="float" office:value="273777" table:style-name="ce28">
            <text:p>273,777</text:p>
          </table:table-cell>
          <table:table-cell table:style-name="ce27"/>
          <table:table-cell office:value-type="float" office:value="319382" table:style-name="ce28">
            <text:p>319,382</text:p>
          </table:table-cell>
          <table:table-cell table:number-columns-repeated="16365" table:style-name="ce9"/>
        </table:table-row>
        <table:table-row table:style-name="ro8">
          <table:table-cell office:value-type="float" office:value="1964" table:style-name="ce26">
            <text:p>1964</text:p>
          </table:table-cell>
          <table:table-cell table:style-name="ce26"/>
          <table:table-cell office:value-type="float" office:value="470" table:style-name="ce27">
            <text:p>470</text:p>
          </table:table-cell>
          <table:table-cell office:value-type="float" office:value="10" table:style-name="ce27">
            <text:p>10</text:p>
          </table:table-cell>
          <table:table-cell office:value-type="float" office:value="480" table:style-name="ce27">
            <text:p>480</text:p>
          </table:table-cell>
          <table:table-cell table:style-name="ce27"/>
          <table:table-cell office:value-type="float" office:value="13415" table:style-name="ce27">
            <text:p>13,415</text:p>
          </table:table-cell>
          <table:table-cell office:value-type="float" office:value="31892" table:style-name="ce27">
            <text:p>31,892</text:p>
          </table:table-cell>
          <table:table-cell office:value-type="float" office:value="45307" table:style-name="ce27">
            <text:p>45,307</text:p>
          </table:table-cell>
          <table:table-cell table:style-name="ce27"/>
          <table:table-cell office:value-type="float" office:value="45787" table:style-name="ce28">
            <text:p>45,787</text:p>
          </table:table-cell>
          <table:table-cell table:style-name="ce27"/>
          <table:table-cell office:value-type="float" office:value="28368" table:style-name="ce29">
            <text:p>28,368</text:p>
          </table:table-cell>
          <table:table-cell office:value-type="float" office:value="78837" table:style-name="ce29">
            <text:p>78,837</text:p>
          </table:table-cell>
          <table:table-cell office:value-type="float" office:value="168463" table:style-name="ce29">
            <text:p>168,463</text:p>
          </table:table-cell>
          <table:table-cell office:value-type="float" office:value="247300" table:style-name="ce27">
            <text:p>247,300</text:p>
          </table:table-cell>
          <table:table-cell office:value-type="float" office:value="275668" table:style-name="ce28">
            <text:p>275,668</text:p>
          </table:table-cell>
          <table:table-cell table:style-name="ce27"/>
          <table:table-cell office:value-type="float" office:value="321455" table:style-name="ce28">
            <text:p>321,455</text:p>
          </table:table-cell>
          <table:table-cell table:number-columns-repeated="16365" table:style-name="ce9"/>
        </table:table-row>
        <table:table-row table:style-name="ro9">
          <table:table-cell office:value-type="float" office:value="1965" table:style-name="ce26">
            <text:p>1965</text:p>
          </table:table-cell>
          <table:table-cell table:style-name="ce26"/>
          <table:table-cell office:value-type="float" office:value="557" table:style-name="ce27">
            <text:p>557</text:p>
          </table:table-cell>
          <table:table-cell office:value-type="float" office:value="10" table:style-name="ce27">
            <text:p>10</text:p>
          </table:table-cell>
          <table:table-cell office:value-type="float" office:value="566" table:style-name="ce27">
            <text:p>566</text:p>
          </table:table-cell>
          <table:table-cell table:style-name="ce27"/>
          <table:table-cell office:value-type="float" office:value="13436" table:style-name="ce27">
            <text:p>13,436</text:p>
          </table:table-cell>
          <table:table-cell office:value-type="float" office:value="31961" table:style-name="ce27">
            <text:p>31,961</text:p>
          </table:table-cell>
          <table:table-cell office:value-type="float" office:value="45397" table:style-name="ce27">
            <text:p>45,397</text:p>
          </table:table-cell>
          <table:table-cell table:style-name="ce27"/>
          <table:table-cell office:value-type="float" office:value="45964" table:style-name="ce28">
            <text:p>45,964</text:p>
          </table:table-cell>
          <table:table-cell table:style-name="ce27"/>
          <table:table-cell office:value-type="float" office:value="28392" table:style-name="ce27">
            <text:p>28,392</text:p>
          </table:table-cell>
          <table:table-cell office:value-type="float" office:value="78855" table:style-name="ce27">
            <text:p>78,855</text:p>
          </table:table-cell>
          <table:table-cell office:value-type="float" office:value="170357" table:style-name="ce27">
            <text:p>170,357</text:p>
          </table:table-cell>
          <table:table-cell office:value-type="float" office:value="249212" table:style-name="ce27">
            <text:p>249,212</text:p>
          </table:table-cell>
          <table:table-cell office:value-type="float" office:value="277604" table:style-name="ce28">
            <text:p>277,604</text:p>
          </table:table-cell>
          <table:table-cell table:style-name="ce27"/>
          <table:table-cell office:value-type="float" office:value="323568" table:style-name="ce28">
            <text:p>323,568</text:p>
          </table:table-cell>
          <table:table-cell table:number-columns-repeated="16365" table:style-name="ce9"/>
        </table:table-row>
        <table:table-row table:style-name="ro8">
          <table:table-cell office:value-type="float" office:value="1966" table:style-name="ce26">
            <text:p>1966</text:p>
          </table:table-cell>
          <table:table-cell table:style-name="ce26"/>
          <table:table-cell office:value-type="float" office:value="616" table:style-name="ce27">
            <text:p>616</text:p>
          </table:table-cell>
          <table:table-cell office:value-type="float" office:value="13" table:style-name="ce27">
            <text:p>13</text:p>
          </table:table-cell>
          <table:table-cell office:value-type="float" office:value="629" table:style-name="ce27">
            <text:p>629</text:p>
          </table:table-cell>
          <table:table-cell table:style-name="ce27"/>
          <table:table-cell office:value-type="float" office:value="13414" table:style-name="ce27">
            <text:p>13,414</text:p>
          </table:table-cell>
          <table:table-cell office:value-type="float" office:value="32040" table:style-name="ce27">
            <text:p>32,040</text:p>
          </table:table-cell>
          <table:table-cell office:value-type="float" office:value="45454" table:style-name="ce27">
            <text:p>45,454</text:p>
          </table:table-cell>
          <table:table-cell table:style-name="ce27"/>
          <table:table-cell office:value-type="float" office:value="46083" table:style-name="ce28">
            <text:p>46,083</text:p>
          </table:table-cell>
          <table:table-cell table:style-name="ce27"/>
          <table:table-cell office:value-type="float" office:value="28376" table:style-name="ce29">
            <text:p>28,376</text:p>
          </table:table-cell>
          <table:table-cell office:value-type="float" office:value="78858" table:style-name="ce29">
            <text:p>78,858</text:p>
          </table:table-cell>
          <table:table-cell office:value-type="float" office:value="171865" table:style-name="ce27">
            <text:p>171,865</text:p>
          </table:table-cell>
          <table:table-cell office:value-type="float" office:value="250723" table:style-name="ce27">
            <text:p>250,723</text:p>
          </table:table-cell>
          <table:table-cell office:value-type="float" office:value="279099" table:style-name="ce28">
            <text:p>279,099</text:p>
          </table:table-cell>
          <table:table-cell table:style-name="ce27"/>
          <table:table-cell office:value-type="float" office:value="325182" table:style-name="ce28">
            <text:p>325,182</text:p>
          </table:table-cell>
          <table:table-cell table:number-columns-repeated="16365" table:style-name="ce9"/>
        </table:table-row>
        <table:table-row table:style-name="ro8">
          <table:table-cell office:value-type="float" office:value="1967" table:style-name="ce26">
            <text:p>1967</text:p>
          </table:table-cell>
          <table:table-cell table:style-name="ce26"/>
          <table:table-cell office:value-type="float" office:value="747" table:style-name="ce27">
            <text:p>747</text:p>
          </table:table-cell>
          <table:table-cell office:value-type="float" office:value="11" table:style-name="ce27">
            <text:p>11</text:p>
          </table:table-cell>
          <table:table-cell office:value-type="float" office:value="761" table:style-name="ce27">
            <text:p>761</text:p>
          </table:table-cell>
          <table:table-cell table:style-name="ce27"/>
          <table:table-cell office:value-type="float" office:value="13412" table:style-name="ce27">
            <text:p>13,412</text:p>
          </table:table-cell>
          <table:table-cell office:value-type="float" office:value="32532" table:style-name="ce27">
            <text:p>32,532</text:p>
          </table:table-cell>
          <table:table-cell office:value-type="float" office:value="45944" table:style-name="ce27">
            <text:p>45,944</text:p>
          </table:table-cell>
          <table:table-cell table:style-name="ce27"/>
          <table:table-cell office:value-type="float" office:value="46702" table:style-name="ce28">
            <text:p>46,702</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p>
          </table:table-cell>
          <table:table-cell office:value-type="float" office:value="279479" table:style-name="ce28">
            <text:p>279,479</text:p>
          </table:table-cell>
          <table:table-cell table:style-name="ce27"/>
          <table:table-cell office:value-type="float" office:value="326180" table:style-name="ce28">
            <text:p>326,180</text:p>
          </table:table-cell>
          <table:table-cell table:number-columns-repeated="16365" table:style-name="ce9"/>
        </table:table-row>
        <table:table-row table:style-name="ro8">
          <table:table-cell office:value-type="float" office:value="1968" table:style-name="ce26">
            <text:p>1968</text:p>
          </table:table-cell>
          <table:table-cell table:style-name="ce26"/>
          <table:table-cell office:value-type="float" office:value="869" table:style-name="ce27">
            <text:p>869</text:p>
          </table:table-cell>
          <table:table-cell office:value-type="float" office:value="11" table:style-name="ce27">
            <text:p>11</text:p>
          </table:table-cell>
          <table:table-cell office:value-type="float" office:value="884" table:style-name="ce27">
            <text:p>884</text:p>
          </table:table-cell>
          <table:table-cell table:style-name="ce27"/>
          <table:table-cell office:value-type="string" table:style-name="ce27">
            <text:p>:</text:p>
          </table:table-cell>
          <table:table-cell office:value-type="string" table:style-name="ce27">
            <text:p>:</text:p>
          </table:table-cell>
          <table:table-cell office:value-type="float" office:value="46006" table:style-name="ce27">
            <text:p>46,006</text:p>
          </table:table-cell>
          <table:table-cell table:style-name="ce27"/>
          <table:table-cell office:value-type="float" office:value="46890" table:style-name="ce28">
            <text:p>46,890</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p>
          </table:table-cell>
          <table:table-cell office:value-type="float" office:value="281288" table:style-name="ce28">
            <text:p>281,288</text:p>
          </table:table-cell>
          <table:table-cell table:style-name="ce27"/>
          <table:table-cell office:value-type="float" office:value="328178" table:style-name="ce28">
            <text:p>328,178</text:p>
          </table:table-cell>
          <table:table-cell table:number-columns-repeated="16365" table:style-name="ce9"/>
        </table:table-row>
        <table:table-row table:style-name="ro8">
          <table:table-cell office:value-type="float" office:value="1969" table:style-name="ce26">
            <text:p>1969</text:p>
          </table:table-cell>
          <table:table-cell table:style-name="ce26"/>
          <table:table-cell office:value-type="float" office:value="946" table:style-name="ce27">
            <text:p>946</text:p>
          </table:table-cell>
          <table:table-cell office:value-type="float" office:value="18" table:style-name="ce27">
            <text:p>18</text:p>
          </table:table-cell>
          <table:table-cell office:value-type="float" office:value="964" table:style-name="ce27">
            <text:p>964</text:p>
          </table:table-cell>
          <table:table-cell table:style-name="ce27"/>
          <table:table-cell office:value-type="float" office:value="13493" table:style-name="ce27">
            <text:p>13,493</text:p>
          </table:table-cell>
          <table:table-cell office:value-type="float" office:value="32515" table:style-name="ce27">
            <text:p>32,515</text:p>
          </table:table-cell>
          <table:table-cell office:value-type="float" office:value="46008" table:style-name="ce27">
            <text:p>46,008</text:p>
          </table:table-cell>
          <table:table-cell table:style-name="ce27"/>
          <table:table-cell office:value-type="float" office:value="46972" table:style-name="ce28">
            <text:p>46,972</text:p>
          </table:table-cell>
          <table:table-cell table:style-name="ce27"/>
          <table:table-cell office:value-type="string" table:style-name="ce27">
            <text:p>:<text:s/></text:p>
          </table:table-cell>
          <table:table-cell office:value-type="string" table:style-name="ce27">
            <text:p>:<text:s/></text:p>
          </table:table-cell>
          <table:table-cell office:value-type="float" office:value="166089" table:style-name="ce27">
            <text:p>166,089</text:p>
          </table:table-cell>
          <table:table-cell office:value-type="string" table:style-name="ce27">
            <text:p>:</text:p>
          </table:table-cell>
          <table:table-cell office:value-type="float" office:value="273343" table:style-name="ce28">
            <text:p>273,343</text:p>
          </table:table-cell>
          <table:table-cell table:style-name="ce27"/>
          <table:table-cell office:value-type="float" office:value="320315" table:style-name="ce28">
            <text:p>320,315</text:p>
          </table:table-cell>
          <table:table-cell table:number-columns-repeated="16365" table:style-name="ce9"/>
        </table:table-row>
        <table:table-row table:style-name="ro9">
          <table:table-cell office:value-type="float" office:value="1970" table:style-name="ce26">
            <text:p>1970</text:p>
          </table:table-cell>
          <table:table-cell table:style-name="ce26"/>
          <table:table-cell office:value-type="float" office:value="1022" table:style-name="ce27">
            <text:p>1,022</text:p>
          </table:table-cell>
          <table:table-cell office:value-type="float" office:value="35" table:style-name="ce27">
            <text:p>35</text:p>
          </table:table-cell>
          <table:table-cell office:value-type="float" office:value="1057" table:style-name="ce27">
            <text:p>1,057</text:p>
          </table:table-cell>
          <table:table-cell table:style-name="ce27"/>
          <table:table-cell office:value-type="float" office:value="13441" table:style-name="ce27">
            <text:p>13,441</text:p>
          </table:table-cell>
          <table:table-cell office:value-type="float" office:value="32549" table:style-name="ce27">
            <text:p>32,549</text:p>
          </table:table-cell>
          <table:table-cell office:value-type="float" office:value="45990" table:style-name="ce27">
            <text:p>45,990</text:p>
          </table:table-cell>
          <table:table-cell table:style-name="ce27"/>
          <table:table-cell office:value-type="float" office:value="47047" table:style-name="ce28">
            <text:p>47,047</text:p>
          </table:table-cell>
          <table:table-cell table:style-name="ce27"/>
          <table:table-cell office:value-type="string" table:style-name="ce29">
            <text:p>:<text:s/></text:p>
          </table:table-cell>
          <table:table-cell office:value-type="string" table:style-name="ce29">
            <text:p>:<text:s/></text:p>
          </table:table-cell>
          <table:table-cell office:value-type="float" office:value="168152" table:style-name="ce27">
            <text:p>168,152</text:p>
          </table:table-cell>
          <table:table-cell office:value-type="string" table:style-name="ce27">
            <text:p>:</text:p>
          </table:table-cell>
          <table:table-cell office:value-type="float" office:value="275437" table:style-name="ce28">
            <text:p>275,437</text:p>
          </table:table-cell>
          <table:table-cell table:style-name="ce27"/>
          <table:table-cell office:value-type="float" office:value="322484" table:style-name="ce28">
            <text:p>322,484</text:p>
          </table:table-cell>
          <table:table-cell table:number-columns-repeated="16365" table:style-name="ce9"/>
        </table:table-row>
        <table:table-row table:style-name="ro8">
          <table:table-cell office:value-type="float" office:value="1971" table:style-name="ce26">
            <text:p>1971</text:p>
          </table:table-cell>
          <table:table-cell table:style-name="ce26"/>
          <table:table-cell office:value-type="float" office:value="1235" table:style-name="ce27">
            <text:p>1,235</text:p>
          </table:table-cell>
          <table:table-cell office:value-type="float" office:value="35" table:style-name="ce27">
            <text:p>35</text:p>
          </table:table-cell>
          <table:table-cell office:value-type="float" office:value="1270" table:style-name="ce27">
            <text:p>1,270</text:p>
          </table:table-cell>
          <table:table-cell table:style-name="ce27"/>
          <table:table-cell office:value-type="float" office:value="13433" table:style-name="ce27">
            <text:p>13,433</text:p>
          </table:table-cell>
          <table:table-cell office:value-type="float" office:value="32702" table:style-name="ce27">
            <text:p>32,702</text:p>
          </table:table-cell>
          <table:table-cell office:value-type="float" office:value="46135" table:style-name="ce27">
            <text:p>46,135</text:p>
          </table:table-cell>
          <table:table-cell table:style-name="ce27"/>
          <table:table-cell office:value-type="float" office:value="47405" table:style-name="ce28">
            <text:p>47,405</text:p>
          </table:table-cell>
          <table:table-cell table:style-name="ce27"/>
          <table:table-cell office:value-type="string" table:style-name="ce27">
            <text:p>:<text:s/></text:p>
          </table:table-cell>
          <table:table-cell office:value-type="string" table:style-name="ce27">
            <text:p>:<text:s/></text:p>
          </table:table-cell>
          <table:table-cell office:value-type="float" office:value="169872" table:style-name="ce27">
            <text:p>169,872</text:p>
          </table:table-cell>
          <table:table-cell office:value-type="string" table:style-name="ce27">
            <text:p>:</text:p>
          </table:table-cell>
          <table:table-cell office:value-type="float" office:value="277260" table:style-name="ce28">
            <text:p>277,260</text:p>
          </table:table-cell>
          <table:table-cell table:style-name="ce27"/>
          <table:table-cell office:value-type="float" office:value="324665" table:style-name="ce28">
            <text:p>324,665</text:p>
          </table:table-cell>
          <table:table-cell table:number-columns-repeated="16365" table:style-name="ce9"/>
        </table:table-row>
        <table:table-row table:style-name="ro8">
          <table:table-cell office:value-type="float" office:value="1972" table:style-name="ce26">
            <text:p>1972</text:p>
          </table:table-cell>
          <table:table-cell table:style-name="ce26"/>
          <table:table-cell office:value-type="float" office:value="1609" table:style-name="ce27">
            <text:p>1,609</text:p>
          </table:table-cell>
          <table:table-cell office:value-type="float" office:value="60" table:style-name="ce27">
            <text:p>60</text:p>
          </table:table-cell>
          <table:table-cell office:value-type="float" office:value="1669" table:style-name="ce27">
            <text:p>1,669</text:p>
          </table:table-cell>
          <table:table-cell table:style-name="ce27"/>
          <table:table-cell office:value-type="float" office:value="13451" table:style-name="ce27">
            <text:p>13,451</text:p>
          </table:table-cell>
          <table:table-cell office:value-type="float" office:value="32765" table:style-name="ce27">
            <text:p>32,765</text:p>
          </table:table-cell>
          <table:table-cell office:value-type="float" office:value="46216" table:style-name="ce27">
            <text:p>46,216</text:p>
          </table:table-cell>
          <table:table-cell table:style-name="ce27"/>
          <table:table-cell office:value-type="float" office:value="47885" table:style-name="ce28">
            <text:p>47,885</text:p>
          </table:table-cell>
          <table:table-cell table:style-name="ce27"/>
          <table:table-cell office:value-type="string" table:style-name="ce27">
            <text:p>:<text:s/></text:p>
          </table:table-cell>
          <table:table-cell office:value-type="string" table:style-name="ce27">
            <text:p>:<text:s/></text:p>
          </table:table-cell>
          <table:table-cell office:value-type="float" office:value="172428" table:style-name="ce27">
            <text:p>172,428</text:p>
          </table:table-cell>
          <table:table-cell office:value-type="string" table:style-name="ce27">
            <text:p>:</text:p>
          </table:table-cell>
          <table:table-cell office:value-type="float" office:value="279832" table:style-name="ce28">
            <text:p>279,832</text:p>
          </table:table-cell>
          <table:table-cell table:style-name="ce27"/>
          <table:table-cell office:value-type="float" office:value="327717" table:style-name="ce28">
            <text:p>327,717</text:p>
          </table:table-cell>
          <table:table-cell table:number-columns-repeated="16365" table:style-name="ce9"/>
        </table:table-row>
        <table:table-row table:style-name="ro8">
          <table:table-cell office:value-type="float" office:value="1973" table:style-name="ce26">
            <text:p>1973</text:p>
          </table:table-cell>
          <table:table-cell table:style-name="ce26"/>
          <table:table-cell office:value-type="float" office:value="1660" table:style-name="ce27">
            <text:p>1,660</text:p>
          </table:table-cell>
          <table:table-cell office:value-type="float" office:value="70" table:style-name="ce27">
            <text:p>70</text:p>
          </table:table-cell>
          <table:table-cell office:value-type="float" office:value="1730" table:style-name="ce27">
            <text:p>1,730</text:p>
          </table:table-cell>
          <table:table-cell table:style-name="ce27"/>
          <table:table-cell office:value-type="float" office:value="13351" table:style-name="ce27">
            <text:p>13,351</text:p>
          </table:table-cell>
          <table:table-cell office:value-type="float" office:value="32789" table:style-name="ce27">
            <text:p>32,789</text:p>
          </table:table-cell>
          <table:table-cell office:value-type="float" office:value="46140" table:style-name="ce27">
            <text:p>46,140</text:p>
          </table:table-cell>
          <table:table-cell table:style-name="ce27"/>
          <table:table-cell office:value-type="float" office:value="47870" table:style-name="ce28">
            <text:p>47,870</text:p>
          </table:table-cell>
          <table:table-cell table:style-name="ce27"/>
          <table:table-cell office:value-type="float" office:value="27409" table:style-name="ce27">
            <text:p>27,409</text:p>
          </table:table-cell>
          <table:table-cell office:value-type="float" office:value="79791" table:style-name="ce27">
            <text:p>79,791</text:p>
          </table:table-cell>
          <table:table-cell office:value-type="float" office:value="172060" table:style-name="ce27">
            <text:p>172,060</text:p>
          </table:table-cell>
          <table:table-cell office:value-type="float" office:value="251851" table:style-name="ce27">
            <text:p>251,851</text:p>
          </table:table-cell>
          <table:table-cell office:value-type="float" office:value="279260" table:style-name="ce28">
            <text:p>279,260</text:p>
          </table:table-cell>
          <table:table-cell table:style-name="ce27"/>
          <table:table-cell office:value-type="float" office:value="327131" table:style-name="ce28">
            <text:p>327,131</text:p>
          </table:table-cell>
          <table:table-cell table:number-columns-repeated="16365" table:style-name="ce9"/>
        </table:table-row>
        <table:table-row table:style-name="ro8">
          <table:table-cell office:value-type="float" office:value="1974" table:style-name="ce26">
            <text:p>1974</text:p>
          </table:table-cell>
          <table:table-cell table:style-name="ce26"/>
          <table:table-cell office:value-type="float" office:value="1776" table:style-name="ce27">
            <text:p>1,776</text:p>
          </table:table-cell>
          <table:table-cell office:value-type="float" office:value="92" table:style-name="ce27">
            <text:p>92</text:p>
          </table:table-cell>
          <table:table-cell office:value-type="float" office:value="1869" table:style-name="ce27">
            <text:p>1,869</text:p>
          </table:table-cell>
          <table:table-cell table:style-name="ce27"/>
          <table:table-cell office:value-type="float" office:value="13343" table:style-name="ce27">
            <text:p>13,343</text:p>
          </table:table-cell>
          <table:table-cell office:value-type="float" office:value="32850" table:style-name="ce27">
            <text:p>32,850</text:p>
          </table:table-cell>
          <table:table-cell office:value-type="float" office:value="46193" table:style-name="ce27">
            <text:p>46,193</text:p>
          </table:table-cell>
          <table:table-cell table:style-name="ce27"/>
          <table:table-cell office:value-type="float" office:value="48061" table:style-name="ce28">
            <text:p>48,061</text:p>
          </table:table-cell>
          <table:table-cell table:style-name="ce27"/>
          <table:table-cell office:value-type="float" office:value="27500" table:style-name="ce27">
            <text:p>27,500</text:p>
          </table:table-cell>
          <table:table-cell office:value-type="float" office:value="80062" table:style-name="ce27">
            <text:p>80,062</text:p>
          </table:table-cell>
          <table:table-cell office:value-type="float" office:value="173443" table:style-name="ce27">
            <text:p>173,443</text:p>
          </table:table-cell>
          <table:table-cell office:value-type="float" office:value="253505" table:style-name="ce27">
            <text:p>253,505</text:p>
          </table:table-cell>
          <table:table-cell office:value-type="float" office:value="281005" table:style-name="ce28">
            <text:p>281,005</text:p>
          </table:table-cell>
          <table:table-cell table:style-name="ce27"/>
          <table:table-cell office:value-type="float" office:value="329066" table:style-name="ce28">
            <text:p>329,066</text:p>
          </table:table-cell>
          <table:table-cell table:number-columns-repeated="16365" table:style-name="ce9"/>
        </table:table-row>
        <table:table-row table:style-name="ro9">
          <table:table-cell office:value-type="float" office:value="1975" table:style-name="ce26">
            <text:p>1975</text:p>
          </table:table-cell>
          <table:table-cell table:style-name="ce26"/>
          <table:table-cell office:value-type="float" office:value="1881" table:style-name="ce27">
            <text:p>1,881</text:p>
          </table:table-cell>
          <table:table-cell office:value-type="float" office:value="94" table:style-name="ce27">
            <text:p>94</text:p>
          </table:table-cell>
          <table:table-cell office:value-type="float" office:value="1975" table:style-name="ce27">
            <text:p>1,975</text:p>
          </table:table-cell>
          <table:table-cell table:style-name="ce27"/>
          <table:table-cell office:value-type="float" office:value="13359" table:style-name="ce27">
            <text:p>13,359</text:p>
          </table:table-cell>
          <table:table-cell office:value-type="float" office:value="32994" table:style-name="ce27">
            <text:p>32,994</text:p>
          </table:table-cell>
          <table:table-cell office:value-type="float" office:value="46353" table:style-name="ce27">
            <text:p>46,353</text:p>
          </table:table-cell>
          <table:table-cell table:style-name="ce27"/>
          <table:table-cell office:value-type="float" office:value="48328" table:style-name="ce28">
            <text:p>48,328</text:p>
          </table:table-cell>
          <table:table-cell table:style-name="ce27"/>
          <table:table-cell office:value-type="float" office:value="27606" table:style-name="ce27">
            <text:p>27,606</text:p>
          </table:table-cell>
          <table:table-cell office:value-type="float" office:value="80156" table:style-name="ce27">
            <text:p>80,156</text:p>
          </table:table-cell>
          <table:table-cell office:value-type="float" office:value="173949" table:style-name="ce27">
            <text:p>173,949</text:p>
          </table:table-cell>
          <table:table-cell office:value-type="float" office:value="254105" table:style-name="ce27">
            <text:p>254,105</text:p>
          </table:table-cell>
          <table:table-cell office:value-type="float" office:value="281711" table:style-name="ce28">
            <text:p>281,711</text:p>
          </table:table-cell>
          <table:table-cell table:style-name="ce27"/>
          <table:table-cell office:value-type="float" office:value="330039" table:style-name="ce28">
            <text:p>330,039</text:p>
          </table:table-cell>
          <table:table-cell table:number-columns-repeated="16365" table:style-name="ce9"/>
        </table:table-row>
        <table:table-row table:style-name="ro8">
          <table:table-cell office:value-type="float" office:value="1976" table:style-name="ce26">
            <text:p>1976</text:p>
          </table:table-cell>
          <table:table-cell table:style-name="ce26"/>
          <table:table-cell office:value-type="float" office:value="2062" table:style-name="ce27">
            <text:p>2,062</text:p>
          </table:table-cell>
          <table:table-cell office:value-type="float" office:value="93" table:style-name="ce27">
            <text:p>93</text:p>
          </table:table-cell>
          <table:table-cell office:value-type="float" office:value="2155" table:style-name="ce27">
            <text:p>2,155</text:p>
          </table:table-cell>
          <table:table-cell table:style-name="ce27"/>
          <table:table-cell office:value-type="float" office:value="13440" table:style-name="ce27">
            <text:p>13,440</text:p>
          </table:table-cell>
          <table:table-cell office:value-type="float" office:value="33132" table:style-name="ce27">
            <text:p>33,132</text:p>
          </table:table-cell>
          <table:table-cell office:value-type="float" office:value="46572" table:style-name="ce27">
            <text:p>46,572</text:p>
          </table:table-cell>
          <table:table-cell table:style-name="ce27"/>
          <table:table-cell office:value-type="float" office:value="48727" table:style-name="ce28">
            <text:p>48,727</text:p>
          </table:table-cell>
          <table:table-cell table:style-name="ce27"/>
          <table:table-cell office:value-type="float" office:value="27812" table:style-name="ce27">
            <text:p>27,812</text:p>
          </table:table-cell>
          <table:table-cell office:value-type="float" office:value="80512" table:style-name="ce27">
            <text:p>80,512</text:p>
          </table:table-cell>
          <table:table-cell office:value-type="float" office:value="175794" table:style-name="ce27">
            <text:p>175,794</text:p>
          </table:table-cell>
          <table:table-cell office:value-type="float" office:value="256306" table:style-name="ce27">
            <text:p>256,306</text:p>
          </table:table-cell>
          <table:table-cell office:value-type="float" office:value="284118" table:style-name="ce28">
            <text:p>284,118</text:p>
          </table:table-cell>
          <table:table-cell table:style-name="ce27"/>
          <table:table-cell office:value-type="float" office:value="332846" table:style-name="ce28">
            <text:p>332,846</text:p>
          </table:table-cell>
          <table:table-cell table:number-columns-repeated="16365" table:style-name="ce9"/>
        </table:table-row>
        <table:table-row table:style-name="ro8">
          <table:table-cell office:value-type="float" office:value="1977" table:style-name="ce26">
            <text:p>1977</text:p>
          </table:table-cell>
          <table:table-cell table:style-name="ce26"/>
          <table:table-cell office:value-type="float" office:value="2131" table:style-name="ce27">
            <text:p>2,131</text:p>
          </table:table-cell>
          <table:table-cell office:value-type="float" office:value="106" table:style-name="ce27">
            <text:p>106</text:p>
          </table:table-cell>
          <table:table-cell office:value-type="float" office:value="2237" table:style-name="ce27">
            <text:p>2,237</text:p>
          </table:table-cell>
          <table:table-cell table:style-name="ce27"/>
          <table:table-cell office:value-type="float" office:value="13092" table:style-name="ce27">
            <text:p>13,092</text:p>
          </table:table-cell>
          <table:table-cell office:value-type="float" office:value="33492" table:style-name="ce27">
            <text:p>33,492</text:p>
          </table:table-cell>
          <table:table-cell office:value-type="float" office:value="46584" table:style-name="ce27">
            <text:p>46,584</text:p>
          </table:table-cell>
          <table:table-cell table:style-name="ce27"/>
          <table:table-cell office:value-type="float" office:value="48821" table:style-name="ce28">
            <text:p>48,821</text:p>
          </table:table-cell>
          <table:table-cell table:style-name="ce27"/>
          <table:table-cell office:value-type="float" office:value="27875" table:style-name="ce27">
            <text:p>27,875</text:p>
          </table:table-cell>
          <table:table-cell office:value-type="float" office:value="80693" table:style-name="ce27">
            <text:p>80,693</text:p>
          </table:table-cell>
          <table:table-cell office:value-type="float" office:value="177874" table:style-name="ce27">
            <text:p>177,874</text:p>
          </table:table-cell>
          <table:table-cell office:value-type="float" office:value="258567" table:style-name="ce27">
            <text:p>258,567</text:p>
          </table:table-cell>
          <table:table-cell office:value-type="float" office:value="286442" table:style-name="ce28">
            <text:p>286,442</text:p>
          </table:table-cell>
          <table:table-cell table:style-name="ce27"/>
          <table:table-cell office:value-type="float" office:value="335263" table:style-name="ce28">
            <text:p>335,263</text:p>
          </table:table-cell>
          <table:table-cell table:number-columns-repeated="16365" table:style-name="ce9"/>
        </table:table-row>
        <table:table-row table:style-name="ro8">
          <table:table-cell office:value-type="float" office:value="1978" table:style-name="ce26">
            <text:p>1978</text:p>
          </table:table-cell>
          <table:table-cell table:style-name="ce26"/>
          <table:table-cell office:value-type="float" office:value="2287" table:style-name="ce27">
            <text:p>2,287</text:p>
          </table:table-cell>
          <table:table-cell office:value-type="float" office:value="107" table:style-name="ce27">
            <text:p>107</text:p>
          </table:table-cell>
          <table:table-cell office:value-type="float" office:value="2394" table:style-name="ce27">
            <text:p>2,394</text:p>
          </table:table-cell>
          <table:table-cell table:style-name="ce27"/>
          <table:table-cell office:value-type="float" office:value="12533" table:style-name="ce27">
            <text:p>12,533</text:p>
          </table:table-cell>
          <table:table-cell office:value-type="float" office:value="34092" table:style-name="ce27">
            <text:p>34,092</text:p>
          </table:table-cell>
          <table:table-cell office:value-type="float" office:value="46625" table:style-name="ce27">
            <text:p>46,625</text:p>
          </table:table-cell>
          <table:table-cell table:style-name="ce27"/>
          <table:table-cell office:value-type="float" office:value="49019" table:style-name="ce28">
            <text:p>49,019</text:p>
          </table:table-cell>
          <table:table-cell table:style-name="ce27"/>
          <table:table-cell office:value-type="float" office:value="27874" table:style-name="ce27">
            <text:p>27,874</text:p>
          </table:table-cell>
          <table:table-cell office:value-type="float" office:value="80545" table:style-name="ce27">
            <text:p>80,545</text:p>
          </table:table-cell>
          <table:table-cell office:value-type="float" office:value="178826" table:style-name="ce27">
            <text:p>178,826</text:p>
          </table:table-cell>
          <table:table-cell office:value-type="float" office:value="259371" table:style-name="ce27">
            <text:p>259,371</text:p>
          </table:table-cell>
          <table:table-cell office:value-type="float" office:value="287245" table:style-name="ce28">
            <text:p>287,245</text:p>
          </table:table-cell>
          <table:table-cell table:style-name="ce27"/>
          <table:table-cell office:value-type="float" office:value="336264" table:style-name="ce28">
            <text:p>336,264</text:p>
          </table:table-cell>
          <table:table-cell table:number-columns-repeated="16365" table:style-name="ce9"/>
        </table:table-row>
        <table:table-row table:style-name="ro8">
          <table:table-cell office:value-type="float" office:value="1979" table:style-name="ce26">
            <text:p>1979</text:p>
          </table:table-cell>
          <table:table-cell table:style-name="ce26"/>
          <table:table-cell office:value-type="float" office:value="2340" table:style-name="ce27">
            <text:p>2,340</text:p>
          </table:table-cell>
          <table:table-cell office:value-type="float" office:value="116" table:style-name="ce27">
            <text:p>116</text:p>
          </table:table-cell>
          <table:table-cell office:value-type="float" office:value="2455" table:style-name="ce27">
            <text:p>2,455</text:p>
          </table:table-cell>
          <table:table-cell table:style-name="ce27"/>
          <table:table-cell office:value-type="float" office:value="12465" table:style-name="ce27">
            <text:p>12,465</text:p>
          </table:table-cell>
          <table:table-cell office:value-type="float" office:value="34314" table:style-name="ce27">
            <text:p>34,314</text:p>
          </table:table-cell>
          <table:table-cell office:value-type="float" office:value="46779" table:style-name="ce27">
            <text:p>46,779</text:p>
          </table:table-cell>
          <table:table-cell table:style-name="ce27"/>
          <table:table-cell office:value-type="float" office:value="49235" table:style-name="ce28">
            <text:p>49,235</text:p>
          </table:table-cell>
          <table:table-cell table:style-name="ce27"/>
          <table:table-cell office:value-type="float" office:value="27866" table:style-name="ce27">
            <text:p>27,866</text:p>
          </table:table-cell>
          <table:table-cell office:value-type="float" office:value="80599" table:style-name="ce27">
            <text:p>80,599</text:p>
          </table:table-cell>
          <table:table-cell office:value-type="float" office:value="180278" table:style-name="ce27">
            <text:p>180,278</text:p>
          </table:table-cell>
          <table:table-cell office:value-type="float" office:value="260877" table:style-name="ce27">
            <text:p>260,877</text:p>
          </table:table-cell>
          <table:table-cell office:value-type="float" office:value="288743" table:style-name="ce28">
            <text:p>288,743</text:p>
          </table:table-cell>
          <table:table-cell table:style-name="ce27"/>
          <table:table-cell office:value-type="float" office:value="337978" table:style-name="ce28">
            <text:p>337,978</text:p>
          </table:table-cell>
          <table:table-cell table:number-columns-repeated="16365" table:style-name="ce9"/>
        </table:table-row>
        <table:table-row table:style-name="ro9">
          <table:table-cell office:value-type="float" office:value="1980" table:style-name="ce26">
            <text:p>1980</text:p>
          </table:table-cell>
          <table:table-cell table:style-name="ce26"/>
          <table:table-cell office:value-type="float" office:value="2445" table:style-name="ce27">
            <text:p>2,445</text:p>
          </table:table-cell>
          <table:table-cell office:value-type="float" office:value="111" table:style-name="ce27">
            <text:p>111</text:p>
          </table:table-cell>
          <table:table-cell office:value-type="float" office:value="2556" table:style-name="ce27">
            <text:p>2,556</text:p>
          </table:table-cell>
          <table:table-cell table:style-name="ce27"/>
          <table:table-cell office:value-type="float" office:value="12504" table:style-name="ce27">
            <text:p>12,504</text:p>
          </table:table-cell>
          <table:table-cell office:value-type="float" office:value="34076" table:style-name="ce27">
            <text:p>34,076</text:p>
          </table:table-cell>
          <table:table-cell office:value-type="float" office:value="46580" table:style-name="ce27">
            <text:p>46,580</text:p>
          </table:table-cell>
          <table:table-cell table:style-name="ce27"/>
          <table:table-cell office:value-type="float" office:value="49136" table:style-name="ce28">
            <text:p>49,136</text:p>
          </table:table-cell>
          <table:table-cell table:style-name="ce27"/>
          <table:table-cell office:value-type="float" office:value="28151" table:style-name="ce27">
            <text:p>28,151</text:p>
          </table:table-cell>
          <table:table-cell office:value-type="float" office:value="80736" table:style-name="ce27">
            <text:p>80,736</text:p>
          </table:table-cell>
          <table:table-cell office:value-type="float" office:value="181610" table:style-name="ce27">
            <text:p>181,610</text:p>
          </table:table-cell>
          <table:table-cell office:value-type="float" office:value="262346" table:style-name="ce27">
            <text:p>262,346</text:p>
          </table:table-cell>
          <table:table-cell office:value-type="float" office:value="290497" table:style-name="ce28">
            <text:p>290,497</text:p>
          </table:table-cell>
          <table:table-cell table:style-name="ce27"/>
          <table:table-cell office:value-type="float" office:value="339633" table:style-name="ce28">
            <text:p>339,633</text:p>
          </table:table-cell>
          <table:table-cell table:number-columns-repeated="16365" table:style-name="ce9"/>
        </table:table-row>
        <table:table-row table:style-name="ro8">
          <table:table-cell office:value-type="float" office:value="1981" table:style-name="ce26">
            <text:p>1981</text:p>
          </table:table-cell>
          <table:table-cell table:style-name="ce26"/>
          <table:table-cell office:value-type="float" office:value="2524" table:style-name="ce27">
            <text:p>2,524</text:p>
          </table:table-cell>
          <table:table-cell office:value-type="float" office:value="123" table:style-name="ce27">
            <text:p>123</text:p>
          </table:table-cell>
          <table:table-cell office:value-type="float" office:value="2647" table:style-name="ce27">
            <text:p>2,647</text:p>
          </table:table-cell>
          <table:table-cell table:style-name="ce27"/>
          <table:table-cell office:value-type="float" office:value="12391" table:style-name="ce27">
            <text:p>12,391</text:p>
          </table:table-cell>
          <table:table-cell office:value-type="float" office:value="34533" table:style-name="ce27">
            <text:p>34,533</text:p>
          </table:table-cell>
          <table:table-cell office:value-type="float" office:value="46924" table:style-name="ce27">
            <text:p>46,924</text:p>
          </table:table-cell>
          <table:table-cell table:style-name="ce27"/>
          <table:table-cell office:value-type="float" office:value="49571" table:style-name="ce28">
            <text:p>49,571</text:p>
          </table:table-cell>
          <table:table-cell table:style-name="ce27"/>
          <table:table-cell office:value-type="float" office:value="28232" table:style-name="ce27">
            <text:p>28,232</text:p>
          </table:table-cell>
          <table:table-cell office:value-type="float" office:value="80398" table:style-name="ce27">
            <text:p>80,398</text:p>
          </table:table-cell>
          <table:table-cell office:value-type="float" office:value="184119" table:style-name="ce27">
            <text:p>184,119</text:p>
          </table:table-cell>
          <table:table-cell office:value-type="float" office:value="264517" table:style-name="ce27">
            <text:p>264,517</text:p>
          </table:table-cell>
          <table:table-cell office:value-type="float" office:value="292749" table:style-name="ce28">
            <text:p>292,749</text:p>
          </table:table-cell>
          <table:table-cell table:style-name="ce27"/>
          <table:table-cell office:value-type="float" office:value="342320" table:style-name="ce28">
            <text:p>342,320</text:p>
          </table:table-cell>
          <table:table-cell table:number-columns-repeated="16365" table:style-name="ce9"/>
        </table:table-row>
        <table:table-row table:style-name="ro8">
          <table:table-cell office:value-type="float" office:value="1982" table:style-name="ce26">
            <text:p>1982</text:p>
          </table:table-cell>
          <table:table-cell table:style-name="ce26"/>
          <table:table-cell office:value-type="float" office:value="2561" table:style-name="ce27">
            <text:p>2,561</text:p>
          </table:table-cell>
          <table:table-cell office:value-type="float" office:value="131" table:style-name="ce27">
            <text:p>131</text:p>
          </table:table-cell>
          <table:table-cell office:value-type="float" office:value="2692" table:style-name="ce27">
            <text:p>2,692</text:p>
          </table:table-cell>
          <table:table-cell table:style-name="ce27"/>
          <table:table-cell office:value-type="float" office:value="12340" table:style-name="ce27">
            <text:p>12,340</text:p>
          </table:table-cell>
          <table:table-cell office:value-type="float" office:value="34569" table:style-name="ce27">
            <text:p>34,569</text:p>
          </table:table-cell>
          <table:table-cell office:value-type="float" office:value="46909" table:style-name="ce27">
            <text:p>46,909</text:p>
          </table:table-cell>
          <table:table-cell table:style-name="ce27"/>
          <table:table-cell office:value-type="float" office:value="49601" table:style-name="ce28">
            <text:p>49,601</text:p>
          </table:table-cell>
          <table:table-cell table:style-name="ce27"/>
          <table:table-cell office:value-type="float" office:value="28451" table:style-name="ce27">
            <text:p>28,451</text:p>
          </table:table-cell>
          <table:table-cell office:value-type="float" office:value="80358" table:style-name="ce27">
            <text:p>80,358</text:p>
          </table:table-cell>
          <table:table-cell office:value-type="float" office:value="185531" table:style-name="ce27">
            <text:p>185,531</text:p>
          </table:table-cell>
          <table:table-cell office:value-type="float" office:value="265889" table:style-name="ce27">
            <text:p>265,889</text:p>
          </table:table-cell>
          <table:table-cell office:value-type="float" office:value="294340" table:style-name="ce28">
            <text:p>294,340</text:p>
          </table:table-cell>
          <table:table-cell table:style-name="ce27"/>
          <table:table-cell office:value-type="float" office:value="343942" table:style-name="ce28">
            <text:p>343,942</text:p>
          </table:table-cell>
          <table:table-cell table:number-columns-repeated="16365" table:style-name="ce9"/>
        </table:table-row>
        <table:table-row table:style-name="ro8">
          <table:table-cell office:value-type="float" office:value="1983" table:style-name="ce26">
            <text:p>1983</text:p>
          </table:table-cell>
          <table:table-cell table:style-name="ce26"/>
          <table:table-cell office:value-type="float" office:value="2609" table:style-name="ce27">
            <text:p>2,609</text:p>
          </table:table-cell>
          <table:table-cell office:value-type="float" office:value="132" table:style-name="ce27">
            <text:p>132</text:p>
          </table:table-cell>
          <table:table-cell office:value-type="float" office:value="2741" table:style-name="ce27">
            <text:p>2,741</text:p>
          </table:table-cell>
          <table:table-cell table:style-name="ce27"/>
          <table:table-cell office:value-type="float" office:value="12363" table:style-name="ce27">
            <text:p>12,363</text:p>
          </table:table-cell>
          <table:table-cell office:value-type="float" office:value="34687" table:style-name="ce27">
            <text:p>34,687</text:p>
          </table:table-cell>
          <table:table-cell office:value-type="float" office:value="47050" table:style-name="ce27">
            <text:p>47,050</text:p>
          </table:table-cell>
          <table:table-cell table:style-name="ce27"/>
          <table:table-cell office:value-type="float" office:value="49791" table:style-name="ce28">
            <text:p>49,791</text:p>
          </table:table-cell>
          <table:table-cell table:style-name="ce27"/>
          <table:table-cell office:value-type="float" office:value="28537" table:style-name="ce27">
            <text:p>28,537</text:p>
          </table:table-cell>
          <table:table-cell office:value-type="float" office:value="80327" table:style-name="ce27">
            <text:p>80,327</text:p>
          </table:table-cell>
          <table:table-cell office:value-type="float" office:value="187121" table:style-name="ce27">
            <text:p>187,121</text:p>
          </table:table-cell>
          <table:table-cell office:value-type="float" office:value="267448" table:style-name="ce27">
            <text:p>267,448</text:p>
          </table:table-cell>
          <table:table-cell office:value-type="float" office:value="295985" table:style-name="ce28">
            <text:p>295,985</text:p>
          </table:table-cell>
          <table:table-cell table:style-name="ce27"/>
          <table:table-cell office:value-type="float" office:value="345776" table:style-name="ce28">
            <text:p>345,776</text:p>
          </table:table-cell>
          <table:table-cell table:number-columns-repeated="16365" table:style-name="ce9"/>
        </table:table-row>
        <table:table-row table:style-name="ro8">
          <table:table-cell office:value-type="float" office:value="1984" table:style-name="ce26">
            <text:p>1984</text:p>
          </table:table-cell>
          <table:table-cell table:style-name="ce26"/>
          <table:table-cell office:value-type="float" office:value="2678" table:style-name="ce27">
            <text:p>2,678</text:p>
          </table:table-cell>
          <table:table-cell office:value-type="float" office:value="108" table:style-name="ce27">
            <text:p>108</text:p>
          </table:table-cell>
          <table:table-cell office:value-type="float" office:value="2786" table:style-name="ce27">
            <text:p>2,786</text:p>
          </table:table-cell>
          <table:table-cell table:style-name="ce27"/>
          <table:table-cell office:value-type="float" office:value="12379.2" table:style-name="ce27">
            <text:p>12,379</text:p>
          </table:table-cell>
          <table:table-cell office:value-type="float" office:value="34753.9" table:style-name="ce27">
            <text:p>34,754</text:p>
          </table:table-cell>
          <table:table-cell office:value-type="float" office:value="47133.1" table:style-name="ce27">
            <text:p>47,133</text:p>
          </table:table-cell>
          <table:table-cell table:style-name="ce27"/>
          <table:table-cell office:value-type="float" office:value="49919.1" table:style-name="ce28">
            <text:p>49,919</text:p>
          </table:table-cell>
          <table:table-cell table:style-name="ce27"/>
          <table:table-cell office:value-type="float" office:value="29035.7" table:style-name="ce27">
            <text:p>29,036</text:p>
          </table:table-cell>
          <table:table-cell office:value-type="float" office:value="80123" table:style-name="ce27">
            <text:p>80,123</text:p>
          </table:table-cell>
          <table:table-cell office:value-type="float" office:value="188511" table:style-name="ce27">
            <text:p>188,511</text:p>
          </table:table-cell>
          <table:table-cell office:value-type="float" office:value="268634" table:style-name="ce27">
            <text:p>268,634</text:p>
          </table:table-cell>
          <table:table-cell office:value-type="float" office:value="297669.7" table:style-name="ce28">
            <text:p>297,670</text:p>
          </table:table-cell>
          <table:table-cell table:style-name="ce27"/>
          <table:table-cell office:value-type="float" office:value="347588.8" table:style-name="ce28">
            <text:p>347,589</text:p>
          </table:table-cell>
          <table:table-cell table:number-columns-repeated="16365" table:style-name="ce9"/>
        </table:table-row>
        <table:table-row table:style-name="ro9">
          <table:table-cell office:value-type="float" office:value="1985" table:style-name="ce26">
            <text:p>1985</text:p>
          </table:table-cell>
          <table:table-cell table:style-name="ce26"/>
          <table:table-cell office:value-type="float" office:value="2705.2" table:style-name="ce27">
            <text:p>2,705</text:p>
          </table:table-cell>
          <table:table-cell office:value-type="float" office:value="108" table:style-name="ce27">
            <text:p>108</text:p>
          </table:table-cell>
          <table:table-cell office:value-type="float" office:value="2813.2" table:style-name="ce27">
            <text:p>2,813</text:p>
          </table:table-cell>
          <table:table-cell table:style-name="ce27"/>
          <table:table-cell office:value-type="float" office:value="12309.1" table:style-name="ce27">
            <text:p>12,309</text:p>
          </table:table-cell>
          <table:table-cell office:value-type="float" office:value="34800.199999999997" table:style-name="ce27">
            <text:p>34,800</text:p>
          </table:table-cell>
          <table:table-cell office:value-type="float" office:value="47109.3" table:style-name="ce27">
            <text:p>47,109</text:p>
          </table:table-cell>
          <table:table-cell table:style-name="ce27"/>
          <table:table-cell office:value-type="float" office:value="49922.5" table:style-name="ce28">
            <text:p>49,923</text:p>
          </table:table-cell>
          <table:table-cell table:style-name="ce27"/>
          <table:table-cell office:value-type="float" office:value="29041.7" table:style-name="ce27">
            <text:p>29,042</text:p>
          </table:table-cell>
          <table:table-cell office:value-type="float" office:value="80459.5" table:style-name="ce27">
            <text:p>80,460</text:p>
          </table:table-cell>
          <table:table-cell office:value-type="float" office:value="189275.7" table:style-name="ce27">
            <text:p>189,276</text:p>
          </table:table-cell>
          <table:table-cell office:value-type="float" office:value="269735.2" table:style-name="ce27">
            <text:p>269,735</text:p>
          </table:table-cell>
          <table:table-cell office:value-type="float" office:value="298776.90000000002" table:style-name="ce28">
            <text:p>298,777</text:p>
          </table:table-cell>
          <table:table-cell table:style-name="ce27"/>
          <table:table-cell office:value-type="float" office:value="348699.4" table:style-name="ce28">
            <text:p>348,699</text:p>
          </table:table-cell>
          <table:table-cell table:number-columns-repeated="16365" table:style-name="ce9"/>
        </table:table-row>
        <table:table-row table:style-name="ro8">
          <table:table-cell office:value-type="float" office:value="1986" table:style-name="ce26">
            <text:p>1986</text:p>
          </table:table-cell>
          <table:table-cell table:style-name="ce26"/>
          <table:table-cell office:value-type="float" office:value="2819.5" table:style-name="ce27">
            <text:p>2,820</text:p>
          </table:table-cell>
          <table:table-cell office:value-type="float" office:value="100.7" table:style-name="ce27">
            <text:p>101</text:p>
          </table:table-cell>
          <table:table-cell office:value-type="float" office:value="2920.2" table:style-name="ce27">
            <text:p>2,920</text:p>
          </table:table-cell>
          <table:table-cell table:style-name="ce27"/>
          <table:table-cell office:value-type="float" office:value="12539.9" table:style-name="ce27">
            <text:p>12,540</text:p>
          </table:table-cell>
          <table:table-cell office:value-type="float" office:value="34868.199999999997" table:style-name="ce27">
            <text:p>34,868</text:p>
          </table:table-cell>
          <table:table-cell office:value-type="float" office:value="47408.1" table:style-name="ce27">
            <text:p>47,408</text:p>
          </table:table-cell>
          <table:table-cell table:style-name="ce27"/>
          <table:table-cell office:value-type="float" office:value="50328.3" table:style-name="ce28">
            <text:p>50,328</text:p>
          </table:table-cell>
          <table:table-cell table:style-name="ce27"/>
          <table:table-cell office:value-type="float" office:value="29120.9" table:style-name="ce27">
            <text:p>29,121</text:p>
          </table:table-cell>
          <table:table-cell office:value-type="float" office:value="80359.5" table:style-name="ce27">
            <text:p>80,360</text:p>
          </table:table-cell>
          <table:table-cell office:value-type="float" office:value="191267.3" table:style-name="ce27">
            <text:p>191,267</text:p>
          </table:table-cell>
          <table:table-cell office:value-type="float" office:value="271626.8" table:style-name="ce27">
            <text:p>271,627</text:p>
          </table:table-cell>
          <table:table-cell office:value-type="float" office:value="300747.7" table:style-name="ce28">
            <text:p>300,748</text:p>
          </table:table-cell>
          <table:table-cell table:style-name="ce27"/>
          <table:table-cell office:value-type="float" office:value="351076" table:style-name="ce28">
            <text:p>351,076</text:p>
          </table:table-cell>
          <table:table-cell table:number-columns-repeated="16365" table:style-name="ce9"/>
        </table:table-row>
        <table:table-row table:style-name="ro8">
          <table:table-cell office:value-type="float" office:value="1987" table:style-name="ce26">
            <text:p>1987</text:p>
          </table:table-cell>
          <table:table-cell table:style-name="ce26"/>
          <table:table-cell office:value-type="float" office:value="2874.2" table:style-name="ce27">
            <text:p>2,874</text:p>
          </table:table-cell>
          <table:table-cell office:value-type="float" office:value="100.7" table:style-name="ce27">
            <text:p>101</text:p>
          </table:table-cell>
          <table:table-cell office:value-type="float" office:value="2974.9" table:style-name="ce27">
            <text:p>2,975</text:p>
          </table:table-cell>
          <table:table-cell table:style-name="ce27"/>
          <table:table-cell office:value-type="float" office:value="12520.1" table:style-name="ce27">
            <text:p>12,520</text:p>
          </table:table-cell>
          <table:table-cell office:value-type="float" office:value="34987.9" table:style-name="ce27">
            <text:p>34,988</text:p>
          </table:table-cell>
          <table:table-cell office:value-type="float" office:value="47508" table:style-name="ce27">
            <text:p>47,508</text:p>
          </table:table-cell>
          <table:table-cell table:style-name="ce27"/>
          <table:table-cell office:value-type="float" office:value="50482.9" table:style-name="ce28">
            <text:p>50,483</text:p>
          </table:table-cell>
          <table:table-cell table:style-name="ce27"/>
          <table:table-cell office:value-type="float" office:value="29766.400000000001" table:style-name="ce27">
            <text:p>29,766</text:p>
          </table:table-cell>
          <table:table-cell office:value-type="float" office:value="80003.7" table:style-name="ce27">
            <text:p>80,004</text:p>
          </table:table-cell>
          <table:table-cell office:value-type="float" office:value="192442.3" table:style-name="ce27">
            <text:p>192,442</text:p>
          </table:table-cell>
          <table:table-cell office:value-type="float" office:value="272446" table:style-name="ce27">
            <text:p>272,446</text:p>
          </table:table-cell>
          <table:table-cell office:value-type="float" office:value="302212.40000000002" table:style-name="ce28">
            <text:p>302,212</text:p>
          </table:table-cell>
          <table:table-cell table:style-name="ce27"/>
          <table:table-cell office:value-type="float" office:value="352695.3" table:style-name="ce28">
            <text:p>352,695</text:p>
          </table:table-cell>
          <table:table-cell table:number-columns-repeated="16365" table:style-name="ce9"/>
        </table:table-row>
        <table:table-row table:style-name="ro8">
          <table:table-cell office:value-type="float" office:value="1988" table:style-name="ce26">
            <text:p>1988</text:p>
          </table:table-cell>
          <table:table-cell table:style-name="ce26"/>
          <table:table-cell office:value-type="float" office:value="2891" table:style-name="ce27">
            <text:p>2,891</text:p>
          </table:table-cell>
          <table:table-cell office:value-type="float" office:value="102" table:style-name="ce27">
            <text:p>102</text:p>
          </table:table-cell>
          <table:table-cell office:value-type="float" office:value="2992" table:style-name="ce27">
            <text:p>2,992</text:p>
          </table:table-cell>
          <table:table-cell table:style-name="ce27"/>
          <table:table-cell office:value-type="float" office:value="12581" table:style-name="ce27">
            <text:p>12,581</text:p>
          </table:table-cell>
          <table:table-cell office:value-type="float" office:value="34939" table:style-name="ce27">
            <text:p>34,939</text:p>
          </table:table-cell>
          <table:table-cell office:value-type="float" office:value="47520" table:style-name="ce27">
            <text:p>47,520</text:p>
          </table:table-cell>
          <table:table-cell table:style-name="ce27"/>
          <table:table-cell office:value-type="float" office:value="50513" table:style-name="ce28">
            <text:p>50,513</text:p>
          </table:table-cell>
          <table:table-cell table:style-name="ce27"/>
          <table:table-cell office:value-type="float" office:value="29681" table:style-name="ce27">
            <text:p>29,681</text:p>
          </table:table-cell>
          <table:table-cell office:value-type="float" office:value="80165" table:style-name="ce27">
            <text:p>80,165</text:p>
          </table:table-cell>
          <table:table-cell office:value-type="float" office:value="193957" table:style-name="ce27">
            <text:p>193,957</text:p>
          </table:table-cell>
          <table:table-cell office:value-type="float" office:value="274122" table:style-name="ce27">
            <text:p>274,122</text:p>
          </table:table-cell>
          <table:table-cell office:value-type="float" office:value="303803" table:style-name="ce28">
            <text:p>303,803</text:p>
          </table:table-cell>
          <table:table-cell table:style-name="ce27"/>
          <table:table-cell office:value-type="float" office:value="354315" table:style-name="ce28">
            <text:p>354,315</text:p>
          </table:table-cell>
          <table:table-cell table:number-columns-repeated="16365" table:style-name="ce9"/>
        </table:table-row>
        <table:table-row table:style-name="ro8">
          <table:table-cell office:value-type="float" office:value="1989" table:style-name="ce26">
            <text:p>1989</text:p>
          </table:table-cell>
          <table:table-cell table:style-name="ce26"/>
          <table:table-cell office:value-type="float" office:value="2903" table:style-name="ce27">
            <text:p>2,903</text:p>
          </table:table-cell>
          <table:table-cell office:value-type="float" office:value="91.8" table:style-name="ce27">
            <text:p>92</text:p>
          </table:table-cell>
          <table:table-cell office:value-type="float" office:value="2994.8" table:style-name="ce27">
            <text:p>2,995</text:p>
          </table:table-cell>
          <table:table-cell table:style-name="ce27"/>
          <table:table-cell office:value-type="float" office:value="12714.6" table:style-name="ce27">
            <text:p>12,715</text:p>
          </table:table-cell>
          <table:table-cell office:value-type="float" office:value="35038.9" table:style-name="ce27">
            <text:p>35,039</text:p>
          </table:table-cell>
          <table:table-cell office:value-type="float" office:value="47753.5" table:style-name="ce27">
            <text:p>47,754</text:p>
          </table:table-cell>
          <table:table-cell table:style-name="ce27"/>
          <table:table-cell office:value-type="float" office:value="50748.3" table:style-name="ce28">
            <text:p>50,748</text:p>
          </table:table-cell>
          <table:table-cell table:style-name="ce27"/>
          <table:table-cell office:value-type="float" office:value="29705.9" table:style-name="ce27">
            <text:p>29,706</text:p>
          </table:table-cell>
          <table:table-cell office:value-type="float" office:value="80541.5" table:style-name="ce27">
            <text:p>80,542</text:p>
          </table:table-cell>
          <table:table-cell office:value-type="float" office:value="195606.1" table:style-name="ce27">
            <text:p>195,606</text:p>
          </table:table-cell>
          <table:table-cell office:value-type="float" office:value="276147.59999999998" table:style-name="ce27">
            <text:p>276,148</text:p>
          </table:table-cell>
          <table:table-cell office:value-type="float" office:value="305853.5" table:style-name="ce28">
            <text:p>305,854</text:p>
          </table:table-cell>
          <table:table-cell table:style-name="ce27"/>
          <table:table-cell office:value-type="float" office:value="356601.8" table:style-name="ce28">
            <text:p>356,602</text:p>
          </table:table-cell>
          <table:table-cell table:number-columns-repeated="16365" table:style-name="ce9"/>
        </table:table-row>
        <table:table-row table:style-name="ro9">
          <table:table-cell office:value-type="float" office:value="1990" table:style-name="ce26">
            <text:p>1990</text:p>
          </table:table-cell>
          <table:table-cell table:style-name="ce26"/>
          <table:table-cell office:value-type="float" office:value="2992.5" table:style-name="ce27">
            <text:p>2,993</text:p>
          </table:table-cell>
          <table:table-cell office:value-type="float" office:value="77.3" table:style-name="ce27">
            <text:p>77</text:p>
          </table:table-cell>
          <table:table-cell office:value-type="float" office:value="3069.8" table:style-name="ce27">
            <text:p>3,070</text:p>
          </table:table-cell>
          <table:table-cell table:style-name="ce27"/>
          <table:table-cell office:value-type="float" office:value="12673.9" table:style-name="ce27">
            <text:p>12,674</text:p>
          </table:table-cell>
          <table:table-cell office:value-type="float" office:value="35148.9" table:style-name="ce27">
            <text:p>35,149</text:p>
          </table:table-cell>
          <table:table-cell office:value-type="float" office:value="47822.8" table:style-name="ce27">
            <text:p>47,823</text:p>
          </table:table-cell>
          <table:table-cell table:style-name="ce27"/>
          <table:table-cell office:value-type="float" office:value="50892.6" table:style-name="ce28">
            <text:p>50,893</text:p>
          </table:table-cell>
          <table:table-cell table:style-name="ce27"/>
          <table:table-cell office:value-type="float" office:value="29837.599999999999" table:style-name="ce27">
            <text:p>29,838</text:p>
          </table:table-cell>
          <table:table-cell office:value-type="float" office:value="80716.2" table:style-name="ce27">
            <text:p>80,716</text:p>
          </table:table-cell>
          <table:table-cell office:value-type="float" office:value="196587.9" table:style-name="ce27">
            <text:p>196,588</text:p>
          </table:table-cell>
          <table:table-cell office:value-type="float" office:value="277304.09999999998" table:style-name="ce27">
            <text:p>277,304</text:p>
          </table:table-cell>
          <table:table-cell office:value-type="float" office:value="307141.7" table:style-name="ce28">
            <text:p>307,142</text:p>
          </table:table-cell>
          <table:table-cell table:style-name="ce27"/>
          <table:table-cell office:value-type="float" office:value="358034.3" table:style-name="ce28">
            <text:p>358,034</text:p>
          </table:table-cell>
          <table:table-cell table:number-columns-repeated="16365" table:style-name="ce26"/>
        </table:table-row>
        <table:table-row table:style-name="ro8">
          <table:table-cell office:value-type="float" office:value="1991" table:style-name="ce26">
            <text:p>1991</text:p>
          </table:table-cell>
          <table:table-cell table:style-name="ce26"/>
          <table:table-cell office:value-type="float" office:value="3033.4" table:style-name="ce27">
            <text:p>3,033</text:p>
          </table:table-cell>
          <table:table-cell office:value-type="float" office:value="68.2" table:style-name="ce27">
            <text:p>68</text:p>
          </table:table-cell>
          <table:table-cell office:value-type="float" office:value="3101.6" table:style-name="ce27">
            <text:p>3,102</text:p>
          </table:table-cell>
          <table:table-cell table:style-name="ce27"/>
          <table:table-cell office:value-type="float" office:value="12322.2" table:style-name="ce27">
            <text:p>12,322</text:p>
          </table:table-cell>
          <table:table-cell office:value-type="float" office:value="35580.300000000003" table:style-name="ce27">
            <text:p>35,580</text:p>
          </table:table-cell>
          <table:table-cell office:value-type="float" office:value="47902.5" table:style-name="ce27">
            <text:p>47,903</text:p>
          </table:table-cell>
          <table:table-cell table:style-name="ce27"/>
          <table:table-cell office:value-type="float" office:value="51004.1" table:style-name="ce28">
            <text:p>51,004</text:p>
          </table:table-cell>
          <table:table-cell table:style-name="ce27"/>
          <table:table-cell office:value-type="float" office:value="30105.5" table:style-name="ce27">
            <text:p>30,106</text:p>
          </table:table-cell>
          <table:table-cell office:value-type="float" office:value="81073" table:style-name="ce27">
            <text:p>81,073</text:p>
          </table:table-cell>
          <table:table-cell office:value-type="float" office:value="197783.2" table:style-name="ce27">
            <text:p>197,783</text:p>
          </table:table-cell>
          <table:table-cell office:value-type="float" office:value="278856.2" table:style-name="ce27">
            <text:p>278,856</text:p>
          </table:table-cell>
          <table:table-cell office:value-type="float" office:value="308961.7" table:style-name="ce28">
            <text:p>308,962</text:p>
          </table:table-cell>
          <table:table-cell table:style-name="ce27"/>
          <table:table-cell office:value-type="float" office:value="359965.8" table:style-name="ce28">
            <text:p>359,966</text:p>
          </table:table-cell>
          <table:table-cell table:number-columns-repeated="16365" table:style-name="ce9"/>
        </table:table-row>
        <table:table-row table:style-name="ro8">
          <table:table-cell office:value-type="float" office:value="1992" table:style-name="ce30">
            <text:p>1992</text:p>
          </table:table-cell>
          <table:table-cell table:style-name="ce30"/>
          <table:table-cell office:value-type="float" office:value="3063" table:style-name="ce29">
            <text:p>3,063</text:p>
          </table:table-cell>
          <table:table-cell office:value-type="float" office:value="70.599999999999994" table:style-name="ce29">
            <text:p>71</text:p>
          </table:table-cell>
          <table:table-cell office:value-type="float" office:value="3133" table:style-name="ce29">
            <text:p>3,133</text:p>
          </table:table-cell>
          <table:table-cell table:style-name="ce29"/>
          <table:table-cell office:value-type="float" office:value="12295" table:style-name="ce29">
            <text:p>12,295</text:p>
          </table:table-cell>
          <table:table-cell office:value-type="float" office:value="35641.4" table:style-name="ce29">
            <text:p>35,641</text:p>
          </table:table-cell>
          <table:table-cell office:value-type="float" office:value="47936.4" table:style-name="ce29">
            <text:p>47,936</text:p>
          </table:table-cell>
          <table:table-cell table:style-name="ce29"/>
          <table:table-cell office:value-type="float" office:value="51070" table:style-name="ce31">
            <text:p>51,070</text:p>
          </table:table-cell>
          <table:table-cell table:style-name="ce29"/>
          <table:table-cell office:value-type="float" office:value="30227" table:style-name="ce29">
            <text:p>30,227</text:p>
          </table:table-cell>
          <table:table-cell office:value-type="float" office:value="81334" table:style-name="ce29">
            <text:p>81,334</text:p>
          </table:table-cell>
          <table:table-cell office:value-type="float" office:value="199679" table:style-name="ce29">
            <text:p>199,679</text:p>
          </table:table-cell>
          <table:table-cell office:value-type="float" office:value="281013" table:style-name="ce29">
            <text:p>281,013</text:p>
          </table:table-cell>
          <table:table-cell office:value-type="float" office:value="311240" table:style-name="ce31">
            <text:p>311,240</text:p>
          </table:table-cell>
          <table:table-cell table:style-name="ce29"/>
          <table:table-cell office:value-type="float" office:value="362310" table:style-name="ce31">
            <text:p>362,310</text:p>
          </table:table-cell>
          <table:table-cell table:number-columns-repeated="16365" table:style-name="ce9"/>
        </table:table-row>
        <table:table-row table:style-name="ro9">
          <table:table-cell office:value-type="float" office:value="1993" table:style-name="ce32">
            <text:p>1993</text:p>
          </table:table-cell>
          <table:table-cell table:style-name="ce32"/>
          <table:table-cell office:value-type="float" office:value="3139.25" table:style-name="ce27">
            <text:p>3,139</text:p>
          </table:table-cell>
          <table:table-cell office:value-type="float" office:value="71.989999999999995" table:style-name="ce27">
            <text:p>72</text:p>
          </table:table-cell>
          <table:table-cell office:value-type="float" office:value="3211.24" table:style-name="ce27">
            <text:p>3,211</text:p>
          </table:table-cell>
          <table:table-cell table:style-name="ce33"/>
          <table:table-cell office:value-type="float" office:value="11679.67" table:style-name="ce27">
            <text:p>11,680</text:p>
          </table:table-cell>
          <table:table-cell office:value-type="float" office:value="34441.550000000003" table:style-name="ce27">
            <text:p>34,442</text:p>
          </table:table-cell>
          <table:table-cell office:value-type="float" office:value="46121.23" table:style-name="ce33">
            <text:p>46,121</text:p>
          </table:table-cell>
          <table:table-cell table:style-name="ce33"/>
          <table:table-cell office:value-type="float" office:value="49332.47" table:style-name="ce34">
            <text:p>49,332</text:p>
          </table:table-cell>
          <table:table-cell table:style-name="ce33"/>
          <table:table-cell office:value-type="float" office:value="30228.999999999993" table:style-name="ce27">
            <text:p>30,229</text:p>
          </table:table-cell>
          <table:table-cell office:value-type="float" office:value="83816.3" table:style-name="ce27">
            <text:p>83,816</text:p>
          </table:table-cell>
          <table:table-cell office:value-type="float" office:value="221461.1" table:style-name="ce27">
            <text:p>221,461</text:p>
          </table:table-cell>
          <table:table-cell office:value-type="float" office:value="305277.40000000002" table:style-name="ce27">
            <text:p>305,277</text:p>
          </table:table-cell>
          <table:table-cell office:value-type="float" office:value="335506.40000000002" table:style-name="ce28">
            <text:p>335,506</text:p>
          </table:table-cell>
          <table:table-cell table:style-name="ce33"/>
          <table:table-cell office:value-type="float" office:value="384838.9" table:style-name="ce34">
            <text:p>384,839</text:p>
          </table:table-cell>
          <table:table-cell table:number-columns-repeated="16365" table:style-name="ce9"/>
        </table:table-row>
        <table:table-row table:style-name="ro8">
          <table:table-cell office:value-type="float" office:value="1994" table:style-name="ce35">
            <text:p>1994</text:p>
          </table:table-cell>
          <table:table-cell table:style-name="ce35"/>
          <table:table-cell office:value-type="float" office:value="3169.88" table:style-name="ce27">
            <text:p>3,170</text:p>
          </table:table-cell>
          <table:table-cell office:value-type="float" office:value="71.989999999999995" table:style-name="ce27">
            <text:p>72</text:p>
          </table:table-cell>
          <table:table-cell office:value-type="float" office:value="3241.87" table:style-name="ce27">
            <text:p>3,242</text:p>
          </table:table-cell>
          <table:table-cell table:style-name="ce27"/>
          <table:table-cell office:value-type="float" office:value="11645.5" table:style-name="ce27">
            <text:p>11,646</text:p>
          </table:table-cell>
          <table:table-cell office:value-type="float" office:value="34501.9" table:style-name="ce27">
            <text:p>34,502</text:p>
          </table:table-cell>
          <table:table-cell office:value-type="float" office:value="46147.4" table:style-name="ce27">
            <text:p>46,147</text:p>
          </table:table-cell>
          <table:table-cell table:style-name="ce27"/>
          <table:table-cell office:value-type="float" office:value="49389.27" table:style-name="ce28">
            <text:p>49,389</text:p>
          </table:table-cell>
          <table:table-cell table:style-name="ce27"/>
          <table:table-cell office:value-type="float" office:value="30225.4" table:style-name="ce27">
            <text:p>30,225</text:p>
          </table:table-cell>
          <table:table-cell office:value-type="float" office:value="83930.5" table:style-name="ce27">
            <text:p>83,931</text:p>
          </table:table-cell>
          <table:table-cell office:value-type="float" office:value="222011.90000000002" table:style-name="ce27">
            <text:p>222,012</text:p>
          </table:table-cell>
          <table:table-cell office:value-type="float" office:value="305942.40000000002" table:style-name="ce27">
            <text:p>305,942</text:p>
          </table:table-cell>
          <table:table-cell office:value-type="float" office:value="336167.80000000005" table:style-name="ce28">
            <text:p>336,168</text:p>
          </table:table-cell>
          <table:table-cell table:style-name="ce27"/>
          <table:table-cell office:value-type="float" office:value="385557.1" table:style-name="ce28">
            <text:p>385,557</text:p>
          </table:table-cell>
          <table:table-cell table:number-columns-repeated="16365" table:style-name="ce9"/>
        </table:table-row>
        <table:table-row table:style-name="ro9">
          <table:table-cell office:value-type="float" office:value="1995" table:style-name="ce26">
            <text:p>1995</text:p>
          </table:table-cell>
          <table:table-cell table:style-name="ce26"/>
          <table:table-cell office:value-type="float" office:value="3197.11" table:style-name="ce27">
            <text:p>3,197</text:p>
          </table:table-cell>
          <table:table-cell office:value-type="float" office:value="71.989999999999995" table:style-name="ce27">
            <text:p>72</text:p>
          </table:table-cell>
          <table:table-cell office:value-type="float" office:value="3269.1" table:style-name="ce27">
            <text:p>3,269</text:p>
          </table:table-cell>
          <table:table-cell table:style-name="ce27"/>
          <table:table-cell office:value-type="float" office:value="11642.9" table:style-name="ce27">
            <text:p>11,643</text:p>
          </table:table-cell>
          <table:table-cell office:value-type="float" office:value="34660.43" table:style-name="ce27">
            <text:p>34,660</text:p>
          </table:table-cell>
          <table:table-cell office:value-type="float" office:value="46303.33" table:style-name="ce27">
            <text:p>46,303</text:p>
          </table:table-cell>
          <table:table-cell table:style-name="ce27"/>
          <table:table-cell office:value-type="float" office:value="49572.43" table:style-name="ce28">
            <text:p>49,572</text:p>
          </table:table-cell>
          <table:table-cell table:style-name="ce27"/>
          <table:table-cell office:value-type="float" office:value="30220.699999999997" table:style-name="ce27">
            <text:p>30,221</text:p>
          </table:table-cell>
          <table:table-cell office:value-type="float" office:value="84045.599999999991" table:style-name="ce27">
            <text:p>84,046</text:p>
          </table:table-cell>
          <table:table-cell office:value-type="float" office:value="222561.9" table:style-name="ce27">
            <text:p>222,562</text:p>
          </table:table-cell>
          <table:table-cell office:value-type="float" office:value="306607.5" table:style-name="ce27">
            <text:p>306,608</text:p>
          </table:table-cell>
          <table:table-cell office:value-type="float" office:value="336828.2" table:style-name="ce28">
            <text:p>336,828</text:p>
          </table:table-cell>
          <table:table-cell table:style-name="ce27"/>
          <table:table-cell office:value-type="float" office:value="386400.6" table:style-name="ce28">
            <text:p>386,401</text:p>
          </table:table-cell>
          <table:table-cell table:number-columns-repeated="16365" table:style-name="ce26"/>
        </table:table-row>
        <table:table-row table:style-name="ro8">
          <table:table-cell office:value-type="float" office:value="1996" table:style-name="ce26">
            <text:p>1996</text:p>
          </table:table-cell>
          <table:table-cell table:style-name="ce26"/>
          <table:table-cell office:value-type="float" office:value="3252.82" table:style-name="ce27">
            <text:p>3,253</text:p>
          </table:table-cell>
          <table:table-cell office:value-type="float" office:value="44.76" table:style-name="ce27">
            <text:p>45</text:p>
          </table:table-cell>
          <table:table-cell office:value-type="float" office:value="3297.58" table:style-name="ce27">
            <text:p>3,298</text:p>
          </table:table-cell>
          <table:table-cell table:style-name="ce27"/>
          <table:table-cell office:value-type="float" office:value="11714.35" table:style-name="ce27">
            <text:p>11,714</text:p>
          </table:table-cell>
          <table:table-cell office:value-type="float" office:value="34477.61" table:style-name="ce27">
            <text:p>34,478</text:p>
          </table:table-cell>
          <table:table-cell office:value-type="float" office:value="46191.959999999985" table:style-name="ce27">
            <text:p>46,192</text:p>
          </table:table-cell>
          <table:table-cell table:style-name="ce27"/>
          <table:table-cell office:value-type="float" office:value="49489.54" table:style-name="ce28">
            <text:p>49,490</text:p>
          </table:table-cell>
          <table:table-cell table:style-name="ce27"/>
          <table:table-cell office:value-type="float" office:value="30217.1" table:style-name="ce27">
            <text:p>30,217</text:p>
          </table:table-cell>
          <table:table-cell office:value-type="float" office:value="84161.7" table:style-name="ce27">
            <text:p>84,162</text:p>
          </table:table-cell>
          <table:table-cell office:value-type="float" office:value="223115" table:style-name="ce27">
            <text:p>223,115</text:p>
          </table:table-cell>
          <table:table-cell office:value-type="float" office:value="307276.7" table:style-name="ce27">
            <text:p>307,277</text:p>
          </table:table-cell>
          <table:table-cell office:value-type="float" office:value="337493.8" table:style-name="ce28">
            <text:p>337,494</text:p>
          </table:table-cell>
          <table:table-cell table:style-name="ce27"/>
          <table:table-cell office:value-type="float" office:value="386983.3" table:style-name="ce28">
            <text:p>386,983</text:p>
          </table:table-cell>
          <table:table-cell table:number-columns-repeated="16365" table:style-name="ce9"/>
        </table:table-row>
        <table:table-row table:style-name="ro8">
          <table:table-cell office:value-type="float" office:value="1997" table:style-name="ce35">
            <text:p>1997</text:p>
          </table:table-cell>
          <table:table-cell table:style-name="ce35"/>
          <table:table-cell office:value-type="float" office:value="3333.14" table:style-name="ce27">
            <text:p>3,333</text:p>
          </table:table-cell>
          <table:table-cell office:value-type="float" office:value="44.89" table:style-name="ce27">
            <text:p>45</text:p>
          </table:table-cell>
          <table:table-cell office:value-type="float" office:value="3378.0200000000004" table:style-name="ce27">
            <text:p>3,378</text:p>
          </table:table-cell>
          <table:table-cell table:style-name="ce27"/>
          <table:table-cell office:value-type="float" office:value="11798.08" table:style-name="ce27">
            <text:p>11,798</text:p>
          </table:table-cell>
          <table:table-cell office:value-type="float" office:value="34558.47" table:style-name="ce27">
            <text:p>34,558</text:p>
          </table:table-cell>
          <table:table-cell office:value-type="float" office:value="46356.55" table:style-name="ce27">
            <text:p>46,357</text:p>
          </table:table-cell>
          <table:table-cell table:style-name="ce27"/>
          <table:table-cell office:value-type="float" office:value="49734.57" table:style-name="ce28">
            <text:p>49,735</text:p>
          </table:table-cell>
          <table:table-cell table:style-name="ce27"/>
          <table:table-cell office:value-type="float" office:value="30212.5" table:style-name="ce27">
            <text:p>30,213</text:p>
          </table:table-cell>
          <table:table-cell office:value-type="float" office:value="84277.3" table:style-name="ce27">
            <text:p>84,277</text:p>
          </table:table-cell>
          <table:table-cell office:value-type="float" office:value="223668.3" table:style-name="ce27">
            <text:p>223,668</text:p>
          </table:table-cell>
          <table:table-cell office:value-type="float" office:value="307945.59999999998" table:style-name="ce27">
            <text:p>307,946</text:p>
          </table:table-cell>
          <table:table-cell office:value-type="float" office:value="338158.1" table:style-name="ce28">
            <text:p>338,158</text:p>
          </table:table-cell>
          <table:table-cell table:style-name="ce27"/>
          <table:table-cell office:value-type="float" office:value="387892.7" table:style-name="ce28">
            <text:p>387,893</text:p>
          </table:table-cell>
          <table:table-cell table:number-columns-repeated="16365" table:style-name="ce9"/>
        </table:table-row>
        <table:table-row table:style-name="ro8">
          <table:table-cell office:value-type="float" office:value="1998" table:style-name="ce35">
            <text:p>1998</text:p>
          </table:table-cell>
          <table:table-cell table:style-name="ce35"/>
          <table:table-cell office:value-type="float" office:value="3376.4" table:style-name="ce27">
            <text:p>3,376</text:p>
          </table:table-cell>
          <table:table-cell office:value-type="float" office:value="44.3" table:style-name="ce27">
            <text:p>44</text:p>
          </table:table-cell>
          <table:table-cell office:value-type="float" office:value="3420.7" table:style-name="ce27">
            <text:p>3,421</text:p>
          </table:table-cell>
          <table:table-cell table:style-name="ce27"/>
          <table:table-cell office:value-type="float" office:value="11681.56" table:style-name="ce27">
            <text:p>11,682</text:p>
          </table:table-cell>
          <table:table-cell office:value-type="float" office:value="34713.68" table:style-name="ce27">
            <text:p>34,714</text:p>
          </table:table-cell>
          <table:table-cell office:value-type="float" office:value="46395.24" table:style-name="ce27">
            <text:p>46,395</text:p>
          </table:table-cell>
          <table:table-cell table:style-name="ce27"/>
          <table:table-cell office:value-type="float" office:value="49815.93" table:style-name="ce28">
            <text:p>49,816</text:p>
          </table:table-cell>
          <table:table-cell table:style-name="ce27"/>
          <table:table-cell office:value-type="float" office:value="30208.5" table:style-name="ce27">
            <text:p>30,209</text:p>
          </table:table-cell>
          <table:table-cell office:value-type="float" office:value="84391.5" table:style-name="ce27">
            <text:p>84,392</text:p>
          </table:table-cell>
          <table:table-cell office:value-type="float" office:value="224224.7" table:style-name="ce27">
            <text:p>224,225</text:p>
          </table:table-cell>
          <table:table-cell office:value-type="float" office:value="308616.2" table:style-name="ce27">
            <text:p>308,616</text:p>
          </table:table-cell>
          <table:table-cell office:value-type="float" office:value="338824.7" table:style-name="ce28">
            <text:p>338,825</text:p>
          </table:table-cell>
          <table:table-cell table:style-name="ce27"/>
          <table:table-cell office:value-type="float" office:value="388640.6" table:style-name="ce28">
            <text:p>388,641</text:p>
          </table:table-cell>
          <table:table-cell table:number-columns-repeated="16365" table:style-name="ce9"/>
        </table:table-row>
        <table:table-row table:style-name="ro8">
          <table:table-cell office:value-type="float" office:value="1999" table:style-name="ce35">
            <text:p>1999</text:p>
          </table:table-cell>
          <table:table-cell table:style-name="ce35"/>
          <table:table-cell office:value-type="float" office:value="3404.49" table:style-name="ce27">
            <text:p>3,404</text:p>
          </table:table-cell>
          <table:table-cell office:value-type="float" office:value="44.9" table:style-name="ce27">
            <text:p>45</text:p>
          </table:table-cell>
          <table:table-cell office:value-type="float" office:value="3449.39" table:style-name="ce27">
            <text:p>3,449</text:p>
          </table:table-cell>
          <table:table-cell table:style-name="ce27"/>
          <table:table-cell office:value-type="float" office:value="11697.57" table:style-name="ce27">
            <text:p>11,698</text:p>
          </table:table-cell>
          <table:table-cell office:value-type="float" office:value="34871.520000000004" table:style-name="ce27">
            <text:p>34,872</text:p>
          </table:table-cell>
          <table:table-cell office:value-type="float" office:value="46569.090000000004" table:style-name="ce27">
            <text:p>46,569</text:p>
          </table:table-cell>
          <table:table-cell table:style-name="ce27"/>
          <table:table-cell office:value-type="float" office:value="50018.48" table:style-name="ce28">
            <text:p>50,018</text:p>
          </table:table-cell>
          <table:table-cell table:style-name="ce27"/>
          <table:table-cell office:value-type="float" office:value="30204.9" table:style-name="ce27">
            <text:p>30,205</text:p>
          </table:table-cell>
          <table:table-cell office:value-type="float" office:value="84508.700000000012" table:style-name="ce27">
            <text:p>84,509</text:p>
          </table:table-cell>
          <table:table-cell office:value-type="float" office:value="224782.7" table:style-name="ce27">
            <text:p>224,783</text:p>
          </table:table-cell>
          <table:table-cell office:value-type="float" office:value="309291.40000000002" table:style-name="ce27">
            <text:p>309,291</text:p>
          </table:table-cell>
          <table:table-cell office:value-type="float" office:value="339496.30000000005" table:style-name="ce28">
            <text:p>339,496</text:p>
          </table:table-cell>
          <table:table-cell table:style-name="ce27"/>
          <table:table-cell office:value-type="float" office:value="389514.8" table:style-name="ce28">
            <text:p>389,515</text:p>
          </table:table-cell>
          <table:table-cell table:number-columns-repeated="16365" table:style-name="ce9"/>
        </table:table-row>
        <table:table-row table:style-name="ro9">
          <table:table-cell office:value-type="float" office:value="2000" table:style-name="ce26">
            <text:p>2000</text:p>
          </table:table-cell>
          <table:table-cell table:style-name="ce26"/>
          <table:table-cell office:value-type="float" office:value="3421.69" table:style-name="ce27">
            <text:p>3,422</text:p>
          </table:table-cell>
          <table:table-cell office:value-type="float" office:value="44.9" table:style-name="ce27">
            <text:p>45</text:p>
          </table:table-cell>
          <table:table-cell office:value-type="float" office:value="3466.59" table:style-name="ce27">
            <text:p>3,467</text:p>
          </table:table-cell>
          <table:table-cell table:style-name="ce27"/>
          <table:table-cell office:value-type="float" office:value="11700.82" table:style-name="ce27">
            <text:p>11,701</text:p>
          </table:table-cell>
          <table:table-cell office:value-type="float" office:value="34906.269999999997" table:style-name="ce27">
            <text:p>34,906</text:p>
          </table:table-cell>
          <table:table-cell office:value-type="float" office:value="46607.09" table:style-name="ce27">
            <text:p>46,607</text:p>
          </table:table-cell>
          <table:table-cell table:style-name="ce27"/>
          <table:table-cell office:value-type="float" office:value="50073.679999999993" table:style-name="ce28">
            <text:p>50,074</text:p>
          </table:table-cell>
          <table:table-cell table:style-name="ce27"/>
          <table:table-cell office:value-type="float" office:value="30200" table:style-name="ce27">
            <text:p>30,200</text:p>
          </table:table-cell>
          <table:table-cell office:value-type="float" office:value="84623.5" table:style-name="ce27">
            <text:p>84,624</text:p>
          </table:table-cell>
          <table:table-cell office:value-type="float" office:value="225339.4" table:style-name="ce27">
            <text:p>225,339</text:p>
          </table:table-cell>
          <table:table-cell office:value-type="float" office:value="309962.90000000002" table:style-name="ce27">
            <text:p>309,963</text:p>
          </table:table-cell>
          <table:table-cell office:value-type="float" office:value="340162.9" table:style-name="ce28">
            <text:p>340,163</text:p>
          </table:table-cell>
          <table:table-cell table:style-name="ce27"/>
          <table:table-cell office:value-type="float" office:value="390236.6" table:style-name="ce28">
            <text:p>390,237</text:p>
          </table:table-cell>
          <table:table-cell table:number-columns-repeated="16365" table:style-name="ce26"/>
        </table:table-row>
        <table:table-row table:style-name="ro8">
          <table:table-cell office:value-type="string" table:style-name="ce35">
            <text:p>2001<text:s/><text:span text:style-name="T1">1</text:span></text:p>
          </table:table-cell>
          <table:table-cell table:style-name="ce36"/>
          <table:table-cell office:value-type="float" office:value="3431.49" table:style-name="ce27">
            <text:p>3,431</text:p>
          </table:table-cell>
          <table:table-cell office:value-type="float" office:value="44.9" table:style-name="ce27">
            <text:p>45</text:p>
          </table:table-cell>
          <table:table-cell office:value-type="float" office:value="3476.39" table:style-name="ce27">
            <text:p>3,476</text:p>
          </table:table-cell>
          <table:table-cell table:style-name="ce27"/>
          <table:table-cell office:value-type="float" office:value="11368.82" table:style-name="ce27">
            <text:p>11,369</text:p>
          </table:table-cell>
          <table:table-cell office:value-type="float" office:value="35284.97" table:style-name="ce27">
            <text:p>35,285</text:p>
          </table:table-cell>
          <table:table-cell office:value-type="float" office:value="46653.79" table:style-name="ce27">
            <text:p>46,654</text:p>
          </table:table-cell>
          <table:table-cell table:style-name="ce27"/>
          <table:table-cell office:value-type="float" office:value="50130.18" table:style-name="ce28">
            <text:p>50,130</text:p>
          </table:table-cell>
          <table:table-cell table:style-name="ce27"/>
          <table:table-cell office:value-type="float" office:value="30195.800000000003" table:style-name="ce27">
            <text:p>30,196</text:p>
          </table:table-cell>
          <table:table-cell office:value-type="float" office:value="84742.099999999991" table:style-name="ce27">
            <text:p>84,742</text:p>
          </table:table-cell>
          <table:table-cell office:value-type="float" office:value="225900.5" table:style-name="ce27">
            <text:p>225,901</text:p>
          </table:table-cell>
          <table:table-cell office:value-type="float" office:value="310642.59999999998" table:style-name="ce27">
            <text:p>310,643</text:p>
          </table:table-cell>
          <table:table-cell office:value-type="float" office:value="340838.39999999997" table:style-name="ce28">
            <text:p>340,838</text:p>
          </table:table-cell>
          <table:table-cell table:style-name="ce27"/>
          <table:table-cell office:value-type="float" office:value="390968.6" table:style-name="ce28">
            <text:p>390,969</text:p>
          </table:table-cell>
          <table:table-cell table:style-name="ce6"/>
          <table:table-cell table:number-columns-repeated="16364" table:style-name="ce9"/>
        </table:table-row>
        <table:table-row table:style-name="ro8">
          <table:table-cell office:value-type="float" office:value="2002" table:style-name="ce35">
            <text:p>2002</text:p>
          </table:table-cell>
          <table:table-cell table:style-name="ce35"/>
          <table:table-cell office:value-type="float" office:value="3432.99" table:style-name="ce27">
            <text:p>3,433</text:p>
          </table:table-cell>
          <table:table-cell office:value-type="float" office:value="44.9" table:style-name="ce27">
            <text:p>45</text:p>
          </table:table-cell>
          <table:table-cell office:value-type="float" office:value="3477.89" table:style-name="ce27">
            <text:p>3,478</text:p>
          </table:table-cell>
          <table:table-cell table:style-name="ce27"/>
          <table:table-cell office:value-type="float" office:value="10678.55" table:style-name="ce27">
            <text:p>10,679</text:p>
          </table:table-cell>
          <table:table-cell office:value-type="float" office:value="35995.14" table:style-name="ce27">
            <text:p>35,995</text:p>
          </table:table-cell>
          <table:table-cell office:value-type="float" office:value="46673.69" table:style-name="ce27">
            <text:p>46,674</text:p>
          </table:table-cell>
          <table:table-cell table:style-name="ce27"/>
          <table:table-cell office:value-type="float" office:value="50151.58" table:style-name="ce28">
            <text:p>50,152</text:p>
          </table:table-cell>
          <table:table-cell table:style-name="ce27"/>
          <table:table-cell office:value-type="float" office:value="30192.1" table:style-name="ce27">
            <text:p>30,192</text:p>
          </table:table-cell>
          <table:table-cell office:value-type="float" office:value="84858.200000000012" table:style-name="ce27">
            <text:p>84,858</text:p>
          </table:table-cell>
          <table:table-cell office:value-type="float" office:value="226461.59999999998" table:style-name="ce27">
            <text:p>226,462</text:p>
          </table:table-cell>
          <table:table-cell office:value-type="float" office:value="311319.8" table:style-name="ce27">
            <text:p>311,320</text:p>
          </table:table-cell>
          <table:table-cell office:value-type="float" office:value="341511.89999999997" table:style-name="ce28">
            <text:p>341,512</text:p>
          </table:table-cell>
          <table:table-cell table:style-name="ce27"/>
          <table:table-cell office:value-type="float" office:value="391663.5" table:style-name="ce28">
            <text:p>391,664</text:p>
          </table:table-cell>
          <table:table-cell table:style-name="ce6"/>
          <table:table-cell table:number-columns-repeated="16364" table:style-name="ce9"/>
        </table:table-row>
        <table:table-row table:style-name="ro8">
          <table:table-cell office:value-type="float" office:value="2003" table:style-name="ce35">
            <text:p>2003</text:p>
          </table:table-cell>
          <table:table-cell table:style-name="ce35"/>
          <table:table-cell office:value-type="float" office:value="3432.39" table:style-name="ce27">
            <text:p>3,432</text:p>
          </table:table-cell>
          <table:table-cell office:value-type="float" office:value="45.5" table:style-name="ce27">
            <text:p>46</text:p>
          </table:table-cell>
          <table:table-cell office:value-type="float" office:value="3477.89" table:style-name="ce27">
            <text:p>3,478</text:p>
          </table:table-cell>
          <table:table-cell table:style-name="ce27"/>
          <table:table-cell office:value-type="float" office:value="9614.65" table:style-name="ce27">
            <text:p>9,615</text:p>
          </table:table-cell>
          <table:table-cell office:value-type="float" office:value="37038.199999999997" table:style-name="ce27">
            <text:p>37,038</text:p>
          </table:table-cell>
          <table:table-cell office:value-type="float" office:value="46652.85" table:style-name="ce27">
            <text:p>46,653</text:p>
          </table:table-cell>
          <table:table-cell table:style-name="ce27"/>
          <table:table-cell office:value-type="float" office:value="50130.74" table:style-name="ce28">
            <text:p>50,131</text:p>
          </table:table-cell>
          <table:table-cell table:style-name="ce27"/>
          <table:table-cell office:value-type="float" office:value="30188.1" table:style-name="ce29">
            <text:p>30,188</text:p>
          </table:table-cell>
          <table:table-cell office:value-type="float" office:value="84976.4" table:style-name="ce29">
            <text:p>84,976</text:p>
          </table:table-cell>
          <table:table-cell office:value-type="float" office:value="227047.6" table:style-name="ce29">
            <text:p>227,048</text:p>
          </table:table-cell>
          <table:table-cell office:value-type="float" office:value="312024" table:style-name="ce29">
            <text:p>312,024</text:p>
          </table:table-cell>
          <table:table-cell office:value-type="float" office:value="342212" table:style-name="ce31">
            <text:p>342,212</text:p>
          </table:table-cell>
          <table:table-cell table:style-name="ce29"/>
          <table:table-cell office:value-type="float" office:value="392342.8" table:style-name="ce31">
            <text:p>392,343</text:p>
          </table:table-cell>
          <table:table-cell table:style-name="ce6"/>
          <table:table-cell table:number-columns-repeated="16364" table:style-name="ce9"/>
        </table:table-row>
        <table:table-row table:style-name="ro8">
          <table:table-cell office:value-type="string" table:style-name="ce35">
            <text:p>2004<text:s/><text:span text:style-name="T1">2</text:span></text:p>
          </table:table-cell>
          <table:table-cell table:style-name="ce36"/>
          <table:table-cell office:value-type="float" office:value="3477.69" table:style-name="ce27">
            <text:p>3,478</text:p>
          </table:table-cell>
          <table:table-cell office:value-type="float" office:value="45.5" table:style-name="ce27">
            <text:p>46</text:p>
          </table:table-cell>
          <table:table-cell office:value-type="float" office:value="3523.19" table:style-name="ce27">
            <text:p>3,523</text:p>
          </table:table-cell>
          <table:table-cell table:style-name="ce27"/>
          <table:table-cell office:value-type="float" office:value="9147.19" table:style-name="ce27">
            <text:p>9,147</text:p>
          </table:table-cell>
          <table:table-cell office:value-type="float" office:value="37521.33" table:style-name="ce27">
            <text:p>37,521</text:p>
          </table:table-cell>
          <table:table-cell office:value-type="float" office:value="46668.520000000004" table:style-name="ce27">
            <text:p>46,669</text:p>
          </table:table-cell>
          <table:table-cell table:style-name="ce27"/>
          <table:table-cell office:value-type="float" office:value="50191.710000000006" table:style-name="ce28">
            <text:p>50,192</text:p>
          </table:table-cell>
          <table:table-cell table:style-name="ce27"/>
          <table:table-cell office:value-type="float" office:value="30177.599999999999" table:style-name="ce27">
            <text:p>30,178</text:p>
          </table:table-cell>
          <table:table-cell office:value-type="float" office:value="84222.5" table:style-name="ce27">
            <text:p>84,223</text:p>
          </table:table-cell>
          <table:table-cell office:value-type="float" office:value="223081.8" table:style-name="ce27">
            <text:p>223,082</text:p>
          </table:table-cell>
          <table:table-cell office:value-type="float" office:value="307304.3" table:style-name="ce27">
            <text:p>307,304</text:p>
          </table:table-cell>
          <table:table-cell office:value-type="float" office:value="337481.89999999997" table:style-name="ce28">
            <text:p>337,482</text:p>
          </table:table-cell>
          <table:table-cell table:style-name="ce27"/>
          <table:table-cell office:value-type="float" office:value="387673.59999999998" table:style-name="ce28">
            <text:p>387,674</text:p>
          </table:table-cell>
          <table:table-cell table:style-name="ce6"/>
          <table:table-cell table:number-columns-repeated="16364" table:style-name="ce9"/>
        </table:table-row>
        <table:table-row table:style-name="ro9">
          <table:table-cell office:value-type="float" office:value="2005" table:style-name="ce26">
            <text:p>2005</text:p>
          </table:table-cell>
          <table:table-cell table:style-name="ce26"/>
          <table:table-cell office:value-type="float" office:value="3470.59" table:style-name="ce27">
            <text:p>3,471</text:p>
          </table:table-cell>
          <table:table-cell office:value-type="float" office:value="47.9" table:style-name="ce27">
            <text:p>48</text:p>
          </table:table-cell>
          <table:table-cell office:value-type="float" office:value="3518.4900000000002" table:style-name="ce27">
            <text:p>3,518</text:p>
          </table:table-cell>
          <table:table-cell table:style-name="ce27"/>
          <table:table-cell office:value-type="float" office:value="8707.82" table:style-name="ce27">
            <text:p>8,708</text:p>
          </table:table-cell>
          <table:table-cell office:value-type="float" office:value="38019.39" table:style-name="ce27">
            <text:p>38,019</text:p>
          </table:table-cell>
          <table:table-cell office:value-type="float" office:value="46727.21" table:style-name="ce27">
            <text:p>46,727</text:p>
          </table:table-cell>
          <table:table-cell table:style-name="ce27"/>
          <table:table-cell office:value-type="float" office:value="50245.7" table:style-name="ce28">
            <text:p>50,246</text:p>
          </table:table-cell>
          <table:table-cell table:style-name="ce27"/>
          <table:table-cell office:value-type="float" office:value="30188.699999999997" table:style-name="ce29">
            <text:p>30,189</text:p>
          </table:table-cell>
          <table:table-cell office:value-type="float" office:value="84458.9" table:style-name="ce29">
            <text:p>84,459</text:p>
          </table:table-cell>
          <table:table-cell office:value-type="float" office:value="223182.7" table:style-name="ce29">
            <text:p>223,183</text:p>
          </table:table-cell>
          <table:table-cell office:value-type="float" office:value="307641.59999999998" table:style-name="ce29">
            <text:p>307,642</text:p>
          </table:table-cell>
          <table:table-cell office:value-type="float" office:value="337830.3" table:style-name="ce31">
            <text:p>337,830</text:p>
          </table:table-cell>
          <table:table-cell table:style-name="ce29"/>
          <table:table-cell office:value-type="float" office:value="388076" table:style-name="ce31">
            <text:p>388,076</text:p>
          </table:table-cell>
          <table:table-cell table:number-columns-repeated="16365" table:style-name="ce26"/>
        </table:table-row>
        <table:table-row table:style-name="ro8">
          <table:table-cell office:value-type="string" table:style-name="ce35">
            <text:p>2006<text:s/><text:span text:style-name="T1">2</text:span></text:p>
          </table:table-cell>
          <table:table-cell table:style-name="ce36"/>
          <table:table-cell office:value-type="float" office:value="3507.54" table:style-name="ce27">
            <text:p>3,508</text:p>
          </table:table-cell>
          <table:table-cell office:value-type="float" office:value="47.9" table:style-name="ce27">
            <text:p>48</text:p>
          </table:table-cell>
          <table:table-cell office:value-type="float" office:value="3555.44" table:style-name="ce27">
            <text:p>3,555</text:p>
          </table:table-cell>
          <table:table-cell table:style-name="ce27"/>
          <table:table-cell office:value-type="float" office:value="8705.8499999999985" table:style-name="ce27">
            <text:p>8,706</text:p>
          </table:table-cell>
          <table:table-cell office:value-type="float" office:value="38029.620000000003" table:style-name="ce27">
            <text:p>38,030</text:p>
          </table:table-cell>
          <table:table-cell office:value-type="float" office:value="46735.47" table:style-name="ce27">
            <text:p>46,735</text:p>
          </table:table-cell>
          <table:table-cell table:style-name="ce27"/>
          <table:table-cell office:value-type="float" office:value="50290.91" table:style-name="ce28">
            <text:p>50,291</text:p>
          </table:table-cell>
          <table:table-cell table:style-name="ce27"/>
          <table:table-cell office:value-type="float" office:value="30018" table:style-name="ce27">
            <text:p>30,018</text:p>
          </table:table-cell>
          <table:table-cell office:value-type="float" office:value="84469" table:style-name="ce27">
            <text:p>84,469</text:p>
          </table:table-cell>
          <table:table-cell office:value-type="float" office:value="229605.09999999998" table:style-name="ce27">
            <text:p>229,605</text:p>
          </table:table-cell>
          <table:table-cell office:value-type="float" office:value="314074.09999999998" table:style-name="ce27">
            <text:p>314,074</text:p>
          </table:table-cell>
          <table:table-cell office:value-type="float" office:value="344092.1" table:style-name="ce28">
            <text:p>344,092</text:p>
          </table:table-cell>
          <table:table-cell table:style-name="ce27"/>
          <table:table-cell office:value-type="float" office:value="394383" table:style-name="ce28">
            <text:p>394,383</text:p>
          </table:table-cell>
          <table:table-cell table:style-name="ce6"/>
          <table:table-cell table:number-columns-repeated="16364" table:style-name="ce9"/>
        </table:table-row>
        <table:table-row table:style-name="ro8">
          <table:table-cell office:value-type="float" office:value="2007" table:style-name="ce35">
            <text:p>2007</text:p>
          </table:table-cell>
          <table:table-cell table:style-name="ce35"/>
          <table:table-cell office:value-type="float" office:value="3518.04" table:style-name="ce27">
            <text:p>3,518</text:p>
          </table:table-cell>
          <table:table-cell office:value-type="float" office:value="41.4" table:style-name="ce27">
            <text:p>41</text:p>
          </table:table-cell>
          <table:table-cell office:value-type="float" office:value="3559.44" table:style-name="ce27">
            <text:p>3,559</text:p>
          </table:table-cell>
          <table:table-cell table:style-name="ce27"/>
          <table:table-cell office:value-type="float" office:value="8669.77" table:style-name="ce27">
            <text:p>8,670</text:p>
          </table:table-cell>
          <table:table-cell office:value-type="float" office:value="38072.990000000005" table:style-name="ce27">
            <text:p>38,073</text:p>
          </table:table-cell>
          <table:table-cell office:value-type="float" office:value="46742.760000000009" table:style-name="ce27">
            <text:p>46,743</text:p>
          </table:table-cell>
          <table:table-cell table:style-name="ce27"/>
          <table:table-cell office:value-type="float" office:value="50302.200000000012" table:style-name="ce28">
            <text:p>50,302</text:p>
          </table:table-cell>
          <table:table-cell table:style-name="ce27"/>
          <table:table-cell office:value-type="float" office:value="30265.41" table:style-name="ce27">
            <text:p>30,265</text:p>
          </table:table-cell>
          <table:table-cell office:value-type="float" office:value="84422.5" table:style-name="ce27">
            <text:p>84,423</text:p>
          </table:table-cell>
          <table:table-cell office:value-type="float" office:value="229889.2" table:style-name="ce27">
            <text:p>229,889</text:p>
          </table:table-cell>
          <table:table-cell office:value-type="float" office:value="314311.7" table:style-name="ce27">
            <text:p>314,312</text:p>
          </table:table-cell>
          <table:table-cell office:value-type="float" office:value="344577.1" table:style-name="ce28">
            <text:p>344,577</text:p>
          </table:table-cell>
          <table:table-cell table:style-name="ce27"/>
          <table:table-cell office:value-type="float" office:value="394879.3" table:style-name="ce28">
            <text:p>394,879</text:p>
          </table:table-cell>
          <table:table-cell table:style-name="ce6"/>
          <table:table-cell table:number-columns-repeated="16364" table:style-name="ce9"/>
        </table:table-row>
        <table:table-row table:style-name="ro8">
          <table:table-cell office:value-type="float" office:value="2008" table:style-name="ce35">
            <text:p>2008</text:p>
          </table:table-cell>
          <table:table-cell table:style-name="ce35"/>
          <table:table-cell office:value-type="float" office:value="3517.6" table:style-name="ce27">
            <text:p>3,518</text:p>
          </table:table-cell>
          <table:table-cell office:value-type="float" office:value="41" table:style-name="ce27">
            <text:p>41</text:p>
          </table:table-cell>
          <table:table-cell office:value-type="float" office:value="3558.6" table:style-name="ce27">
            <text:p>3,559</text:p>
          </table:table-cell>
          <table:table-cell table:style-name="ce27"/>
          <table:table-cell office:value-type="float" office:value="8633.6999999999989" table:style-name="ce27">
            <text:p>8,634</text:p>
          </table:table-cell>
          <table:table-cell office:value-type="float" office:value="38057.100000000006" table:style-name="ce27">
            <text:p>38,057</text:p>
          </table:table-cell>
          <table:table-cell office:value-type="float" office:value="46690.8" table:style-name="ce27">
            <text:p>46,691</text:p>
          </table:table-cell>
          <table:table-cell table:style-name="ce27"/>
          <table:table-cell office:value-type="float" office:value="50249.4" table:style-name="ce28">
            <text:p>50,249</text:p>
          </table:table-cell>
          <table:table-cell table:style-name="ce27"/>
          <table:table-cell office:value-type="float" office:value="30161.200000000001" table:style-name="ce27">
            <text:p>30,161</text:p>
          </table:table-cell>
          <table:table-cell office:value-type="float" office:value="84574.099999999991" table:style-name="ce27">
            <text:p>84,574</text:p>
          </table:table-cell>
          <table:table-cell office:value-type="float" office:value="229482" table:style-name="ce27">
            <text:p>229,482</text:p>
          </table:table-cell>
          <table:table-cell office:value-type="float" office:value="314056.09999999998" table:style-name="ce27">
            <text:p>314,056</text:p>
          </table:table-cell>
          <table:table-cell office:value-type="float" office:value="344217.3" table:style-name="ce28">
            <text:p>344,217</text:p>
          </table:table-cell>
          <table:table-cell table:style-name="ce27"/>
          <table:table-cell office:value-type="float" office:value="394466.7" table:style-name="ce28">
            <text:p>394,467</text:p>
          </table:table-cell>
          <table:table-cell table:style-name="ce6"/>
          <table:table-cell table:number-columns-repeated="16364" table:style-name="ce9"/>
        </table:table-row>
        <table:table-row table:style-name="ro8">
          <table:table-cell office:value-type="float" office:value="2009" table:style-name="ce35">
            <text:p>2009</text:p>
          </table:table-cell>
          <table:table-cell table:style-name="ce35"/>
          <table:table-cell office:value-type="float" office:value="3518.7" table:style-name="ce27">
            <text:p>3,519</text:p>
          </table:table-cell>
          <table:table-cell office:value-type="float" office:value="41" table:style-name="ce27">
            <text:p>41</text:p>
          </table:table-cell>
          <table:table-cell office:value-type="float" office:value="3559.7" table:style-name="ce27">
            <text:p>3,560</text:p>
          </table:table-cell>
          <table:table-cell table:style-name="ce27"/>
          <table:table-cell office:value-type="float" office:value="8596.2000000000007" table:style-name="ce27">
            <text:p>8,596</text:p>
          </table:table-cell>
          <table:table-cell office:value-type="float" office:value="38173.300000000003" table:style-name="ce27">
            <text:p>38,173</text:p>
          </table:table-cell>
          <table:table-cell office:value-type="float" office:value="46769.5" table:style-name="ce27">
            <text:p>46,770</text:p>
          </table:table-cell>
          <table:table-cell table:style-name="ce27"/>
          <table:table-cell office:value-type="float" office:value="50329.2" table:style-name="ce28">
            <text:p>50,329</text:p>
          </table:table-cell>
          <table:table-cell table:style-name="ce27"/>
          <table:table-cell office:value-type="float" office:value="30141.3" table:style-name="ce27">
            <text:p>30,141</text:p>
          </table:table-cell>
          <table:table-cell office:value-type="float" office:value="84812.9" table:style-name="ce27">
            <text:p>84,813</text:p>
          </table:table-cell>
          <table:table-cell office:value-type="float" office:value="229144.8" table:style-name="ce27">
            <text:p>229,145</text:p>
          </table:table-cell>
          <table:table-cell office:value-type="float" office:value="313957.7" table:style-name="ce27">
            <text:p>313,958</text:p>
          </table:table-cell>
          <table:table-cell office:value-type="float" office:value="344099" table:style-name="ce28">
            <text:p>344,099</text:p>
          </table:table-cell>
          <table:table-cell table:style-name="ce27"/>
          <table:table-cell office:value-type="float" office:value="394428.2" table:style-name="ce28">
            <text:p>394,428</text:p>
          </table:table-cell>
          <table:table-cell table:style-name="ce6"/>
          <table:table-cell table:number-columns-repeated="16364" table:style-name="ce9"/>
        </table:table-row>
        <table:table-row table:style-name="ro9">
          <table:table-cell office:value-type="float" office:value="2010" table:style-name="ce35">
            <text:p>2010</text:p>
          </table:table-cell>
          <table:table-cell table:style-name="ce35"/>
          <table:table-cell office:value-type="float" office:value="3516.6" table:style-name="ce27">
            <text:p>3,517</text:p>
          </table:table-cell>
          <table:table-cell office:value-type="float" office:value="41" table:style-name="ce27">
            <text:p>41</text:p>
          </table:table-cell>
          <table:table-cell office:value-type="float" office:value="3557.6" table:style-name="ce27">
            <text:p>3,558</text:p>
          </table:table-cell>
          <table:table-cell table:style-name="ce27"/>
          <table:table-cell office:value-type="float" office:value="8488.6" table:style-name="ce27">
            <text:p>8,489</text:p>
          </table:table-cell>
          <table:table-cell office:value-type="float" office:value="38218.399999999994" table:style-name="ce27">
            <text:p>38,218</text:p>
          </table:table-cell>
          <table:table-cell office:value-type="float" office:value="46706.999999999993" table:style-name="ce27">
            <text:p>46,707</text:p>
          </table:table-cell>
          <table:table-cell table:style-name="ce27"/>
          <table:table-cell office:value-type="float" office:value="50264.599999999991" table:style-name="ce28">
            <text:p>50,265</text:p>
          </table:table-cell>
          <table:table-cell table:style-name="ce27"/>
          <table:table-cell office:value-type="float" office:value="30191.9" table:style-name="ce27">
            <text:p>30,192</text:p>
          </table:table-cell>
          <table:table-cell office:value-type="float" office:value="84826.6" table:style-name="ce27">
            <text:p>84,827</text:p>
          </table:table-cell>
          <table:table-cell office:value-type="float" office:value="228970" table:style-name="ce27">
            <text:p>228,970</text:p>
          </table:table-cell>
          <table:table-cell office:value-type="float" office:value="313796.59999999998" table:style-name="ce27">
            <text:p>313,797</text:p>
          </table:table-cell>
          <table:table-cell office:value-type="float" office:value="343988.5" table:style-name="ce28">
            <text:p>343,989</text:p>
          </table:table-cell>
          <table:table-cell table:style-name="ce27"/>
          <table:table-cell office:value-type="float" office:value="394253.1" table:style-name="ce28">
            <text:p>394,253</text:p>
          </table:table-cell>
          <table:table-cell table:style-name="ce6"/>
          <table:table-cell table:number-columns-repeated="16364" table:style-name="ce9"/>
        </table:table-row>
        <table:table-row table:style-name="ro8">
          <table:table-cell office:value-type="float" office:value="2011" table:style-name="ce35">
            <text:p>2011</text:p>
          </table:table-cell>
          <table:table-cell table:style-name="ce35"/>
          <table:table-cell office:value-type="float" office:value="3529.2" table:style-name="ce27">
            <text:p>3,529</text:p>
          </table:table-cell>
          <table:table-cell office:value-type="float" office:value="41" table:style-name="ce27">
            <text:p>41</text:p>
          </table:table-cell>
          <table:table-cell office:value-type="float" office:value="3570.2" table:style-name="ce27">
            <text:p>3,570</text:p>
          </table:table-cell>
          <table:table-cell table:style-name="ce27"/>
          <table:table-cell office:value-type="float" office:value="8508.2000000000007" table:style-name="ce27">
            <text:p>8,508</text:p>
          </table:table-cell>
          <table:table-cell office:value-type="float" office:value="38225.4" table:style-name="ce27">
            <text:p>38,225</text:p>
          </table:table-cell>
          <table:table-cell office:value-type="float" office:value="46733.600000000006" table:style-name="ce27">
            <text:p>46,734</text:p>
          </table:table-cell>
          <table:table-cell table:style-name="ce27"/>
          <table:table-cell office:value-type="float" office:value="50303.8" table:style-name="ce28">
            <text:p>50,304</text:p>
          </table:table-cell>
          <table:table-cell table:style-name="ce27"/>
          <table:table-cell office:value-type="float" office:value="30207.8" table:style-name="ce27">
            <text:p>30,208</text:p>
          </table:table-cell>
          <table:table-cell office:value-type="float" office:value="84831.3" table:style-name="ce27">
            <text:p>84,831</text:p>
          </table:table-cell>
          <table:table-cell office:value-type="float" office:value="228952.9" table:style-name="ce27">
            <text:p>228,953</text:p>
          </table:table-cell>
          <table:table-cell office:value-type="float" office:value="313784.2" table:style-name="ce27">
            <text:p>313,784</text:p>
          </table:table-cell>
          <table:table-cell office:value-type="float" office:value="343992" table:style-name="ce28">
            <text:p>343,992</text:p>
          </table:table-cell>
          <table:table-cell table:style-name="ce27"/>
          <table:table-cell office:value-type="float" office:value="394295.8" table:style-name="ce28">
            <text:p>394,296</text:p>
          </table:table-cell>
          <table:table-cell table:style-name="ce6"/>
          <table:table-cell table:number-columns-repeated="16364" table:style-name="ce9"/>
        </table:table-row>
        <table:table-row table:style-name="ro10">
          <table:table-cell office:value-type="float" office:value="2012" table:style-name="ce35">
            <text:p>2012</text:p>
          </table:table-cell>
          <table:table-cell table:style-name="ce35"/>
          <table:table-cell office:value-type="float" office:value="3575.62" table:style-name="ce27">
            <text:p>3,576</text:p>
          </table:table-cell>
          <table:table-cell office:value-type="float" office:value="41.4" table:style-name="ce27">
            <text:p>41</text:p>
          </table:table-cell>
          <table:table-cell office:value-type="float" office:value="3617.02" table:style-name="ce27">
            <text:p>3,617</text:p>
          </table:table-cell>
          <table:table-cell table:style-name="ce27"/>
          <table:table-cell office:value-type="float" office:value="8506.869999999999" table:style-name="ce27">
            <text:p>8,507</text:p>
          </table:table-cell>
          <table:table-cell office:value-type="float" office:value="38234.699999999997" table:style-name="ce27">
            <text:p>38,235</text:p>
          </table:table-cell>
          <table:table-cell office:value-type="float" office:value="46741.569999999992" table:style-name="ce27">
            <text:p>46,742</text:p>
          </table:table-cell>
          <table:table-cell table:style-name="ce27"/>
          <table:table-cell office:value-type="float" office:value="50358.589999999989" table:style-name="ce28">
            <text:p>50,359</text:p>
          </table:table-cell>
          <table:table-cell table:style-name="ce27"/>
          <table:table-cell office:value-type="float" office:value="30214.1" table:style-name="ce27">
            <text:p>30,214</text:p>
          </table:table-cell>
          <table:table-cell office:value-type="float" office:value="84903.1" table:style-name="ce27">
            <text:p>84,903</text:p>
          </table:table-cell>
          <table:table-cell office:value-type="float" office:value="229413.8" table:style-name="ce27">
            <text:p>229,414</text:p>
          </table:table-cell>
          <table:table-cell office:value-type="float" office:value="314316.90000000002" table:style-name="ce27">
            <text:p>314,317</text:p>
          </table:table-cell>
          <table:table-cell office:value-type="float" office:value="344531" table:style-name="ce28">
            <text:p>344,531</text:p>
          </table:table-cell>
          <table:table-cell table:style-name="ce27"/>
          <table:table-cell office:value-type="float" office:value="394889.6" table:style-name="ce28">
            <text:p>394,890</text:p>
          </table:table-cell>
          <table:table-cell table:style-name="ce37"/>
          <table:table-cell table:number-columns-repeated="16364" table:style-name="ce9"/>
        </table:table-row>
        <table:table-row table:style-name="ro11">
          <table:table-cell office:value-type="string" table:style-name="ce35">
            <text:p>2013<text:s/><text:span text:style-name="T1">3</text:span></text:p>
          </table:table-cell>
          <table:table-cell table:style-name="ce36"/>
          <table:table-cell office:value-type="float" office:value="3599.72" table:style-name="ce27">
            <text:p>3,600</text:p>
          </table:table-cell>
          <table:table-cell office:value-type="float" office:value="41.4" table:style-name="ce27">
            <text:p>41</text:p>
          </table:table-cell>
          <table:table-cell office:value-type="float" office:value="3641.12" table:style-name="ce27">
            <text:p>3,641</text:p>
          </table:table-cell>
          <table:table-cell table:style-name="ce27"/>
          <table:table-cell office:value-type="float" office:value="8504.57" table:style-name="ce27">
            <text:p>8,505</text:p>
          </table:table-cell>
          <table:table-cell office:value-type="float" office:value="38244.870000000003" table:style-name="ce27">
            <text:p>38,245</text:p>
          </table:table-cell>
          <table:table-cell office:value-type="float" office:value="46749.440000000002" table:style-name="ce27">
            <text:p>46,749</text:p>
          </table:table-cell>
          <table:table-cell table:style-name="ce27"/>
          <table:table-cell office:value-type="float" office:value="50390.560000000005" table:style-name="ce28">
            <text:p>50,391</text:p>
          </table:table-cell>
          <table:table-cell table:style-name="ce27"/>
          <table:table-cell office:value-type="float" office:value="30217.25" table:style-name="ce27">
            <text:p>30,217</text:p>
          </table:table-cell>
          <table:table-cell office:value-type="string" table:style-name="ce27">
            <text:p>:</text:p>
          </table:table-cell>
          <table:table-cell office:value-type="string" table:style-name="ce27">
            <text:p>:</text:p>
          </table:table-cell>
          <table:table-cell office:value-type="float" office:value="314853" table:style-name="ce27">
            <text:p>314,853</text:p>
          </table:table-cell>
          <table:table-cell office:value-type="float" office:value="345070.2" table:style-name="ce28">
            <text:p>345,070</text:p>
          </table:table-cell>
          <table:table-cell table:style-name="ce27"/>
          <table:table-cell office:value-type="float" office:value="395460.8" table:style-name="ce28">
            <text:p>395,461</text:p>
          </table:table-cell>
          <table:table-cell table:style-name="ce6"/>
          <table:table-cell table:number-columns-repeated="16364" table:style-name="ce9"/>
        </table:table-row>
        <table:table-row table:style-name="ro11">
          <table:table-cell office:value-type="string" table:style-name="ce35">
            <text:p>2014<text:s/><text:span text:style-name="T1">3</text:span></text:p>
          </table:table-cell>
          <table:table-cell table:style-name="ce36"/>
          <table:table-cell office:value-type="float" office:value="3603.32" table:style-name="ce27">
            <text:p>3,603</text:p>
          </table:table-cell>
          <table:table-cell office:value-type="float" office:value="41.4" table:style-name="ce27">
            <text:p>41</text:p>
          </table:table-cell>
          <table:table-cell office:value-type="float" office:value="3644.7200000000003" table:style-name="ce27">
            <text:p>3,645</text:p>
          </table:table-cell>
          <table:table-cell table:style-name="ce27"/>
          <table:table-cell office:value-type="float" office:value="8484.67" table:style-name="ce27">
            <text:p>8,485</text:p>
          </table:table-cell>
          <table:table-cell office:value-type="float" office:value="38300.559999999998" table:style-name="ce27">
            <text:p>38,301</text:p>
          </table:table-cell>
          <table:table-cell office:value-type="float" office:value="46785.229999999996" table:style-name="ce27">
            <text:p>46,785</text:p>
          </table:table-cell>
          <table:table-cell table:style-name="ce27"/>
          <table:table-cell office:value-type="float" office:value="50429.95" table:style-name="ce28">
            <text:p>50,430</text:p>
          </table:table-cell>
          <table:table-cell table:style-name="ce27"/>
          <table:table-cell office:value-type="float" office:value="30207.09" table:style-name="ce27">
            <text:p>30,207</text:p>
          </table:table-cell>
          <table:table-cell office:value-type="string" table:style-name="ce27">
            <text:p>:</text:p>
          </table:table-cell>
          <table:table-cell office:value-type="string" table:style-name="ce27">
            <text:p>:</text:p>
          </table:table-cell>
          <table:table-cell office:value-type="float" office:value="314982.8" table:style-name="ce27">
            <text:p>314,983</text:p>
          </table:table-cell>
          <table:table-cell office:value-type="float" office:value="345189.9" table:style-name="ce28">
            <text:p>345,190</text:p>
          </table:table-cell>
          <table:table-cell table:style-name="ce27"/>
          <table:table-cell office:value-type="float" office:value="395619.88" table:style-name="ce28">
            <text:p>395,620</text:p>
          </table:table-cell>
          <table:table-cell table:style-name="ce6"/>
          <table:table-cell table:number-columns-repeated="16364" table:style-name="ce9"/>
        </table:table-row>
        <table:table-row table:style-name="ro11">
          <table:table-cell office:value-type="float" office:value="2015" table:style-name="ce35">
            <text:p>2015</text:p>
          </table:table-cell>
          <table:table-cell table:style-name="ce35"/>
          <table:table-cell office:value-type="float" office:value="3612.13" table:style-name="ce27">
            <text:p>3,612</text:p>
          </table:table-cell>
          <table:table-cell office:value-type="float" office:value="41.4" table:style-name="ce27">
            <text:p>41</text:p>
          </table:table-cell>
          <table:table-cell office:value-type="float" office:value="3653.53" table:style-name="ce27">
            <text:p>3,654</text:p>
          </table:table-cell>
          <table:table-cell table:style-name="ce27"/>
          <table:table-cell office:value-type="float" office:value="8477.66" table:style-name="ce27">
            <text:p>8,478</text:p>
          </table:table-cell>
          <table:table-cell office:value-type="float" office:value="38298.379999999997" table:style-name="ce27">
            <text:p>38,298</text:p>
          </table:table-cell>
          <table:table-cell office:value-type="float" office:value="46776.039999999994" table:style-name="ce27">
            <text:p>46,776</text:p>
          </table:table-cell>
          <table:table-cell table:style-name="ce27"/>
          <table:table-cell office:value-type="float" office:value="50429.569999999992" table:style-name="ce28">
            <text:p>50,430</text:p>
          </table:table-cell>
          <table:table-cell table:style-name="ce27"/>
          <table:table-cell office:value-type="float" office:value="30285.72" table:style-name="ce27">
            <text:p>30,286</text:p>
          </table:table-cell>
          <table:table-cell office:value-type="float" office:value="84361.5" table:style-name="ce27">
            <text:p>84,362</text:p>
          </table:table-cell>
          <table:table-cell office:value-type="float" office:value="230626.4" table:style-name="ce27">
            <text:p>230,626</text:p>
          </table:table-cell>
          <table:table-cell office:value-type="float" office:value="314987.90000000002" table:style-name="ce27">
            <text:p>314,988</text:p>
          </table:table-cell>
          <table:table-cell office:value-type="float" office:value="345273.59999999998" table:style-name="ce28">
            <text:p>345,274</text:p>
          </table:table-cell>
          <table:table-cell table:style-name="ce27"/>
          <table:table-cell office:value-type="float" office:value="395703.1" table:style-name="ce28">
            <text:p>395,703</text:p>
          </table:table-cell>
          <table:table-cell table:style-name="ce6"/>
          <table:table-cell table:number-columns-repeated="16364" table:style-name="ce9"/>
        </table:table-row>
        <table:table-row table:style-name="ro11">
          <table:table-cell office:value-type="float" office:value="2016" table:style-name="ce35">
            <text:p>2016</text:p>
          </table:table-cell>
          <table:table-cell table:style-name="ce35"/>
          <table:table-cell office:value-type="float" office:value="3608.03" table:style-name="ce27">
            <text:p>3,608</text:p>
          </table:table-cell>
          <table:table-cell office:value-type="float" office:value="41.4" table:style-name="ce27">
            <text:p>41</text:p>
          </table:table-cell>
          <table:table-cell office:value-type="float" office:value="3649.4300000000003" table:style-name="ce27">
            <text:p>3,649</text:p>
          </table:table-cell>
          <table:table-cell table:style-name="ce27"/>
          <table:table-cell office:value-type="float" office:value="8464.66" table:style-name="ce27">
            <text:p>8,465</text:p>
          </table:table-cell>
          <table:table-cell office:value-type="float" office:value="38350.58" table:style-name="ce27">
            <text:p>38,351</text:p>
          </table:table-cell>
          <table:table-cell office:value-type="float" office:value="46815.240000000005" table:style-name="ce27">
            <text:p>46,815</text:p>
          </table:table-cell>
          <table:table-cell table:style-name="ce27"/>
          <table:table-cell office:value-type="float" office:value="50464.670000000006" table:style-name="ce28">
            <text:p>50,465</text:p>
          </table:table-cell>
          <table:table-cell table:style-name="ce27"/>
          <table:table-cell office:value-type="float" office:value="30295.16" table:style-name="ce27">
            <text:p>30,295</text:p>
          </table:table-cell>
          <table:table-cell office:value-type="string" table:style-name="ce27">
            <text:p>:</text:p>
          </table:table-cell>
          <table:table-cell office:value-type="string" table:style-name="ce27">
            <text:p>:</text:p>
          </table:table-cell>
          <table:table-cell office:value-type="float" office:value="315959.09999999998" table:style-name="ce27">
            <text:p>315,959</text:p>
          </table:table-cell>
          <table:table-cell office:value-type="float" office:value="346254.3" table:style-name="ce28">
            <text:p>346,254</text:p>
          </table:table-cell>
          <table:table-cell table:style-name="ce27"/>
          <table:table-cell office:value-type="float" office:value="396719" table:style-name="ce28">
            <text:p>396,719</text:p>
          </table:table-cell>
          <table:table-cell table:style-name="ce6"/>
          <table:table-cell table:number-columns-repeated="16364" table:style-name="ce9"/>
        </table:table-row>
        <table:table-row table:style-name="ro11">
          <table:table-cell office:value-type="string" table:style-name="ce38">
            <text:p>2017<text:s/><text:span text:style-name="T1">4</text:span></text:p>
          </table:table-cell>
          <table:table-cell table:style-name="ce39"/>
          <table:table-cell office:value-type="float" office:value="3644" table:style-name="ce40">
            <text:p>3,644</text:p>
          </table:table-cell>
          <table:table-cell office:value-type="float" office:value="44.2" table:style-name="ce40">
            <text:p>44</text:p>
          </table:table-cell>
          <table:table-cell office:value-type="float" office:value="3688.2" table:style-name="ce40">
            <text:p>3,688</text:p>
          </table:table-cell>
          <table:table-cell table:style-name="ce40"/>
          <table:table-cell office:value-type="float" office:value="8480.5" table:style-name="ce40">
            <text:p>8,481</text:p>
          </table:table-cell>
          <table:table-cell office:value-type="float" office:value="38415.699999999997" table:style-name="ce40">
            <text:p>38,416</text:p>
          </table:table-cell>
          <table:table-cell office:value-type="float" office:value="46896.2" table:style-name="ce40">
            <text:p>46,896</text:p>
          </table:table-cell>
          <table:table-cell table:style-name="ce40"/>
          <table:table-cell office:value-type="float" office:value="50584.399999999994" table:style-name="ce41">
            <text:p>50,584</text:p>
          </table:table-cell>
          <table:table-cell table:style-name="ce40"/>
          <table:table-cell office:value-type="float" office:value="30323.49" table:style-name="ce40">
            <text:p>30,323</text:p>
          </table:table-cell>
          <table:table-cell office:value-type="string" table:style-name="ce40">
            <text:p>:</text:p>
          </table:table-cell>
          <table:table-cell office:value-type="string" table:style-name="ce40">
            <text:p>:</text:p>
          </table:table-cell>
          <table:table-cell office:value-type="float" office:value="316131.20000000001" table:style-name="ce40">
            <text:p>316,131</text:p>
          </table:table-cell>
          <table:table-cell office:value-type="float" office:value="346454.7" table:style-name="ce41">
            <text:p>346,455</text:p>
          </table:table-cell>
          <table:table-cell table:style-name="ce40"/>
          <table:table-cell office:value-type="float" office:value="397039.1" table:style-name="ce41">
            <text:p>397,039</text:p>
          </table:table-cell>
          <table:table-cell table:number-columns-repeated="16365" table:style-name="ce9"/>
        </table:table-row>
        <table:table-row table:style-name="ro10">
          <table:table-cell table:number-columns-repeated="2" table:style-name="ce35"/>
          <table:table-cell table:number-columns-repeated="17" table:style-name="ce27"/>
          <table:table-cell table:number-columns-repeated="16365" table:style-name="ce9"/>
        </table:table-row>
        <table:table-row table:style-name="ro10">
          <table:table-cell office:value-type="string" table:style-name="ce42">
            <text:p>Values may not sum to totals due to rounding</text:p>
          </table:table-cell>
          <table:table-cell table:number-columns-repeated="17" table:style-name="ce43"/>
          <table:table-cell table:style-name="ce28"/>
          <table:table-cell table:number-columns-repeated="16365" table:style-name="ce9"/>
        </table:table-row>
        <table:table-row table:style-name="ro10">
          <table:table-cell table:style-name="ce44"/>
          <table:table-cell table:number-columns-repeated="17" table:style-name="ce43"/>
          <table:table-cell table:style-name="ce7"/>
          <table:table-cell table:number-columns-repeated="16365" table:style-name="ce9"/>
        </table:table-row>
        <table:table-row table:style-name="ro10">
          <table:table-cell office:value-type="string" table:style-name="ce45">
            <text:p>1. Figures for trunk and principal 'A' roads in England from 2001 onwards are affected by the detrunking programme.</text:p>
          </table:table-cell>
          <table:table-cell table:number-columns-repeated="8" table:style-name="ce43"/>
          <table:table-cell table:style-name="ce46"/>
          <table:table-cell table:style-name="ce43"/>
          <table:table-cell table:number-columns-repeated="4" table:style-name="ce47"/>
          <table:table-cell table:style-name="ce46"/>
          <table:table-cell table:style-name="ce43"/>
          <table:table-cell table:style-name="ce46"/>
          <table:table-cell table:style-name="ce7"/>
          <table:table-cell table:number-columns-repeated="16365" table:style-name="ce9"/>
        </table:table-row>
        <table:table-row table:style-name="ro10">
          <table:table-cell office:value-type="string" table:style-name="ce45">
            <text:p>2. New information from 2004 and from 2006 enabled better estimates of road lengths to be made - see Notes and definitions.</text:p>
          </table:table-cell>
          <table:table-cell table:number-columns-repeated="12" table:style-name="ce48"/>
          <table:table-cell table:number-columns-repeated="2" table:style-name="ce49"/>
          <table:table-cell table:number-columns-repeated="3" table:style-name="ce50"/>
          <table:table-cell table:style-name="ce7"/>
          <table:table-cell table:number-columns-repeated="16365" table:style-name="ce9"/>
        </table:table-row>
        <table:table-row table:style-name="ro10">
          <table:table-cell office:value-type="string" table:style-name="ce45">
            <text:p>3. Minor roads figures in 2013, 2014 and 2016 have been derived differently, with 'C' and 'U' roads combined, as no R199b road length consultation with local authorities took place. See methodology note for further detail.</text:p>
          </table:table-cell>
          <table:table-cell table:number-columns-repeated="14" table:style-name="ce48"/>
          <table:table-cell table:number-columns-repeated="2" table:style-name="ce51"/>
          <table:table-cell table:style-name="ce50"/>
          <table:table-cell table:style-name="ce7"/>
          <table:table-cell table:number-columns-repeated="16365" table:style-name="ce9"/>
        </table:table-row>
        <table:table-row table:style-name="ro10">
          <table:table-cell office:value-type="string" table:style-name="ce45">
            <text:p>4. In 2017 a set of methodological changes were made that will affect comparability of road length compared to previous years.<text:s/></text:p>
          </table:table-cell>
          <table:table-cell table:number-columns-repeated="14" table:style-name="ce48"/>
          <table:table-cell table:number-columns-repeated="2" table:style-name="ce51"/>
          <table:table-cell table:style-name="ce50"/>
          <table:table-cell table:style-name="ce7"/>
          <table:table-cell table:number-columns-repeated="16365" table:style-name="ce9"/>
        </table:table-row>
        <table:table-row table:style-name="ro10">
          <table:table-cell table:style-name="ce45"/>
          <table:table-cell table:number-columns-repeated="14" table:style-name="ce48"/>
          <table:table-cell table:number-columns-repeated="2" table:style-name="ce51"/>
          <table:table-cell table:style-name="ce50"/>
          <table:table-cell table:style-name="ce7"/>
          <table:table-cell table:number-columns-repeated="16365" table:style-name="ce9"/>
        </table:table-row>
        <table:table-row table:style-name="ro10">
          <table:table-cell office:value-type="string" table:style-name="ce45">
            <text:p>Symbols</text:p>
          </table:table-cell>
          <table:table-cell table:number-columns-repeated="14" table:style-name="ce48"/>
          <table:table-cell table:number-columns-repeated="2" table:style-name="ce51"/>
          <table:table-cell table:style-name="ce50"/>
          <table:table-cell table:style-name="ce52"/>
          <table:table-cell table:number-columns-repeated="16365" table:style-name="ce9"/>
        </table:table-row>
        <table:table-row table:style-name="ro10">
          <table:table-cell office:value-type="string" table:style-name="ce53">
            <text:p>: <text:s/>Value not available</text:p>
          </table:table-cell>
          <table:table-cell table:number-columns-repeated="14" table:style-name="ce48"/>
          <table:table-cell table:style-name="ce51"/>
          <table:table-cell table:number-columns-repeated="16368" table:style-name="ce6"/>
        </table:table-row>
        <table:table-row table:style-name="ro10">
          <table:table-cell office:value-type="string" table:style-name="ce45">
            <text:p>. <text:s/>Not applicable</text:p>
          </table:table-cell>
          <table:table-cell table:number-columns-repeated="14" table:style-name="ce48"/>
          <table:table-cell table:style-name="ce51"/>
          <table:table-cell table:number-columns-repeated="16368" table:style-name="ce54"/>
        </table:table-row>
        <table:table-row table:style-name="ro10">
          <table:table-cell table:number-columns-repeated="9" table:style-name="ce55"/>
          <table:table-cell table:number-columns-repeated="2" table:style-name="ce50"/>
          <table:table-cell table:style-name="ce55"/>
          <table:table-cell table:style-name="ce56"/>
          <table:table-cell table:number-columns-repeated="2" table:style-name="ce55"/>
          <table:table-cell table:number-columns-repeated="3" table:style-name="ce50"/>
          <table:table-cell table:style-name="ce7"/>
          <table:table-cell table:number-columns-repeated="16365" table:style-name="ce9"/>
        </table:table-row>
        <table:table-row table:style-name="ro10">
          <table:table-cell office:value-type="string" table:style-name="ce57">
            <text:p>Telephone: 020 7944 5032</text:p>
          </table:table-cell>
          <table:table-cell table:number-columns-repeated="8" table:style-name="ce55"/>
          <table:table-cell table:number-columns-repeated="2" table:style-name="ce50"/>
          <table:table-cell table:style-name="ce55"/>
          <table:table-cell table:style-name="ce56"/>
          <table:table-cell table:number-columns-repeated="2" table:style-name="ce55"/>
          <table:table-cell table:number-columns-repeated="2" table:style-name="ce50"/>
          <table:table-cell table:style-name="ce58"/>
          <table:table-cell office:value-type="string" table:style-name="ce59">
            <text:p>Source: Department for Transport</text:p>
          </table:table-cell>
          <table:table-cell table:number-columns-repeated="16365" table:style-name="ce9"/>
        </table:table-row>
        <table:table-row table:style-name="ro10">
          <table:table-cell office:value-type="string" table:style-name="ce60">
            <text:p><text:a xlink:href="mailto:road.length@dft.gsi.gov.uk">Email:<text:s/><text:span text:style-name="T2">road.length@dft.gsi.gov.uk</text:span></text:a></text:p>
          </table:table-cell>
          <table:table-cell table:style-name="ce61"/>
          <table:table-cell table:number-columns-repeated="7" table:style-name="ce55"/>
          <table:table-cell table:number-columns-repeated="2" table:style-name="ce50"/>
          <table:table-cell table:style-name="ce55"/>
          <table:table-cell table:style-name="ce56"/>
          <table:table-cell table:number-columns-repeated="2" table:style-name="ce55"/>
          <table:table-cell table:style-name="ce50"/>
          <table:table-cell table:style-name="ce51"/>
          <table:table-cell table:style-name="ce50"/>
          <table:table-cell table:style-name="ce62"/>
          <table:table-cell table:number-columns-repeated="16365" table:style-name="ce9"/>
        </table:table-row>
        <table:table-row table:style-name="ro2">
          <table:table-cell office:value-type="string" table:style-name="ce63">
            <text:p><text:a xlink:href="https://www.gov.uk/government/uploads/system/uploads/attachment_data/file/230605/road-length-notes-definitions.pdf">Notes and definitions</text:a></text:p>
          </table:table-cell>
          <table:table-cell table:style-name="ce64"/>
          <table:table-cell table:number-columns-repeated="2" table:style-name="ce55"/>
          <table:table-cell table:style-name="ce65"/>
          <table:table-cell table:number-columns-repeated="4" table:style-name="ce55"/>
          <table:table-cell table:number-columns-repeated="2" table:style-name="ce50"/>
          <table:table-cell table:number-columns-repeated="2" table:style-name="ce56"/>
          <table:table-cell table:number-columns-repeated="2" table:style-name="ce55"/>
          <table:table-cell table:style-name="ce50"/>
          <table:table-cell table:style-name="ce51"/>
          <table:table-cell table:style-name="ce50"/>
          <table:table-cell office:value-type="string" table:style-name="ce66">
            <text:p>Last updated: 5 July 2018</text:p>
          </table:table-cell>
          <table:table-cell table:number-columns-repeated="16365" table:style-name="ce9"/>
        </table:table-row>
        <table:table-row table:style-name="ro8">
          <table:table-cell office:value-type="string" table:style-name="ce63">
            <text:p><text:a xlink:href="https://www.gov.uk/government/uploads/system/uploads/attachment_data/file/230607/road-length-statistics-methodology.pdf">Methodology note</text:a></text:p>
          </table:table-cell>
          <table:table-cell table:style-name="ce50"/>
          <table:table-cell table:style-name="ce67"/>
          <table:table-cell table:style-name="ce55"/>
          <table:table-cell table:number-columns-repeated="5" table:style-name="ce67"/>
          <table:table-cell table:number-columns-repeated="2" table:style-name="ce68"/>
          <table:table-cell table:style-name="ce55"/>
          <table:table-cell table:style-name="ce56"/>
          <table:table-cell table:number-columns-repeated="2" table:style-name="ce55"/>
          <table:table-cell table:style-name="ce50"/>
          <table:table-cell table:style-name="ce68"/>
          <table:table-cell table:style-name="ce65"/>
          <table:table-cell office:value-type="string" table:style-name="ce66">
            <text:p>Next update: April / May 2019</text:p>
          </table:table-cell>
          <table:table-cell table:number-columns-repeated="16365" table:style-name="ce9"/>
        </table:table-row>
        <table:table-row table:style-name="ro8">
          <table:table-cell table:number-columns-repeated="9" table:style-name="ce55"/>
          <table:table-cell table:number-columns-repeated="2" table:style-name="ce50"/>
          <table:table-cell table:style-name="ce55"/>
          <table:table-cell table:style-name="ce56"/>
          <table:table-cell table:number-columns-repeated="2" table:style-name="ce55"/>
          <table:table-cell table:number-columns-repeated="3" table:style-name="ce50"/>
          <table:table-cell table:style-name="ce7"/>
          <table:table-cell table:number-columns-repeated="16365" table:style-name="ce9"/>
        </table:table-row>
        <table:table-row table:style-name="ro8">
          <table:table-cell office:value-type="string" table:style-name="ce53">
            <text:p>The figures in this table are National Statistics</text:p>
          </table:table-cell>
          <table:table-cell table:number-columns-repeated="8" table:style-name="ce55"/>
          <table:table-cell table:number-columns-repeated="2" table:style-name="ce50"/>
          <table:table-cell table:style-name="ce55"/>
          <table:table-cell table:style-name="ce56"/>
          <table:table-cell table:number-columns-repeated="2" table:style-name="ce55"/>
          <table:table-cell table:number-columns-repeated="3" table:style-name="ce50"/>
          <table:table-cell table:style-name="ce7"/>
          <table:table-cell table:number-columns-repeated="16365" table:style-name="ce9"/>
        </table:table-row>
        <table:table-row table:style-name="ro8">
          <table:table-cell table:number-columns-repeated="9" table:style-name="ce55"/>
          <table:table-cell table:number-columns-repeated="2" table:style-name="ce50"/>
          <table:table-cell table:style-name="ce55"/>
          <table:table-cell table:style-name="ce56"/>
          <table:table-cell table:number-columns-repeated="2" table:style-name="ce55"/>
          <table:table-cell table:number-columns-repeated="3" table:style-name="ce50"/>
          <table:table-cell table:style-name="ce7"/>
          <table:table-cell table:number-columns-repeated="16365" table:style-name="ce9"/>
        </table:table-row>
        <table:table-row table:number-rows-repeated="1048476" table:style-name="ro8">
          <table:table-cell table:number-columns-repeated="16384"/>
        </table:table-row>
        <table:named-expressions>
          <table:named-range table:name="Print_Area" table:cell-range-address="RDL0203.$A$1:RDL0203.$S$95" table:base-cell-address="RDL0203.$A$1"/>
          <table:named-range table:name="Print_Titles" table:cell-range-address="RDL0203.$A$1:RDL0203.$XFD$7" table:base-cell-address="RDL0203.$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integer-digits="1" number:grouping="true"/>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_32_2" style:display-name="Comma 2" style:family="table-cell" style:data-style-name="N38"/>
    <style:style style:name="Comma_32_2_32_2" style:display-name="Comma 2 2" style:family="table-cell" style:data-style-name="N38"/>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_32_2" style:display-name="Hyperlink 2" style:family="table-cell" style:data-style-name="N0">
      <style:text-properties fo:color="#0000FF" fo:font-size="10pt" style:font-size-asian="10pt" style:font-size-complex="10pt" style:text-underline-style="solid" style:text-underline-type="single"/>
    </style:style>
    <style:style style:name="Hyperlink_32_3" style:display-name="Hyperlink 3"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70608_32_updated" style:display-name="Normal_706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70608_32_updated_32_2" style:display-name="Normal_70608 updated 2"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Main_32_2" style:display-name="Normal_Main 2"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93700787401575in" fo:margin-bottom="0in" fo:margin-left="0.196850393700787in" fo:margin-right="0.196850393700787in" style:print-orientation="portrait" style:print-page-order="ttb" style:first-page-number="continue" style:scale-to="51%" style:table-centering="none" style:print="objects charts drawings"/>
      <style:header-style>
        <style:header-footer-properties fo:min-height="0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shley Singh</meta:initial-creator>
    <dc:creator>Ashley Singh</dc:creator>
    <meta:creation-date>2017-04-18T08:11:57Z</meta:creation-date>
    <dc:date>2018-06-28T07:57:32Z</dc:date>
    <meta:print-date>2018-06-28T07:57:22Z</meta:print-date>
  </office:meta>
</office:document-meta>
</file>